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70000F3EA0000FE0B0FE2BB1B.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00e4a8" draw:textarea-horizontal-align="justify" draw:textarea-vertical-align="top" draw:auto-grow-height="true" fo:padding-top="0.13cm" fo:padding-bottom="0.13cm" fo:padding-left="0.25cm" fo:padding-right="0.25cm" fo:wrap-option="no-wrap" draw:shadow="hidden" draw:shadow-color="#1c1c1c"/>
    </style:style>
    <style:style style:name="gr3" style:family="graphic" style:parent-style-name="standard">
      <style:graphic-properties draw:stroke="solid" svg:stroke-width="0.026cm" svg:stroke-color="#000000" draw:stroke-linejoin="miter" draw:fill="solid" draw:fill-color="#d8ebb3"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4" style:family="graphic" style:parent-style-name="standard">
      <style:graphic-properties draw:stroke="solid" svg:stroke-width="0.026cm" svg:stroke-color="#000000" draw:stroke-linejoin="miter" draw:fill="solid" draw:fill-color="#fc9088" draw:textarea-horizontal-align="justify" draw:textarea-vertical-align="top" draw:auto-grow-height="true" fo:padding-top="0.13cm" fo:padding-bottom="0.13cm" fo:padding-left="0.25cm" fo:padding-right="0.25cm" fo:wrap-option="no-wrap" draw:shadow="hidden" draw:shadow-color="#1c1c1c"/>
    </style:style>
    <style:style style:name="gr5" style:family="graphic" style:parent-style-name="standard">
      <style:graphic-properties draw:stroke="none" draw:fill="none" draw:fill-color="#00e4a8" draw:textarea-horizontal-align="justify" draw:textarea-vertical-align="top" draw:auto-grow-height="true" fo:padding-top="0.13cm" fo:padding-bottom="0.13cm" fo:padding-left="0.25cm" fo:padding-right="0.25cm" fo:wrap-option="wrap" draw:shadow="hidden" draw:shadow-color="#1c1c1c"/>
    </style:style>
    <style:style style:name="gr6" style:family="graphic" style:parent-style-name="standard">
      <style:graphic-properties draw:stroke="solid" svg:stroke-width="0.026cm" svg:stroke-color="#000000" draw:stroke-linejoin="miter" draw:fill="solid" draw:fill-color="#8afa95" draw:textarea-horizontal-align="justify" draw:textarea-vertical-align="top" draw:auto-grow-height="true" fo:padding-top="0.13cm" fo:padding-bottom="0.13cm" fo:padding-left="0.25cm" fo:padding-right="0.25cm" fo:wrap-option="wrap" draw:shadow="hidden" draw:shadow-color="#1c1c1c"/>
    </style:style>
    <style:style style:name="gr7" style:family="graphic" style:parent-style-name="standard">
      <style:graphic-properties draw:stroke="solid" svg:stroke-width="0.026cm" svg:stroke-color="#000000" draw:stroke-linejoin="miter" draw:fill="solid" draw:fill-color="#fc9088" draw:textarea-horizontal-align="justify" draw:textarea-vertical-align="top" draw:auto-grow-height="true" fo:padding-top="0.13cm" fo:padding-bottom="0.13cm" fo:padding-left="0.25cm" fo:padding-right="0.25cm" fo:wrap-option="wrap" draw:shadow="hidden" draw:shadow-color="#1c1c1c"/>
    </style:style>
    <style:style style:name="gr8" style:family="graphic" style:parent-style-name="standard">
      <style:graphic-properties draw:stroke="solid" svg:stroke-width="0.026cm" svg:stroke-color="#000000" draw:stroke-linejoin="miter" draw:fill="solid" draw:fill-color="#8afa95" draw:textarea-horizontal-align="justify" draw:textarea-vertical-align="top" draw:auto-grow-height="true" fo:padding-top="0.13cm" fo:padding-bottom="0.13cm" fo:padding-left="0.25cm" fo:padding-right="0.25cm" fo:wrap-option="no-wrap" draw:shadow="hidden" draw:shadow-color="#1c1c1c"/>
    </style:style>
    <style:style style:name="gr9"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draw:shadow-color="#1c1c1c"/>
    </style:style>
    <style:style style:name="gr10" style:family="graphic" style:parent-style-name="standard">
      <style:graphic-properties draw:stroke="solid" svg:stroke-width="0.212cm" svg:stroke-color="#8afa95" draw:stroke-linejoin="miter" draw:fill="none" draw:fill-color="#ffffff" draw:textarea-horizontal-align="left" draw:textarea-vertical-align="top" draw:auto-grow-height="true" fo:padding-top="0.13cm" fo:padding-bottom="0.13cm" fo:padding-left="0.25cm" fo:padding-right="0.25cm" fo:wrap-option="no-wrap" draw:shadow="hidden" draw:shadow-color="#1c1c1c"/>
    </style:style>
    <style:style style:name="gr11" style:family="graphic" style:parent-style-name="standard">
      <style:graphic-properties draw:stroke="solid" svg:stroke-width="0.212cm" svg:stroke-color="#fc9088" draw:stroke-linejoin="miter" draw:fill="none" draw:fill-color="#ffffff" draw:textarea-horizontal-align="left" draw:textarea-vertical-align="top" draw:auto-grow-height="true" fo:padding-top="0.13cm" fo:padding-bottom="0.13cm" fo:padding-left="0.25cm" fo:padding-right="0.25cm" fo:wrap-option="no-wrap" draw:shadow="hidden" draw:shadow-color="#1c1c1c"/>
    </style:style>
    <style:style style:name="gr12" style:family="graphic" style:parent-style-name="standard">
      <style:graphic-properties draw:stroke="solid" svg:stroke-width="0.035cm" svg:stroke-color="#000000" draw:stroke-linejoin="miter" draw:fill="solid" draw:fill-color="#8afa95" draw:textarea-horizontal-align="justify" draw:textarea-vertical-align="top" draw:auto-grow-height="true" fo:padding-top="0.13cm" fo:padding-bottom="0.13cm" fo:padding-left="0.25cm" fo:padding-right="0.25cm" fo:wrap-option="no-wrap" draw:shadow="hidden" draw:shadow-color="#1c1c1c"/>
    </style:style>
    <style:style style:name="gr13" style:family="graphic" style:parent-style-name="standard">
      <style:graphic-properties draw:stroke="solid" svg:stroke-width="0.035cm" svg:stroke-color="#000000" draw:stroke-linejoin="miter" draw:fill="solid" draw:fill-color="#fc9088" draw:textarea-horizontal-align="justify" draw:textarea-vertical-align="top" draw:auto-grow-height="true" fo:padding-top="0.13cm" fo:padding-bottom="0.13cm" fo:padding-left="0.25cm" fo:padding-right="0.25cm" fo:wrap-option="no-wrap" draw:shadow="hidden" draw:shadow-color="#1c1c1c"/>
    </style:style>
    <style:style style:name="gr14" style:family="graphic" style:parent-style-name="standard">
      <style:graphic-properties draw:stroke="none" draw:fill="solid" draw:fill-color="#ffcf01" draw:textarea-horizontal-align="justify" draw:textarea-vertical-align="top" draw:auto-grow-height="true" fo:padding-top="0.13cm" fo:padding-bottom="0.13cm" fo:padding-left="0.25cm" fo:padding-right="0.25cm" fo:wrap-option="wrap" draw:shadow="hidden" draw:shadow-color="#1c1c1c"/>
    </style:style>
    <style:style style:name="gr15" style:family="graphic" style:parent-style-name="standard">
      <style:graphic-properties draw:stroke="solid" svg:stroke-width="0.079cm" svg:stroke-color="#000000" draw:stroke-linejoin="miter" draw:fill="solid" draw:fill-color="#fee8e6" draw:textarea-horizontal-align="left" draw:textarea-vertical-align="middle" draw:auto-grow-height="true" fo:padding-top="0.13cm" fo:padding-bottom="0.13cm" fo:padding-left="0.25cm" fo:padding-right="0.25cm" fo:wrap-option="no-wrap" draw:shadow="hidden" draw:shadow-color="#1c1c1c"/>
    </style:style>
    <style:style style:name="gr16" style:family="graphic" style:parent-style-name="standard">
      <style:graphic-properties draw:stroke="solid" svg:stroke-width="0.053cm" svg:stroke-color="#000000" draw:stroke-linejoin="miter" draw:fill="solid" draw:fill-color="#fc9088" draw:textarea-horizontal-align="left" draw:textarea-vertical-align="middle" draw:auto-grow-height="true" fo:padding-top="0.13cm" fo:padding-bottom="0.13cm" fo:padding-left="0.25cm" fo:padding-right="0.25cm" fo:wrap-option="no-wrap" draw:shadow="hidden" draw:shadow-color="#1c1c1c"/>
    </style:style>
    <style:style style:name="gr17" style:family="graphic" style:parent-style-name="standard">
      <style:graphic-properties draw:stroke="solid" svg:stroke-width="0.053cm" svg:stroke-color="#000000" draw:stroke-linejoin="miter" draw:fill="solid" draw:fill-color="#8afa95" draw:textarea-horizontal-align="left" draw:textarea-vertical-align="middle" draw:auto-grow-height="true" fo:padding-top="0.13cm" fo:padding-bottom="0.13cm" fo:padding-left="0.25cm" fo:padding-right="0.25cm" fo:wrap-option="no-wrap" draw:shadow="hidden" draw:shadow-color="#1c1c1c"/>
    </style:style>
    <style:style style:name="gr18" style:family="graphic" style:parent-style-name="standard">
      <style:graphic-properties draw:stroke="solid" svg:stroke-width="0.079cm" svg:stroke-color="#000000" draw:stroke-linejoin="miter" draw:fill="solid" draw:fill-color="#ffcf01" draw:textarea-horizontal-align="left" draw:textarea-vertical-align="top" draw:auto-grow-height="false" fo:padding-top="0.13cm" fo:padding-bottom="0.13cm" fo:padding-left="0.25cm" fo:padding-right="0.25cm" fo:wrap-option="no-wrap" draw:shadow="hidden" draw:shadow-color="#1c1c1c"/>
    </style:style>
    <style:style style:name="gr19" style:family="graphic" style:parent-style-name="standard" style:list-style-name="L12">
      <style:graphic-properties draw:stroke="solid" svg:stroke-width="0.079cm" svg:stroke-color="#000000" draw:stroke-linejoin="miter" draw:fill="solid" draw:fill-color="#ffcf01" draw:textarea-horizontal-align="justify" draw:textarea-vertical-align="top" draw:auto-grow-height="false" fo:padding-top="0.13cm" fo:padding-bottom="0.13cm" fo:padding-left="0.25cm" fo:padding-right="0.25cm" fo:wrap-option="no-wrap" draw:shadow="hidden" draw:shadow-color="#1c1c1c"/>
    </style:style>
    <style:style style:name="gr20" style:family="graphic" style:parent-style-name="standard">
      <style:graphic-properties draw:stroke="solid" svg:stroke-width="0.079cm" svg:stroke-color="#000000" draw:stroke-linejoin="miter" draw:fill="solid" draw:fill-color="#ffcf01" draw:textarea-horizontal-align="justify" draw:textarea-vertical-align="top" draw:auto-grow-height="false" fo:padding-top="0.13cm" fo:padding-bottom="0.13cm" fo:padding-left="0.25cm" fo:padding-right="0.25cm" fo:wrap-option="no-wrap" draw:shadow="hidden" draw:shadow-color="#1c1c1c"/>
    </style:style>
    <style:style style:name="gr21" style:family="graphic" style:parent-style-name="standard">
      <style:graphic-properties draw:stroke="solid" svg:stroke-width="0.079cm" svg:stroke-color="#000000" draw:stroke-linejoin="miter" draw:fill="solid" draw:fill-color="#ffcf01" draw:textarea-horizontal-align="left" draw:textarea-vertical-align="middle" draw:auto-grow-height="true" fo:padding-top="0.13cm" fo:padding-bottom="0.13cm" fo:padding-left="0.25cm" fo:padding-right="0.25cm" fo:wrap-option="no-wrap" draw:shadow="hidden" draw:shadow-color="#1c1c1c"/>
    </style:style>
    <style:style style:name="gr22" style:family="graphic" style:parent-style-name="standard">
      <style:graphic-properties draw:stroke="solid" svg:stroke-width="0.079cm" svg:stroke-color="#000000" draw:stroke-linejoin="miter" draw:fill="solid" draw:fill-color="#ddedd7" draw:textarea-horizontal-align="left" draw:textarea-vertical-align="middle" draw:auto-grow-height="true" fo:padding-top="0.13cm" fo:padding-bottom="0.13cm" fo:padding-left="0.25cm" fo:padding-right="0.25cm" fo:wrap-option="no-wrap" draw:shadow="hidden" draw:shadow-color="#1c1c1c"/>
    </style:style>
    <style:style style:name="gr23"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no-wrap" draw:shadow="hidden" draw:shadow-color="#1c1c1c"/>
    </style:style>
    <style:style style:name="gr24" style:family="graphic" style:parent-style-name="standard">
      <style:graphic-properties draw:stroke="solid" svg:stroke-width="0.079cm" svg:stroke-color="#000000" draw:stroke-linejoin="miter" draw:fill="solid" draw:fill-color="#00e4a8" draw:textarea-horizontal-align="justify" draw:textarea-vertical-align="top" draw:auto-grow-height="false" fo:padding-top="0.13cm" fo:padding-bottom="0.13cm" fo:padding-left="0.25cm" fo:padding-right="0.25cm" fo:wrap-option="no-wrap" draw:shadow="hidden" draw:shadow-color="#1c1c1c"/>
    </style:style>
    <style:style style:name="gr25" style:family="graphic" style:parent-style-name="standard">
      <style:graphic-properties draw:stroke="none" draw:fill="none" draw:fill-color="#00e4a8" draw:textarea-horizontal-align="justify" draw:textarea-vertical-align="top" draw:auto-grow-height="false" fo:padding-top="0.13cm" fo:padding-bottom="0.13cm" fo:padding-left="0.25cm" fo:padding-right="0.25cm" fo:wrap-option="no-wrap" draw:shadow="hidden" draw:shadow-color="#1c1c1c"/>
    </style:style>
    <style:style style:name="gr26" style:family="graphic" style:parent-style-name="standard">
      <style:graphic-properties draw:stroke="solid" svg:stroke-width="0.079cm" svg:stroke-color="#000000" draw:stroke-linejoin="miter" draw:fill="solid" draw:fill-color="#00e4a8" draw:textarea-horizontal-align="left" draw:textarea-vertical-align="middle" draw:auto-grow-height="true" fo:padding-top="0.13cm" fo:padding-bottom="0.13cm" fo:padding-left="0.25cm" fo:padding-right="0.25cm" fo:wrap-option="no-wrap" draw:shadow="hidden" draw:shadow-color="#1c1c1c"/>
    </style:style>
    <style:style style:name="gr27" style:family="graphic" style:parent-style-name="standard">
      <style:graphic-properties draw:stroke="solid" svg:stroke-width="0.079cm" svg:stroke-color="#000000" draw:stroke-linejoin="miter" draw:fill="solid" draw:fill-color="#e6f2e2" draw:textarea-horizontal-align="left" draw:textarea-vertical-align="middle" draw:auto-grow-height="true" fo:padding-top="0.13cm" fo:padding-bottom="0.13cm" fo:padding-left="0.25cm" fo:padding-right="0.25cm" fo:wrap-option="no-wrap" draw:shadow="hidden" draw:shadow-color="#1c1c1c"/>
    </style:style>
    <style:style style:name="gr28" style:family="graphic" style:parent-style-name="standard">
      <style:graphic-properties draw:stroke="none" draw:fill="solid" draw:fill-color="#ef1180" draw:textarea-horizontal-align="left" draw:textarea-vertical-align="middle" draw:auto-grow-height="true" fo:padding-top="0.13cm" fo:padding-bottom="0.13cm" fo:padding-left="0.25cm" fo:padding-right="0.25cm" fo:wrap-option="no-wrap" draw:shadow="hidden" draw:shadow-color="#1c1c1c"/>
    </style:style>
    <style:style style:name="gr29" style:family="graphic" style:parent-style-name="standard">
      <style:graphic-properties draw:stroke="solid" svg:stroke-width="0.079cm" svg:stroke-color="#000000" draw:stroke-linejoin="miter" draw:fill="solid" draw:fill-color="#fff3c1" draw:textarea-horizontal-align="left" draw:textarea-vertical-align="middle" draw:auto-grow-height="true" fo:padding-top="0.13cm" fo:padding-bottom="0.13cm" fo:padding-left="0.25cm" fo:padding-right="0.25cm" fo:wrap-option="no-wrap" draw:shadow="hidden" draw:shadow-color="#1c1c1c"/>
    </style:style>
    <style:style style:name="gr30" style:family="graphic" style:parent-style-name="standard">
      <style:graphic-properties draw:stroke="none" draw:fill="solid" draw:fill-color="#ffcf01" draw:textarea-horizontal-align="justify" draw:textarea-vertical-align="top" draw:auto-grow-height="true" fo:padding-top="0.13cm" fo:padding-bottom="0.13cm" fo:padding-left="0.25cm" fo:padding-right="0.25cm" fo:wrap-option="no-wrap" draw:shadow="hidden" draw:shadow-color="#1c1c1c"/>
    </style:style>
    <style:style style:name="gr31" style:family="graphic" style:parent-style-name="standard">
      <style:graphic-properties draw:stroke="solid" svg:stroke-width="0.079cm" svg:stroke-color="#000000" draw:stroke-linejoin="miter" draw:fill="none" draw:fill-color="#00e4a8" draw:textarea-horizontal-align="justify" draw:textarea-vertical-align="middle" draw:auto-grow-height="true" fo:padding-top="0.13cm" fo:padding-bottom="0.13cm" fo:padding-left="0.25cm" fo:padding-right="0.25cm" fo:wrap-option="no-wrap" draw:shadow="hidden" draw:shadow-color="#1c1c1c"/>
    </style:style>
    <style:style style:name="gr32" style:family="graphic" style:parent-style-name="standard">
      <style:graphic-properties draw:stroke="dash" draw:stroke-dash="Dash_20_2"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1c1c1c" draw:start-line-spacing-horizontal="0cm" draw:start-line-spacing-vertical="0cm" draw:end-line-spacing-horizontal="0cm" draw:end-line-spacing-vertical="0cm"/>
    </style:style>
    <style:style style:name="gr33"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1c1c1c" draw:start-line-spacing-horizontal="0cm" draw:start-line-spacing-vertical="0cm" draw:end-line-spacing-horizontal="0cm" draw:end-line-spacing-vertical="0cm"/>
    </style:style>
    <style:style style:name="gr34" style:family="graphic" style:parent-style-name="standard">
      <style:graphic-properties draw:stroke="dash" draw:stroke-dash="Dash_20_2"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1c1c1c"/>
    </style:style>
    <style:style style:name="gr35"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1c1c1c"/>
    </style:style>
    <style:style style:name="gr36" style:family="graphic" style:parent-style-name="standard">
      <style:graphic-properties draw:stroke="none" draw:fill="solid" draw:fill-color="#00e4a8" draw:textarea-horizontal-align="justify" draw:textarea-vertical-align="top" draw:auto-grow-height="true" fo:padding-top="0.13cm" fo:padding-bottom="0.13cm" fo:padding-left="0.25cm" fo:padding-right="0.25cm" fo:wrap-option="no-wrap" draw:shadow="hidden" draw:shadow-color="#1c1c1c"/>
    </style:style>
    <style:style style:name="gr37" style:family="graphic" style:parent-style-name="standard">
      <style:graphic-properties draw:stroke="solid" svg:stroke-width="0.079cm" svg:stroke-color="#000000" draw:stroke-linejoin="miter" draw:fill="solid" draw:fill-color="#99ccff" draw:textarea-horizontal-align="justify" draw:textarea-vertical-align="top" draw:auto-grow-height="true" fo:padding-top="0.13cm" fo:padding-bottom="0.13cm" fo:padding-left="0.25cm" fo:padding-right="0.25cm" fo:wrap-option="wrap" draw:shadow="hidden" draw:shadow-color="#1c1c1c"/>
    </style:style>
    <style:style style:name="gr38" style:family="graphic" style:parent-style-name="standard">
      <style:graphic-properties draw:stroke="solid" svg:stroke-width="0.079cm" svg:stroke-color="#000000" draw:stroke-linejoin="miter" draw:fill="solid" draw:fill-color="#99ccff" draw:textarea-horizontal-align="left" draw:textarea-vertical-align="middle" draw:auto-grow-height="true" fo:padding-top="0.13cm" fo:padding-bottom="0.13cm" fo:padding-left="0.25cm" fo:padding-right="0.25cm" fo:wrap-option="no-wrap" draw:shadow="hidden" draw:shadow-color="#1c1c1c"/>
    </style:style>
    <style:style style:name="gr39" style:family="graphic" style:parent-style-name="standard">
      <style:graphic-properties draw:stroke="none" draw:fill="none" draw:fill-color="#00e4a8" draw:textarea-horizontal-align="justify" draw:textarea-vertical-align="top" draw:auto-grow-height="false" fo:padding-top="0.03cm" fo:padding-bottom="0.03cm" fo:padding-left="0.25cm" fo:padding-right="0.25cm" fo:wrap-option="no-wrap" draw:shadow="hidden" draw:shadow-color="#1c1c1c"/>
    </style:style>
    <style:style style:name="gr40" style:family="graphic" style:parent-style-name="standard">
      <style:graphic-properties draw:stroke="none" draw:fill="none" draw:fill-color="#00e4a8" draw:textarea-horizontal-align="left" draw:textarea-vertical-align="top" draw:auto-grow-height="true" fo:padding-top="0.13cm" fo:padding-bottom="0.13cm" fo:padding-left="0.25cm" fo:padding-right="0.25cm" fo:wrap-option="no-wrap" draw:shadow="hidden" draw:shadow-color="#1c1c1c"/>
    </style:style>
    <style:style style:name="gr41" style:family="graphic" style:parent-style-name="standard" style:list-style-name="L12">
      <style:graphic-properties draw:stroke="solid" svg:stroke-width="0.079cm" svg:stroke-color="#000000" draw:stroke-linejoin="miter" draw:fill="solid" draw:fill-color="#ffcf01" draw:textarea-horizontal-align="justify" draw:textarea-vertical-align="top" draw:auto-grow-height="false" fo:padding-top="0.13cm" fo:padding-bottom="0.13cm" fo:padding-left="0.25cm" fo:padding-right="0.25cm" fo:wrap-option="no-wrap" draw:shadow="hidden" draw:shadow-color="#1c1c1c"/>
    </style:style>
    <style:style style:name="gr42" style:family="graphic" style:parent-style-name="standard" style:list-style-name="L12">
      <style:graphic-properties draw:stroke="solid" svg:stroke-width="0.079cm" svg:stroke-color="#000000" draw:stroke-linejoin="miter" draw:fill="solid" draw:fill-color="#ffcf01" draw:textarea-horizontal-align="justify" draw:textarea-vertical-align="top" draw:auto-grow-height="false" fo:padding-top="0.13cm" fo:padding-bottom="0.13cm" fo:padding-left="0.25cm" fo:padding-right="0.25cm" fo:wrap-option="no-wrap" draw:shadow="hidden" draw:shadow-color="#1c1c1c"/>
    </style:style>
    <style:style style:name="gr43" style:family="graphic" style:parent-style-name="standard" style:list-style-name="L12">
      <style:graphic-properties draw:stroke="solid" svg:stroke-width="0.079cm" svg:stroke-color="#000000" draw:stroke-linejoin="miter" draw:fill="solid" draw:fill-color="#ffcf01" draw:textarea-horizontal-align="justify" draw:textarea-vertical-align="top" draw:auto-grow-height="false" fo:padding-top="0.13cm" fo:padding-bottom="0.13cm" fo:padding-left="0.25cm" fo:padding-right="0.25cm" fo:wrap-option="no-wrap" draw:shadow="hidden" draw:shadow-color="#1c1c1c"/>
    </style:style>
    <style:style style:name="gr44" style:family="graphic" style:parent-style-name="standard" style:list-style-name="L12">
      <style:graphic-properties draw:stroke="solid" svg:stroke-width="0.079cm" svg:stroke-color="#000000" draw:stroke-linejoin="miter" draw:fill="solid" draw:fill-color="#ffcf01" draw:textarea-horizontal-align="justify" draw:textarea-vertical-align="top" draw:auto-grow-height="false" fo:padding-top="0.13cm" fo:padding-bottom="0.13cm" fo:padding-left="0.25cm" fo:padding-right="0.25cm" fo:wrap-option="no-wrap" draw:shadow="hidden" draw:shadow-color="#1c1c1c"/>
    </style:style>
    <style:style style:name="pr1" style:family="presentation" style:parent-style-name="Title1-title">
      <style:graphic-properties draw:stroke="none" draw:fill="none" draw:fill-color="#00e4a8" draw:textarea-horizontal-align="justify" draw:textarea-vertical-align="bottom" draw:auto-grow-height="true" draw:auto-grow-width="false" fo:min-height="3.388cm" fo:min-width="0cm" fo:padding-top="0.13cm" fo:padding-bottom="0.13cm" fo:padding-left="0.25cm" fo:padding-right="0.25cm" fo:wrap-option="no-wrap" draw:shadow="hidden" draw:shadow-color="#1c1c1c"/>
    </style:style>
    <style:style style:name="pr2" style:family="presentation" style:parent-style-name="Title1-subtitle">
      <style:graphic-properties draw:stroke="none" draw:fill="none" draw:fill-color="#00e4a8" draw:textarea-horizontal-align="justify" draw:textarea-vertical-align="top" draw:auto-grow-height="true" draw:auto-grow-width="false" fo:min-height="8.34cm" fo:min-width="0cm" fo:padding-top="0.13cm" fo:padding-bottom="0.13cm" fo:padding-left="0.25cm" fo:padding-right="0.25cm" fo:wrap-option="no-wrap" draw:shadow="hidden" draw:shadow-color="#1c1c1c"/>
    </style:style>
    <style:style style:name="pr3" style:family="presentation" style:parent-style-name="Title1-notes">
      <style:graphic-properties draw:stroke="none" draw:fill="none" draw:fill-color="#bbe0e3" draw:auto-grow-height="true" fo:min-height="12.795cm" draw:shadow="hidden" draw:shadow-color="#808080"/>
    </style:style>
    <style:style style:name="pr4" style:family="presentation" style:parent-style-name="Default-notes">
      <style:graphic-properties draw:stroke="none" draw:fill="none" draw:fill-color="#bbe0e3" draw:auto-grow-height="true" fo:min-height="12.795cm" draw:shadow="hidden" draw:shadow-color="#808080"/>
    </style:style>
    <style:style style:name="pr5" style:family="presentation" style:parent-style-name="Default-title">
      <style:graphic-properties draw:stroke="none" draw:fill="none" draw:fill-color="#00e4a8" draw:textarea-horizontal-align="justify" draw:textarea-vertical-align="bottom" draw:auto-grow-height="true" draw:auto-grow-width="false" fo:min-height="2.916cm" fo:min-width="0cm" fo:padding-top="0.13cm" fo:padding-bottom="0.13cm" fo:padding-left="0.25cm" fo:padding-right="0.25cm" fo:wrap-option="no-wrap" draw:shadow="hidden" draw:shadow-color="#1c1c1c"/>
    </style:style>
    <style:style style:name="pr6" style:family="presentation" style:parent-style-name="Default-outline1">
      <style:graphic-properties draw:stroke="none" draw:fill="none" draw:fill-color="#00e4a8" draw:textarea-horizontal-align="justify" draw:textarea-vertical-align="top" draw:auto-grow-height="true" draw:auto-grow-width="false" fo:min-height="13.94cm" fo:min-width="0cm" fo:padding-top="0.13cm" fo:padding-bottom="0.13cm" fo:padding-left="0.25cm" fo:padding-right="0.25cm" fo:wrap-option="no-wrap" draw:shadow="hidden" draw:shadow-color="#1c1c1c"/>
    </style:style>
    <style:style style:name="pr7" style:family="presentation" style:parent-style-name="Default-outline1">
      <style:graphic-properties draw:stroke="none" draw:fill="none" draw:fill-color="#00e4a8" draw:textarea-horizontal-align="justify" draw:textarea-vertical-align="top" draw:auto-grow-height="true" draw:auto-grow-width="false" fo:min-height="12.542cm" fo:min-width="0cm" fo:padding-top="0.13cm" fo:padding-bottom="0.13cm" fo:padding-left="0.25cm" fo:padding-right="0.25cm" fo:wrap-option="no-wrap" draw:shadow="hidden" draw:shadow-color="#1c1c1c"/>
    </style:style>
    <style:style style:name="pr8" style:family="presentation" style:parent-style-name="Default-outline1">
      <style:graphic-properties draw:stroke="none" draw:fill="none" draw:fill-color="#00e4a8" draw:textarea-horizontal-align="justify" draw:textarea-vertical-align="top" draw:auto-grow-height="true" draw:auto-grow-width="false" fo:min-height="10.143cm" fo:min-width="0cm" fo:padding-top="0.13cm" fo:padding-bottom="0.13cm" fo:padding-left="0.25cm" fo:padding-right="0.25cm" fo:wrap-option="no-wrap" draw:shadow="hidden" draw:shadow-color="#1c1c1c"/>
    </style:style>
    <style:style style:name="pr9" style:family="presentation" style:parent-style-name="Default-outline1">
      <style:graphic-properties draw:stroke="none" draw:fill="none" draw:fill-color="#00e4a8" draw:textarea-horizontal-align="justify" draw:textarea-vertical-align="top" draw:auto-grow-height="true" draw:auto-grow-width="false" fo:min-height="12.741cm" fo:min-width="0cm" fo:padding-top="0.13cm" fo:padding-bottom="0.13cm" fo:padding-left="0.25cm" fo:padding-right="0.25cm" fo:wrap-option="no-wrap" draw:shadow="hidden" draw:shadow-color="#1c1c1c"/>
    </style:style>
    <style:style style:name="pr10" style:family="presentation" style:parent-style-name="Default-outline1">
      <style:graphic-properties draw:stroke="none" draw:fill="none" draw:fill-color="#00e4a8" draw:textarea-horizontal-align="justify" draw:textarea-vertical-align="top" draw:auto-grow-height="true" draw:auto-grow-width="false" fo:min-height="10.144cm" fo:min-width="0cm" fo:padding-top="0.13cm" fo:padding-bottom="0.13cm" fo:padding-left="0.25cm" fo:padding-right="0.25cm" fo:wrap-option="no-wrap" draw:shadow="hidden" draw:shadow-color="#1c1c1c"/>
    </style:style>
    <style:style style:name="pr11" style:family="presentation" style:parent-style-name="Default-outline1">
      <style:graphic-properties draw:stroke="none" draw:fill="none" draw:fill-color="#00e4a8" draw:textarea-horizontal-align="justify" draw:textarea-vertical-align="top" draw:auto-grow-height="true" draw:auto-grow-width="false" fo:min-height="13.623cm" fo:min-width="0cm" fo:padding-top="0.13cm" fo:padding-bottom="0.13cm" fo:padding-left="0.25cm" fo:padding-right="0.25cm" fo:wrap-option="no-wrap" draw:shadow="hidden" draw:shadow-color="#1c1c1c"/>
    </style:style>
    <style:style style:name="pr12" style:family="presentation" style:parent-style-name="Default-outline1">
      <style:graphic-properties draw:stroke="none" draw:fill="none" draw:fill-color="#00e4a8" draw:textarea-horizontal-align="justify" draw:textarea-vertical-align="top" draw:auto-grow-height="true" draw:auto-grow-width="false" fo:min-height="13.341cm" fo:min-width="0cm" fo:padding-top="0.13cm" fo:padding-bottom="0.13cm" fo:padding-left="0.25cm" fo:padding-right="0.25cm" fo:wrap-option="no-wrap" draw:shadow="hidden" draw:shadow-color="#1c1c1c"/>
    </style:style>
    <style:style style:name="pr13" style:family="presentation" style:parent-style-name="Title1-title">
      <style:graphic-properties draw:stroke="none" draw:fill="none" draw:fill-color="#00e4a8" draw:textarea-horizontal-align="justify" draw:textarea-vertical-align="bottom" draw:auto-grow-height="true" draw:auto-grow-width="false" fo:min-height="2.916cm" fo:min-width="0cm" fo:padding-top="0.13cm" fo:padding-bottom="0.13cm" fo:padding-left="0.25cm" fo:padding-right="0.25cm" fo:wrap-option="no-wrap" draw:shadow="hidden" draw:shadow-color="#1c1c1c"/>
    </style:style>
    <style:style style:name="pr14" style:family="presentation" style:parent-style-name="Default-outline1">
      <style:graphic-properties draw:stroke="none" draw:fill="none" draw:fill-color="#00e4a8" draw:textarea-horizontal-align="justify" draw:textarea-vertical-align="top" draw:auto-grow-height="true" draw:auto-grow-width="false" fo:min-height="3.542cm" fo:min-width="0cm" fo:padding-top="0.13cm" fo:padding-bottom="0.13cm" fo:padding-left="0.25cm" fo:padding-right="0.25cm" fo:wrap-option="no-wrap" draw:shadow="hidden" draw:shadow-color="#1c1c1c"/>
    </style:style>
    <style:style style:name="pr15" style:family="presentation" style:parent-style-name="Default-outline1">
      <style:graphic-properties draw:stroke="none" draw:fill="none" draw:fill-color="#00e4a8" draw:textarea-horizontal-align="justify" draw:textarea-vertical-align="top" draw:auto-grow-height="true" draw:auto-grow-width="false" fo:min-height="7.542cm" fo:min-width="0cm" fo:padding-top="0.13cm" fo:padding-bottom="0.13cm" fo:padding-left="0.25cm" fo:padding-right="0.25cm" fo:wrap-option="no-wrap" draw:shadow="hidden" draw:shadow-color="#1c1c1c"/>
    </style:style>
    <style:style style:name="pr16" style:family="presentation" style:parent-style-name="Default-outline1">
      <style:graphic-properties draw:stroke="none" draw:fill="none" draw:fill-color="#00e4a8" draw:textarea-horizontal-align="justify" draw:textarea-vertical-align="top" draw:auto-grow-height="true" draw:auto-grow-width="false" fo:min-height="12.652cm" fo:min-width="0cm" fo:padding-top="0.13cm" fo:padding-bottom="0.13cm" fo:padding-left="0.25cm" fo:padding-right="0.25cm" fo:wrap-option="no-wrap" draw:shadow="hidden" draw:shadow-color="#1c1c1c"/>
    </style:style>
    <style:style style:name="pr17" style:family="presentation" style:parent-style-name="Default-outline1">
      <style:graphic-properties draw:stroke="none" draw:fill="none" draw:fill-color="#00e4a8" draw:textarea-horizontal-align="justify" draw:textarea-vertical-align="top" draw:auto-grow-height="true" draw:auto-grow-width="false" fo:min-height="11.542cm" fo:min-width="0cm" fo:padding-top="0.13cm" fo:padding-bottom="0.13cm" fo:padding-left="0.25cm" fo:padding-right="0.25cm" fo:wrap-option="no-wrap" draw:shadow="hidden" draw:shadow-color="#1c1c1c"/>
    </style:style>
    <style:style style:name="pr18" style:family="presentation" style:parent-style-name="Default-outline1">
      <style:graphic-properties draw:stroke="none" draw:fill="none" draw:fill-color="#00e4a8" draw:textarea-horizontal-align="justify" draw:textarea-vertical-align="top" draw:auto-grow-height="true" draw:auto-grow-width="false" fo:min-height="12.653cm" fo:min-width="0cm" fo:padding-top="0.13cm" fo:padding-bottom="0.13cm" fo:padding-left="0.25cm" fo:padding-right="0.25cm" fo:wrap-option="no-wrap" draw:shadow="hidden" draw:shadow-color="#1c1c1c"/>
    </style:style>
    <style:style style:name="pr19" style:family="presentation" style:parent-style-name="Default-outline1">
      <style:graphic-properties draw:stroke="none" draw:fill="none" draw:fill-color="#00e4a8" draw:textarea-horizontal-align="justify" draw:textarea-vertical-align="top" draw:auto-grow-height="true" draw:auto-grow-width="false" fo:min-height="13.821cm" fo:min-width="0cm" fo:padding-top="0.13cm" fo:padding-bottom="0.13cm" fo:padding-left="0.25cm" fo:padding-right="0.25cm" fo:wrap-option="no-wrap" draw:shadow="hidden" draw:shadow-color="#1c1c1c"/>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text:enable-numbering="false" fo:text-indent="0cm"/>
    </style:style>
    <style:style style:name="P4" style:family="paragraph">
      <style:paragraph-properties fo:margin-left="0cm" fo:margin-right="0cm" fo:margin-top="0.176cm" fo:margin-bottom="0cm" text:enable-numbering="false" fo:text-indent="0cm"/>
    </style:style>
    <style:style style:name="P5" style:family="paragraph">
      <style:paragraph-properties fo:margin-left="0cm" fo:margin-right="0cm" fo:margin-top="0.493cm" fo:margin-bottom="0cm" text:enable-numbering="false" fo:text-indent="0cm"/>
    </style:style>
    <style:style style:name="P6" style:family="paragraph">
      <style:paragraph-properties fo:margin-left="0cm" fo:margin-right="0cm" fo:margin-top="0.246cm" fo:margin-bottom="0cm" text:enable-numbering="false" fo:text-indent="0cm"/>
    </style:style>
    <style:style style:name="P7" style:family="paragraph">
      <style:paragraph-properties fo:text-align="center" style:writing-mode="lr-tb"/>
      <style:text-properties fo:font-size="24pt"/>
    </style:style>
    <style:style style:name="P8" style:family="paragraph">
      <style:paragraph-properties fo:margin-left="0cm" fo:margin-right="0cm" fo:text-indent="0cm"/>
    </style:style>
    <style:style style:name="P9" style:family="paragraph">
      <style:paragraph-properties fo:margin-left="1.058cm" fo:margin-right="0cm" fo:margin-top="0.423cm" fo:margin-bottom="0cm" fo:line-height="100%" text:enable-numbering="false" fo:text-indent="-1.058cm"/>
    </style:style>
    <style:style style:name="P10" style:family="paragraph">
      <style:paragraph-properties style:writing-mode="lr-tb"/>
    </style:style>
    <style:style style:name="P11" style:family="paragraph">
      <style:paragraph-properties fo:margin-left="1.058cm" fo:margin-right="0cm" fo:margin-top="0.423cm" fo:margin-bottom="0cm" fo:line-height="100%" text:enable-numbering="true" fo:text-indent="-1.058cm"/>
    </style:style>
    <style:style style:name="P12" style:family="paragraph">
      <style:paragraph-properties fo:margin-left="1.058cm" fo:margin-right="0cm" fo:margin-top="0.423cm" fo:margin-bottom="0cm" fo:line-height="100%" text:enable-numbering="false" fo:text-indent="-1.058cm">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13" style:family="paragraph">
      <style:paragraph-properties fo:margin-left="1.058cm" fo:margin-right="0cm" fo:margin-top="0.352cm" fo:margin-bottom="0cm" fo:line-height="100%" text:enable-numbering="false" fo:text-indent="-1.058cm"/>
    </style:style>
    <style:style style:name="P14" style:family="paragraph">
      <style:paragraph-properties fo:margin-left="1.058cm" fo:margin-right="0cm" fo:margin-top="0.282cm" fo:margin-bottom="0cm" fo:line-height="100%" text:enable-numbering="false" fo:text-indent="-1.058cm"/>
    </style:style>
    <style:style style:name="P15" style:family="paragraph">
      <style:paragraph-properties fo:margin-left="0.952cm" fo:margin-right="0cm" fo:margin-top="0.282cm" fo:margin-bottom="0cm" fo:line-height="90%" text:enable-numbering="true" fo:text-indent="-0.952cm"/>
    </style:style>
    <style:style style:name="P16" style:family="paragraph">
      <style:paragraph-properties fo:margin-left="2.063cm" fo:margin-right="0cm" fo:margin-top="0.211cm" fo:margin-bottom="0cm" fo:line-height="90%" text:enable-numbering="false" fo:text-indent="-0.793cm"/>
    </style:style>
    <style:style style:name="P17" style:family="paragraph">
      <style:paragraph-properties fo:margin-left="0.952cm" fo:margin-right="0cm" fo:text-align="start" text:enable-numbering="true" fo:text-indent="-0.952cm"/>
    </style:style>
    <style:style style:name="P18" style:family="paragraph">
      <style:paragraph-properties fo:margin-left="0.952cm" fo:margin-right="0cm" fo:margin-top="0.211cm" fo:margin-bottom="0cm" fo:line-height="8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text-indent="-0.952cm" style:writing-mode="lr-tb"/>
    </style:style>
    <style:style style:name="P20" style:family="paragraph">
      <style:paragraph-properties fo:margin-left="0.952cm" fo:margin-right="0cm" fo:margin-top="0.211cm" fo:margin-bottom="0cm" text:enable-numbering="true" fo:text-indent="-0.952cm"/>
    </style:style>
    <style:style style:name="P21" style:family="paragraph">
      <style:paragraph-properties fo:margin-left="2.063cm" fo:margin-right="0cm" fo:margin-top="0.176cm" fo:margin-bottom="0cm" text:enable-numbering="true" fo:text-indent="-0.793cm"/>
    </style:style>
    <style:style style:name="P22" style:family="paragraph">
      <style:paragraph-properties style:writing-mode="lr-tb"/>
      <style:text-properties fo:font-size="22pt"/>
    </style:style>
    <style:style style:name="P23" style:family="paragraph">
      <style:paragraph-properties fo:margin-left="0.952cm" fo:margin-right="0cm" fo:margin-top="0.176cm" fo:margin-bottom="0cm" fo:line-height="80%" text:enable-numbering="false" fo:text-indent="-0.952cm"/>
    </style:style>
    <style:style style:name="P24" style:family="paragraph">
      <style:paragraph-properties fo:margin-left="0.952cm" fo:margin-right="0cm" fo:margin-top="0.176cm" fo:margin-bottom="0cm" fo:line-height="8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1.058cm" fo:margin-right="0cm" fo:margin-top="0.423cm" fo:margin-bottom="0cm" fo:line-height="100%" fo:text-align="justify" text:enable-numbering="false" fo:text-indent="-1.058cm"/>
    </style:style>
    <style:style style:name="P26" style:family="paragraph">
      <style:paragraph-properties fo:margin-left="1.058cm" fo:margin-right="0cm" fo:margin-top="0.317cm" fo:margin-bottom="0cm" fo:line-height="75%" fo:text-align="center" text:enable-numbering="false" fo:text-indent="-1.058cm"/>
    </style:style>
    <style:style style:name="P27" style:family="paragraph">
      <style:paragraph-properties fo:margin-left="1.058cm" fo:margin-right="0cm" fo:margin-top="0.317cm" fo:margin-bottom="0cm" fo:line-height="75%" fo:text-align="center" text:enable-numbering="false" fo:text-indent="-1.058cm" style:writing-mode="lr-tb"/>
    </style:style>
    <style:style style:name="P28" style:family="paragraph">
      <style:paragraph-properties fo:margin-left="1.058cm" fo:margin-right="0cm" fo:margin-top="0.352cm" fo:margin-bottom="0cm" fo:line-height="100%" text:enable-numbering="true" fo:text-indent="-1.058cm"/>
    </style:style>
    <style:style style:name="P29" style:family="paragraph">
      <style:paragraph-properties fo:margin-left="1.058cm" fo:margin-right="0cm" fo:margin-top="0.493cm" fo:margin-bottom="0cm" fo:line-height="100%" text:enable-numbering="false" fo:text-indent="-1.058cm"/>
    </style:style>
    <style:style style:name="P30" style:family="paragraph">
      <style:paragraph-properties fo:margin-left="1.058cm" fo:margin-right="0cm" fo:margin-top="0.352cm" fo:margin-bottom="0cm" fo:line-height="100%" fo:text-align="center" text:enable-numbering="false" fo:text-indent="-1.058cm"/>
    </style:style>
    <style:style style:name="P31" style:family="paragraph">
      <style:paragraph-properties fo:margin-left="1.058cm" fo:margin-right="0cm" fo:margin-top="0.423cm" fo:margin-bottom="0cm" fo:line-height="100%" fo:text-align="center" text:enable-numbering="false" fo:text-indent="-1.058cm"/>
    </style:style>
    <style:style style:name="P32" style:family="paragraph">
      <style:paragraph-properties fo:margin-left="0.952cm" fo:margin-right="0cm" fo:margin-top="0.211cm" fo:margin-bottom="0cm" fo:line-height="90%" text:enable-numbering="true" fo:text-indent="-0.952cm"/>
    </style:style>
    <style:style style:name="P33" style:family="paragraph">
      <style:paragraph-properties fo:margin-left="2.063cm" fo:margin-right="0cm" fo:margin-top="0.211cm" fo:margin-bottom="0cm" fo:line-height="90%" text:enable-numbering="true" fo:text-indent="-0.793cm"/>
    </style:style>
    <style:style style:name="P34" style:family="paragraph">
      <style:paragraph-properties fo:margin-left="0.952cm" fo:margin-right="0cm" fo:margin-top="0.246cm" fo:margin-bottom="0cm" fo:line-height="90%" text:enable-numbering="false" fo:text-indent="-0.952cm"/>
    </style:style>
    <style:style style:name="P35" style:family="paragraph">
      <style:paragraph-properties fo:margin-left="2.063cm" fo:margin-right="0cm" fo:margin-top="0.176cm" fo:margin-bottom="0cm" fo:line-height="90%" text:enable-numbering="true" fo:text-indent="-0.793cm"/>
    </style:style>
    <style:style style:name="P36" style:family="paragraph">
      <style:paragraph-properties fo:margin-left="2.063cm" fo:margin-right="0cm" fo:margin-top="0.176cm" fo:margin-bottom="0cm" fo:line-height="90%" text:enable-numbering="false"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7" style:family="paragraph">
      <style:paragraph-properties fo:margin-left="0.952cm" fo:margin-right="0cm" fo:margin-top="0.105cm" fo:margin-bottom="0cm" fo:line-height="80%" text:enable-numbering="false" fo:text-indent="-0.952cm"/>
    </style:style>
    <style:style style:name="P38" style:family="paragraph">
      <style:paragraph-properties fo:margin-left="0.952cm" fo:margin-right="0cm" fo:margin-top="0.123cm" fo:margin-bottom="0cm" fo:line-height="100%" text:enable-numbering="false" fo:text-indent="-0.952cm"/>
    </style:style>
    <style:style style:name="P39" style:family="paragraph">
      <style:paragraph-properties fo:margin-left="1.058cm" fo:margin-right="0cm" fo:margin-top="0.564cm" fo:margin-bottom="0cm" fo:line-height="100%" text:enable-numbering="false" fo:text-indent="-1.058cm"/>
    </style:style>
    <style:style style:name="P40" style:family="paragraph">
      <style:paragraph-properties fo:margin-left="0.952cm" fo:margin-right="0cm" fo:margin-top="0.246cm" fo:margin-bottom="0cm" text:enable-numbering="true" fo:text-indent="-0.952cm"/>
    </style:style>
    <style:style style:name="P41" style:family="paragraph">
      <style:paragraph-properties fo:margin-left="2.063cm" fo:margin-right="0cm" fo:margin-top="0.158cm" fo:margin-bottom="0cm" fo:line-height="100%" text:enable-numbering="true" fo:text-indent="-0.793cm"/>
    </style:style>
    <style:style style:name="P42" style:family="paragraph">
      <style:paragraph-properties fo:margin-left="0.952cm" fo:margin-right="0cm" fo:margin-top="0.246cm" fo:margin-bottom="0cm" text:enable-numbering="false" fo:text-indent="-0.952cm"/>
    </style:style>
    <style:style style:name="P43" style:family="paragraph">
      <style:paragraph-properties fo:margin-left="0.952cm" fo:margin-right="0cm" fo:margin-top="0.141cm" fo:margin-bottom="0cm" fo:line-height="100%" text:enable-numbering="false" fo:text-indent="-0.952cm"/>
    </style:style>
    <style:style style:name="P44" style:family="paragraph">
      <style:paragraph-properties fo:margin-left="0.952cm" fo:margin-right="0cm" fo:margin-top="0.282cm" fo:margin-bottom="0cm" fo:line-height="100%" text:enable-numbering="true" fo:text-indent="-0.952cm"/>
    </style:style>
    <style:style style:name="P45" style:family="paragraph">
      <style:paragraph-properties fo:margin-left="0.952cm" fo:margin-right="0cm" fo:margin-top="0.211cm" fo:margin-bottom="0cm" fo:line-height="80%" text:enable-numbering="true" fo:text-indent="-0.952cm"/>
    </style:style>
    <style:style style:name="P46" style:family="paragraph">
      <style:paragraph-properties fo:margin-left="2.063cm" fo:margin-right="0cm" fo:margin-top="0.176cm" fo:margin-bottom="0cm" fo:line-height="80%" text:enable-numbering="true" fo:text-indent="-0.793cm"/>
    </style:style>
    <style:style style:name="P47" style:family="paragraph">
      <style:paragraph-properties fo:margin-left="2.063cm" fo:margin-right="0cm" fo:margin-top="0.158cm" fo:margin-bottom="0cm" fo:line-height="80%" text:enable-numbering="true" fo:text-indent="-0.793cm"/>
    </style:style>
    <style:style style:name="P48" style:family="paragraph">
      <style:paragraph-properties fo:margin-left="0.952cm" fo:margin-right="0cm" fo:margin-top="0.211cm" fo:margin-bottom="0cm" fo:line-height="80%" text:enable-numbering="false" fo:text-indent="-0.952cm"/>
    </style:style>
    <style:style style:name="P49" style:family="paragraph">
      <style:paragraph-properties fo:margin-left="0.952cm" fo:margin-right="0cm" fo:margin-top="0.123cm" fo:margin-bottom="0cm" fo:line-height="80%" text:enable-numbering="false" fo:text-indent="-0.952cm"/>
    </style:style>
    <style:style style:name="P50" style:family="paragraph">
      <style:paragraph-properties fo:margin-left="0.952cm" fo:margin-right="0cm" fo:margin-top="0.211cm" fo:margin-bottom="0cm" text:enable-numbering="false" fo:text-indent="-0.952cm"/>
    </style:style>
    <style:style style:name="P51" style:family="paragraph">
      <style:paragraph-properties fo:margin-left="0.952cm" fo:margin-right="0cm" fo:margin-top="0.123cm" fo:margin-bottom="0cm" fo:line-height="8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2" style:family="paragraph">
      <style:paragraph-properties fo:margin-left="0.952cm" fo:margin-right="0cm" fo:margin-top="0.105cm" fo:margin-bottom="0cm" fo:line-height="8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fo:margin-left="1.058cm" fo:margin-right="0cm" fo:margin-top="0.246cm" fo:margin-bottom="0cm" fo:line-height="100%" fo:text-align="center" text:enable-numbering="false" fo:text-indent="-1.058cm"/>
    </style:style>
    <style:style style:name="P54" style:family="paragraph">
      <style:paragraph-properties fo:margin-left="1.058cm" fo:margin-right="0cm" fo:margin-top="0.317cm" fo:margin-bottom="0cm" fo:line-height="100%" text:enable-numbering="false" fo:text-indent="-1.058cm"/>
    </style:style>
    <style:style style:name="P55" style:family="paragraph">
      <style:paragraph-properties fo:margin-left="0.789cm" fo:margin-right="0cm" fo:margin-top="0.423cm" fo:margin-bottom="0cm" fo:line-height="100%" text:enable-numbering="false" fo:text-indent="-0.789cm"/>
    </style:style>
    <style:style style:name="P56" style:family="paragraph">
      <style:paragraph-properties fo:margin-left="1.058cm" fo:margin-right="0cm" fo:margin-top="0.317cm" fo:margin-bottom="0cm" fo:line-height="100%" text:enable-numbering="false" fo:text-indent="-1.058cm">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7" style:family="paragraph">
      <style:paragraph-properties fo:margin-left="0.952cm" fo:margin-right="0cm" fo:margin-top="0.282cm" fo:margin-bottom="0cm" text:enable-numbering="true" fo:text-indent="-0.952cm"/>
    </style:style>
    <style:style style:name="P58" style:family="paragraph">
      <style:paragraph-properties fo:margin-left="2.063cm" fo:margin-right="0cm" fo:margin-top="0.211cm" fo:margin-bottom="0cm" text:enable-numbering="true" fo:text-indent="-0.793cm"/>
    </style:style>
    <style:style style:name="P59" style:family="paragraph">
      <style:paragraph-properties fo:margin-left="2.063cm" fo:margin-right="0cm" fo:margin-top="0.246cm" fo:margin-bottom="0cm" text:enable-numbering="true" fo:text-indent="-0.793cm"/>
    </style:style>
    <style:style style:name="P60" style:family="paragraph">
      <style:paragraph-properties fo:margin-left="0.789cm" fo:margin-right="0cm" fo:margin-top="0.564cm" fo:margin-bottom="0cm" fo:line-height="100%" fo:text-align="center" text:enable-numbering="false" fo:text-indent="-0.789cm"/>
    </style:style>
    <style:style style:name="P61" style:family="paragraph">
      <style:paragraph-properties fo:margin-left="0.952cm" fo:margin-right="0cm" fo:margin-top="0.088cm" fo:margin-bottom="0cm" fo:line-height="80%" text:enable-numbering="false" fo:text-indent="-0.952cm"/>
    </style:style>
    <style:style style:name="P62" style:family="paragraph">
      <style:paragraph-properties fo:margin-left="1.058cm" fo:margin-right="0cm" fo:margin-top="0.123cm" fo:margin-bottom="0cm" fo:line-height="75%" text:enable-numbering="false" fo:text-indent="-1.058cm"/>
    </style:style>
    <style:style style:name="P63" style:family="paragraph">
      <style:paragraph-properties fo:margin-left="1.058cm" fo:margin-right="0cm" fo:margin-top="0.246cm" fo:margin-bottom="0cm" fo:line-height="100%" text:enable-numbering="false" fo:text-indent="-1.058cm"/>
    </style:style>
    <style:style style:name="P64" style:family="paragraph">
      <style:paragraph-properties fo:margin-left="0.952cm" fo:margin-right="0cm" fo:margin-top="0.141cm" fo:margin-bottom="0cm" fo:line-height="80%" text:enable-numbering="false" fo:text-indent="-0.952cm"/>
    </style:style>
    <style:style style:name="P65" style:family="paragraph">
      <style:paragraph-properties fo:margin-left="1.058cm" fo:margin-right="0cm" fo:margin-top="0.317cm" fo:margin-bottom="0cm" fo:line-height="100%" fo:text-align="center" text:enable-numbering="false" fo:text-indent="-1.058cm"/>
    </style:style>
    <style:style style:name="P66" style:family="paragraph">
      <style:paragraph-properties fo:margin-left="1.058cm" fo:margin-right="0cm" fo:margin-top="0.141cm" fo:margin-bottom="0cm" fo:line-height="75%" text:enable-numbering="false" fo:text-indent="-1.058cm"/>
    </style:style>
    <style:style style:name="P67" style:family="paragraph">
      <style:paragraph-properties fo:margin-left="1.058cm" fo:margin-right="0cm" fo:margin-top="0.141cm" fo:margin-bottom="0cm" fo:line-height="75%" text:enable-numbering="false" fo:text-indent="-1.058cm">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68" style:family="paragraph">
      <style:paragraph-properties fo:margin-left="1.058cm" fo:margin-right="0cm" fo:margin-top="0.317cm" fo:margin-bottom="0cm" fo:line-height="40%" text:enable-numbering="false" fo:text-indent="-1.058cm"/>
    </style:style>
    <style:style style:name="P69" style:family="paragraph">
      <style:paragraph-properties fo:margin-left="1.058cm" fo:margin-right="0cm" fo:margin-top="0.952cm" fo:margin-bottom="0cm" fo:line-height="100%" text:enable-numbering="false" fo:text-indent="-1.058cm"/>
    </style:style>
    <style:style style:name="P70" style:family="paragraph">
      <style:paragraph-properties fo:margin-left="0.952cm" fo:margin-right="0cm" fo:margin-top="0.246cm" fo:margin-bottom="0cm" fo:line-height="90%" text:enable-numbering="true" fo:text-indent="-0.952cm"/>
    </style:style>
    <style:style style:name="P71" style:family="paragraph">
      <style:paragraph-properties fo:margin-left="0.952cm" fo:margin-right="0cm" fo:text-indent="-0.952cm" style:writing-mode="lr-tb"/>
      <style:text-properties fo:font-size="26pt"/>
    </style:style>
    <style:style style:name="P72" style:family="paragraph">
      <style:paragraph-properties fo:margin-left="0.952cm" fo:margin-right="0cm" fo:margin-top="0.246cm" fo:margin-bottom="0cm" fo:line-height="80%" text:enable-numbering="true" fo:text-indent="-0.952cm"/>
    </style:style>
    <style:style style:name="P73" style:family="paragraph">
      <style:paragraph-properties fo:margin-left="0.952cm" fo:margin-right="0cm" fo:margin-top="0.246cm" fo:margin-bottom="0cm" fo:line-height="80%" text:enable-numbering="false" fo:text-indent="-0.952cm"/>
    </style:style>
    <style:style style:name="P74" style:family="paragraph">
      <style:paragraph-properties fo:margin-left="2.063cm" fo:margin-right="0cm" fo:margin-top="0.211cm" fo:margin-bottom="0cm" text:enable-numbering="false" fo:text-indent="-0.793cm"/>
    </style:style>
    <style:style style:name="T1" style:family="text">
      <style:text-properties fo:color="#333399" fo:font-size="48pt" fo:language="en" fo:country="US" style:font-size-asian="48pt" style:font-size-complex="48pt"/>
    </style:style>
    <style:style style:name="T2" style:family="text">
      <style:text-properties fo:color="#333399" fo:font-size="48pt" fo:language="fr" fo:country="FR" style:font-size-asian="48pt" style:font-size-complex="48pt"/>
    </style:style>
    <style:style style:name="T3" style:family="text">
      <style:text-properties fo:color="#000000" fo:font-size="32pt" fo:language="fr" fo:country="FR" style:font-size-asian="32pt" style:font-size-complex="32pt"/>
    </style:style>
    <style:style style:name="T4" style:family="text">
      <style:text-properties fo:color="#333399" fo:font-size="40pt" fo:language="fr" fo:country="FR" style:font-size-asian="40pt" style:font-size-complex="40pt"/>
    </style:style>
    <style:style style:name="T5" style:family="text">
      <style:text-properties fo:language="fr" fo:country="FR"/>
    </style:style>
    <style:style style:name="T6" style:family="text">
      <style:text-properties fo:font-size="20pt" fo:language="fr" fo:country="FR" style:font-size-asian="20pt" style:font-size-complex="20pt"/>
    </style:style>
    <style:style style:name="T7" style:family="text">
      <style:text-properties fo:color="#2f7115" fo:font-size="28pt" fo:language="en" fo:country="US" style:font-size-asian="28pt" style:font-size-complex="28pt"/>
    </style:style>
    <style:style style:name="T8" style:family="text">
      <style:text-properties fo:font-family="'Comic Sans MS'" style:font-family-generic="script" style:font-pitch="variable" fo:font-size="24pt" fo:language="fr" fo:country="FR" fo:font-style="italic" style:font-size-asian="24pt" style:font-size-complex="24pt"/>
    </style:style>
    <style:style style:name="T9" style:family="text">
      <style:text-properties fo:font-family="'Comic Sans MS'" style:font-family-generic="script" style:font-pitch="variable" fo:font-size="24pt" fo:language="en" fo:country="US" fo:font-style="italic" style:font-size-asian="24pt" style:font-size-complex="24pt"/>
    </style:style>
    <style:style style:name="T10" style:family="text">
      <style:text-properties fo:color="#ff0000" fo:font-family="'Comic Sans MS'" style:font-family-generic="script" style:font-pitch="variable" fo:font-size="24pt" fo:language="fr" fo:country="FR" fo:font-style="italic" style:font-size-asian="24pt" style:font-size-complex="24pt"/>
    </style:style>
    <style:style style:name="T11" style:family="text">
      <style:text-properties fo:color="#3333cc" fo:font-family="'Comic Sans MS'" style:font-family-generic="script" style:font-pitch="variable" fo:font-size="24pt" fo:language="fr" fo:country="FR" style:font-size-asian="24pt" style:font-size-complex="24pt"/>
    </style:style>
    <style:style style:name="T12" style:family="text">
      <style:text-properties fo:font-family="'Comic Sans MS'" style:font-family-generic="script" style:font-pitch="variable" fo:font-size="24pt" fo:language="fr" fo:country="FR" style:font-size-asian="24pt" style:font-size-complex="24pt"/>
    </style:style>
    <style:style style:name="T13" style:family="text">
      <style:text-properties fo:language="en" fo:country="US"/>
    </style:style>
    <style:style style:name="T14" style:family="text">
      <style:text-properties fo:font-family="'Courier New'" style:font-family-generic="modern" style:font-pitch="fixed" fo:font-size="20pt" fo:language="en" fo:country="US" fo:font-weight="bold" style:font-size-asian="20pt" style:font-size-complex="20pt"/>
    </style:style>
    <style:style style:name="T15" style:family="text">
      <style:text-properties fo:font-family="'Courier New'" style:font-family-generic="modern" style:font-pitch="fixed" fo:font-size="24pt" fo:language="en" fo:country="US" fo:font-weight="bold" style:font-size-asian="24pt" style:font-size-complex="24pt"/>
    </style:style>
    <style:style style:name="T16" style:family="text">
      <style:text-properties fo:color="#ff0000" fo:font-family="'Comic Sans MS'" style:font-family-generic="script" style:font-pitch="variable" fo:font-size="24pt" fo:language="en" fo:country="US" style:font-size-asian="24pt" style:font-size-complex="24pt"/>
    </style:style>
    <style:style style:name="T17" style:family="text">
      <style:text-properties fo:font-family="'Comic Sans MS'" style:font-family-generic="script" style:font-pitch="variable" fo:font-size="24pt" fo:language="en" fo:country="US" style:font-size-asian="24pt" style:font-size-complex="24pt"/>
    </style:style>
    <style:style style:name="T18" style:family="text">
      <style:text-properties fo:font-family="'Comic Sans MS'" style:font-family-generic="script" style:font-pitch="variable" fo:font-size="20pt" fo:language="en" fo:country="US" style:font-size-asian="20pt" style:font-size-complex="20pt"/>
    </style:style>
    <style:style style:name="T19" style:family="text">
      <style:text-properties fo:font-family="'Courier New'" style:font-family-generic="modern" style:font-pitch="fixed" fo:font-size="16pt" fo:language="en" fo:country="US" style:font-size-asian="16pt" style:font-size-complex="16pt"/>
    </style:style>
    <style:style style:name="T20" style:family="text">
      <style:text-properties fo:font-family="'Comic Sans MS'" style:font-family-generic="script" style:font-pitch="variable" fo:font-size="16pt" fo:language="en" fo:country="US" style:font-size-asian="16pt" style:font-size-complex="16pt"/>
    </style:style>
    <style:style style:name="T21" style:family="text">
      <style:text-properties fo:font-size="22pt" fo:language="en" fo:country="US" style:font-size-asian="24pt" style:font-size-complex="24pt"/>
    </style:style>
    <style:style style:name="T22" style:family="text">
      <style:text-properties fo:color="#ff0000" fo:language="en" fo:country="US"/>
    </style:style>
    <style:style style:name="T23" style:family="text">
      <style:text-properties fo:font-size="24pt" fo:language="en" fo:country="US" style:font-size-asian="24pt" style:font-size-complex="24pt"/>
    </style:style>
    <style:style style:name="T24" style:family="text">
      <style:text-properties fo:font-size="20pt" fo:language="en" fo:country="US" style:font-size-asian="20pt" style:font-size-complex="20pt"/>
    </style:style>
    <style:style style:name="T25" style:family="text">
      <style:text-properties fo:font-size="20pt" fo:language="en" fo:country="US" style:font-size-asian="24pt" style:font-size-complex="24pt"/>
    </style:style>
    <style:style style:name="T26" style:family="text">
      <style:text-properties fo:color="#ff0000" fo:font-size="24pt" fo:language="en" fo:country="US" style:font-size-asian="24pt" style:font-size-complex="24pt"/>
    </style:style>
    <style:style style:name="T27" style:family="text">
      <style:text-properties fo:font-family="'Comic Sans MS'" style:font-family-generic="script" style:font-pitch="variable" fo:font-size="22pt" fo:language="en" fo:country="US" style:font-size-asian="24pt" style:font-size-complex="24pt"/>
    </style:style>
    <style:style style:name="T28" style:family="text">
      <style:text-properties fo:color="#ff0000" fo:font-family="'Comic Sans MS'" style:font-family-generic="script" style:font-pitch="variable" fo:font-size="22pt" fo:language="en" fo:country="US" style:font-size-asian="24pt" style:font-size-complex="24pt"/>
    </style:style>
    <style:style style:name="T29" style:family="text">
      <style:text-properties fo:font-family="'Courier New'" style:font-family-generic="modern" style:font-pitch="fixed" fo:font-size="20pt" fo:language="en" fo:country="US" fo:font-style="italic" fo:font-weight="bold" style:font-size-asian="20pt" style:font-size-complex="20pt"/>
    </style:style>
    <style:style style:name="T30" style:family="text">
      <style:text-properties fo:color="#ff0000" fo:font-family="'Courier New'" style:font-family-generic="modern" style:font-pitch="fixed" fo:font-size="20pt" fo:language="en" fo:country="US" fo:font-weight="bold" style:font-size-asian="20pt" style:font-size-complex="20pt"/>
    </style:style>
    <style:style style:name="T31" style:family="text">
      <style:text-properties fo:color="#ff0000" fo:font-family="'Courier New'" style:font-family-generic="modern" style:font-pitch="fixed" fo:font-size="20pt" fo:language="en" fo:country="US" fo:font-style="italic" fo:font-weight="bold" style:font-size-asian="20pt" style:font-size-complex="20pt"/>
    </style:style>
    <style:style style:name="T32" style:family="text">
      <style:text-properties fo:color="#ff0000" fo:font-family="'Courier New'" style:font-family-generic="modern" style:font-pitch="fixed" fo:font-size="24pt" fo:language="fr" fo:country="FR" fo:font-weight="bold" style:font-size-asian="24pt" style:font-size-complex="24pt"/>
    </style:style>
    <style:style style:name="T33" style:family="text">
      <style:text-properties fo:font-family="'Courier New'" style:font-family-generic="modern" style:font-pitch="fixed" fo:font-size="24pt" fo:language="fr" fo:country="FR" style:font-size-asian="24pt" style:font-size-complex="24pt"/>
    </style:style>
    <style:style style:name="T34" style:family="text">
      <style:text-properties fo:font-family="'Courier New'" style:font-family-generic="modern" style:font-pitch="fixed" fo:font-size="24pt" fo:language="fr" fo:country="FR" fo:font-weight="bold" style:font-size-asian="24pt" style:font-size-complex="24pt"/>
    </style:style>
    <style:style style:name="T35" style:family="text">
      <style:text-properties fo:font-family="'Comic Sans MS'" style:font-family-generic="script" style:font-pitch="variable" fo:language="en" fo:country="US"/>
    </style:style>
    <style:style style:name="T36" style:family="text">
      <style:text-properties fo:color="#3333cc" fo:font-family="'Comic Sans MS'" style:font-family-generic="script" style:font-pitch="variable" fo:font-size="24pt" fo:language="en" fo:country="US" style:font-size-asian="24pt" style:font-size-complex="24pt"/>
    </style:style>
    <style:style style:name="T37" style:family="text">
      <style:text-properties fo:color="#ff0000" fo:font-family="'Comic Sans MS'" style:font-family-generic="script" style:font-pitch="variable" fo:font-size="20pt" fo:language="en" fo:country="US" style:font-size-asian="20pt" style:font-size-complex="20pt"/>
    </style:style>
    <style:style style:name="T38" style:family="text">
      <style:text-properties fo:font-family="'Comic Sans MS'" style:font-family-generic="script" style:font-pitch="variable" fo:font-size="28pt" fo:language="en" fo:country="US" style:font-size-asian="28pt" style:font-size-complex="28pt"/>
    </style:style>
    <style:style style:name="T39" style:family="text">
      <style:text-properties fo:color="#cc9900" fo:font-family="'Courier New'" style:font-family-generic="modern" style:font-pitch="fixed" fo:font-size="20pt" fo:language="en" fo:country="US" fo:font-weight="bold" style:font-size-asian="20pt" style:font-size-complex="20pt"/>
    </style:style>
    <style:style style:name="T40" style:family="text">
      <style:text-properties fo:font-family="'Courier New'" style:font-family-generic="modern" style:font-pitch="fixed" fo:font-size="20pt" fo:language="en" fo:country="US" style:font-size-asian="20pt" style:font-size-complex="20pt"/>
    </style:style>
    <style:style style:name="T41" style:family="text">
      <style:text-properties fo:font-size="24pt" fo:language="fr" fo:country="FR" style:font-size-asian="24pt" style:font-size-complex="24pt"/>
    </style:style>
    <style:style style:name="T42" style:family="text">
      <style:text-properties fo:color="#ff0000" fo:font-size="24pt" fo:language="fr" fo:country="FR" style:font-size-asian="24pt" style:font-size-complex="24pt"/>
    </style:style>
    <style:style style:name="T43" style:family="text">
      <style:text-properties fo:color="#3333cc" fo:font-family="'Courier New'" style:font-family-generic="modern" style:font-pitch="fixed" fo:font-size="24pt" fo:language="fr" fo:country="FR" fo:font-weight="bold" style:font-size-asian="24pt" style:font-size-complex="24pt"/>
    </style:style>
    <style:style style:name="T44" style:family="text">
      <style:text-properties fo:font-size="28pt" fo:language="fr" fo:country="FR" style:font-size-asian="28pt" style:font-size-complex="28pt"/>
    </style:style>
    <style:style style:name="T45" style:family="text">
      <style:text-properties fo:color="#3333cc" fo:font-size="20pt" fo:language="fr" fo:country="FR" style:font-size-asian="20pt" style:font-size-complex="20pt"/>
    </style:style>
    <style:style style:name="T46" style:family="text">
      <style:text-properties fo:color="#3333cc" fo:font-family="'Courier New'" style:font-family-generic="modern" style:font-pitch="fixed" fo:font-size="20pt" fo:language="fr" fo:country="FR" style:font-size-asian="20pt" style:font-size-complex="20pt"/>
    </style:style>
    <style:style style:name="T47" style:family="text">
      <style:text-properties fo:font-family="'Courier New'" style:font-family-generic="modern" style:font-pitch="fixed" fo:font-size="20pt" fo:language="fr" fo:country="FR" fo:font-weight="bold" style:font-size-asian="20pt" style:font-size-complex="20pt"/>
    </style:style>
    <style:style style:name="T48" style:family="text">
      <style:text-properties fo:font-family="'Times New Roman'" style:font-family-generic="roman" style:font-pitch="variable" fo:font-size="20pt" fo:language="fr" fo:country="FR" fo:font-weight="bold"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49" style:family="text">
      <style:text-properties fo:color="#3333cc" fo:font-size="12pt" fo:language="fr" fo:country="FR" fo:font-weight="bold" style:font-size-asian="12pt" style:font-size-complex="12pt"/>
    </style:style>
    <style:style style:name="T50" style:family="text">
      <style:text-properties fo:color="#3333cc" fo:font-family="'Courier New'" style:font-family-generic="modern" style:font-pitch="fixed" fo:font-size="12pt" fo:language="fr" fo:country="FR" fo:font-weight="bold" style:font-size-asian="12pt" style:font-size-complex="12pt"/>
    </style:style>
    <style:style style:name="T51" style:family="text">
      <style:text-properties fo:font-family="'Courier New'" style:font-family-generic="modern" style:font-pitch="fixed" fo:font-size="12pt" fo:language="fr" fo:country="FR" fo:font-weight="bold" style:font-size-asian="12pt" style:font-size-complex="12pt"/>
    </style:style>
    <style:style style:name="T52" style:family="text">
      <style:text-properties fo:color="#cc9900" fo:font-family="'Courier New'" style:font-family-generic="modern" style:font-pitch="fixed" fo:font-size="12pt" fo:language="fr" fo:country="FR" fo:font-weight="bold" style:font-size-asian="12pt" style:font-size-complex="12pt"/>
    </style:style>
    <style:style style:name="T53" style:family="text">
      <style:text-properties fo:font-family="'Courier New'" style:font-family-generic="modern" style:font-pitch="fixed" fo:font-size="12pt" fo:language="fr" fo:country="FR" fo:font-style="italic" fo:font-weight="bold" style:font-size-asian="12pt" style:font-size-complex="12pt"/>
    </style:style>
    <style:style style:name="T54" style:family="text">
      <style:text-properties fo:color="#ff0000" fo:font-family="'Courier New'" style:font-family-generic="modern" style:font-pitch="fixed" fo:font-size="12pt" fo:language="fr" fo:country="FR" fo:font-weight="bold" style:font-size-asian="12pt" style:font-size-complex="12pt"/>
    </style:style>
    <style:style style:name="T55" style:family="text">
      <style:text-properties fo:color="#ff0000" fo:font-family="'Courier New'" style:font-family-generic="modern" style:font-pitch="fixed" fo:font-size="12pt" fo:language="fr" fo:country="FR" fo:font-style="italic" fo:font-weight="bold" style:font-size-asian="12pt" style:font-size-complex="12pt"/>
    </style:style>
    <style:style style:name="T56" style:family="text">
      <style:text-properties fo:color="#2f7115" fo:font-family="'Courier New'" style:font-family-generic="modern" style:font-pitch="fixed" fo:font-size="12pt" fo:language="fr" fo:country="FR" fo:font-weight="bold" style:font-size-asian="12pt" style:font-size-complex="12pt"/>
    </style:style>
    <style:style style:name="T57" style:family="text">
      <style:text-properties fo:color="#2f7115" fo:font-family="'Courier New'" style:font-family-generic="modern" style:font-pitch="fixed" fo:font-size="12pt" fo:language="fr" fo:country="FR" fo:font-style="italic" fo:font-weight="bold" style:font-size-asian="12pt" style:font-size-complex="12pt"/>
    </style:style>
    <style:style style:name="T58" style:family="text">
      <style:text-properties fo:color="#3333cc" fo:font-family="'Comic Sans MS'" style:font-family-generic="script" style:font-pitch="variable" fo:font-size="12pt" fo:language="fr" fo:country="FR" fo:font-weight="bold" style:font-size-asian="12pt" style:font-size-complex="12pt"/>
    </style:style>
    <style:style style:name="T59" style:family="text">
      <style:text-properties fo:color="#333399" fo:language="en" fo:country="US"/>
    </style:style>
    <style:style style:name="T60" style:family="text">
      <style:text-properties fo:font-family="'Courier New'" style:font-family-generic="modern" style:font-pitch="fixed" fo:font-size="14pt" fo:language="fr" fo:country="FR" fo:font-weight="bold" style:font-size-asian="14pt" style:font-size-complex="14pt"/>
    </style:style>
    <style:style style:name="T61" style:family="text">
      <style:text-properties fo:font-family="'Courier New'" style:font-family-generic="modern" style:font-pitch="fixed" fo:font-size="14pt" fo:language="fr" fo:country="FR" fo:font-style="italic" fo:font-weight="bold" style:font-size-asian="14pt" style:font-size-complex="14pt"/>
    </style:style>
    <style:style style:name="T62" style:family="text">
      <style:text-properties fo:color="#ff0000" fo:font-family="'Courier New'" style:font-family-generic="modern" style:font-pitch="fixed" fo:font-size="14pt" fo:language="fr" fo:country="FR" fo:font-weight="bold" style:font-size-asian="14pt" style:font-size-complex="14pt"/>
    </style:style>
    <style:style style:name="T63" style:family="text">
      <style:text-properties fo:color="#ff0000" fo:font-family="'Courier New'" style:font-family-generic="modern" style:font-pitch="fixed" fo:font-size="14pt" fo:language="fr" fo:country="FR" fo:font-style="italic" fo:font-weight="bold" style:font-size-asian="14pt" style:font-size-complex="14pt"/>
    </style:style>
    <style:style style:name="T64" style:family="text">
      <style:text-properties fo:color="#2f7115" fo:font-family="'Courier New'" style:font-family-generic="modern" style:font-pitch="fixed" fo:font-size="14pt" fo:language="fr" fo:country="FR" fo:font-weight="bold" style:font-size-asian="14pt" style:font-size-complex="14pt"/>
    </style:style>
    <style:style style:name="T65" style:family="text">
      <style:text-properties fo:color="#2f7115" fo:font-family="'Courier New'" style:font-family-generic="modern" style:font-pitch="fixed" fo:font-size="14pt" fo:language="fr" fo:country="FR" fo:font-style="italic" fo:font-weight="bold" style:font-size-asian="14pt" style:font-size-complex="14pt"/>
    </style:style>
    <style:style style:name="T66" style:family="text">
      <style:text-properties fo:font-family="'Comic Sans MS'" style:font-family-generic="script" style:font-pitch="variable" fo:font-size="32pt" fo:language="fr" fo:country="FR" fo:font-weight="bold" style:font-size-asian="32pt" style:font-size-complex="32pt"/>
    </style:style>
    <style:style style:name="T67" style:family="text">
      <style:text-properties fo:font-family="'Courier New'" style:font-family-generic="modern" style:font-pitch="fixed" fo:font-size="18pt" fo:language="fr" fo:country="FR" style:font-size-asian="18pt" style:font-size-complex="18pt"/>
    </style:style>
    <style:style style:name="T68" style:family="text">
      <style:text-properties fo:font-family="'Courier New'" style:font-family-generic="modern" style:font-pitch="fixed" fo:font-size="18pt" fo:language="en" fo:country="US" style:font-size-asian="18pt" style:font-size-complex="18pt"/>
    </style:style>
    <style:style style:name="T69" style:family="text">
      <style:text-properties fo:font-size="18pt" fo:language="fr" fo:country="FR" style:font-size-asian="18pt" style:font-size-complex="18pt"/>
    </style:style>
    <style:style style:name="T70" style:family="text">
      <style:text-properties fo:font-size="28pt" fo:language="en" fo:country="US" style:font-size-asian="28pt" style:font-size-complex="28pt"/>
    </style:style>
    <style:style style:name="T71" style:family="text">
      <style:text-properties fo:color="#3333cc" fo:font-family="'Comic Sans MS'" style:font-family-generic="script" style:font-pitch="variable" fo:font-size="16pt" fo:language="fr" fo:country="FR" fo:font-weight="bold" style:font-size-asian="16pt" style:font-size-complex="16pt"/>
    </style:style>
    <style:style style:name="T72" style:family="text">
      <style:text-properties fo:color="#3333cc" fo:font-family="'Courier New'" style:font-family-generic="modern" style:font-pitch="fixed" fo:font-size="16pt" fo:language="fr" fo:country="FR" fo:font-weight="bold" style:font-size-asian="16pt" style:font-size-complex="16pt"/>
    </style:style>
    <style:style style:name="T73" style:family="text">
      <style:text-properties fo:color="#cc9900" fo:font-family="'Courier New'" style:font-family-generic="modern" style:font-pitch="fixed" fo:font-size="16pt" fo:language="fr" fo:country="FR" fo:font-weight="bold" style:font-size-asian="16pt" style:font-size-complex="16pt"/>
    </style:style>
    <style:style style:name="T74" style:family="text">
      <style:text-properties fo:font-family="'Courier New'" style:font-family-generic="modern" style:font-pitch="fixed" fo:font-size="16pt" fo:language="fr" fo:country="FR" fo:font-weight="bold" style:font-size-asian="16pt" style:font-size-complex="16pt"/>
    </style:style>
    <style:style style:name="T75" style:family="text">
      <style:text-properties fo:color="#2f7115" fo:font-family="'Courier New'" style:font-family-generic="modern" style:font-pitch="fixed" fo:font-size="16pt" fo:language="fr" fo:country="FR" fo:font-weight="bold" style:font-size-asian="16pt" style:font-size-complex="16pt"/>
    </style:style>
    <style:style style:name="T76" style:family="text">
      <style:text-properties fo:color="#ff0000" fo:font-family="'Courier New'" style:font-family-generic="modern" style:font-pitch="fixed" fo:font-size="16pt" fo:language="fr" fo:country="FR" fo:font-weight="bold" style:font-size-asian="16pt" style:font-size-complex="16pt"/>
    </style:style>
    <style:style style:name="T77" style:family="text">
      <style:text-properties fo:font-family="'Comic Sans MS'" style:font-family-generic="script" style:font-pitch="variable" fo:font-size="28pt" fo:language="fr" fo:country="FR" style:font-size-asian="28pt" style:font-size-complex="28pt"/>
    </style:style>
    <style:style style:name="T78" style:family="text">
      <style:text-properties fo:font-family="'Comic Sans MS'" style:font-family-generic="script" style:font-pitch="variable" fo:font-size="32pt" fo:language="fr" fo:country="FR" style:font-size-asian="32pt" style:font-size-complex="32pt"/>
    </style:style>
    <style:style style:name="T79" style:family="text">
      <style:text-properties fo:color="#000000" fo:font-size="24pt" fo:language="fr" fo:country="FR" style:font-size-asian="24pt" style:font-size-complex="24pt"/>
    </style:style>
    <style:style style:name="T80" style:family="text">
      <style:text-properties fo:color="#000000" fo:font-size="20pt" fo:language="fr" fo:country="FR" style:font-size-asian="20pt" style:font-size-complex="20pt"/>
    </style:style>
    <style:style style:name="T81" style:family="text">
      <style:text-properties fo:color="#000000" fo:font-size="18pt" fo:language="fr" fo:country="FR" style:font-size-asian="18pt" style:font-size-complex="18pt"/>
    </style:style>
    <style:style style:name="T82" style:family="text">
      <style:text-properties fo:color="#000000" fo:font-size="24pt" fo:language="en" fo:country="US" style:font-size-asian="24pt" style:font-size-complex="24pt"/>
    </style:style>
    <style:style style:name="T83" style:family="text">
      <style:text-properties fo:color="#3333cc" fo:font-family="'Comic Sans MS'" style:font-family-generic="script" style:font-pitch="variable" fo:font-size="14pt" fo:language="fr" fo:country="FR" fo:font-weight="bold" style:font-size-asian="14pt" style:font-size-complex="14pt"/>
    </style:style>
    <style:style style:name="T84" style:family="text">
      <style:text-properties fo:color="#cc9900" fo:font-family="'Courier New'" style:font-family-generic="modern" style:font-pitch="fixed" fo:font-size="14pt" fo:language="fr" fo:country="FR" fo:font-weight="bold" style:font-size-asian="14pt" style:font-size-complex="14pt"/>
    </style:style>
    <style:style style:name="T85" style:family="text">
      <style:text-properties fo:font-size="32pt" fo:language="fr" fo:country="FR" style:font-size-asian="32pt" style:font-size-complex="32pt"/>
    </style:style>
    <style:style style:name="T86" style:family="text">
      <style:text-properties fo:color="#3333cc" fo:font-family="'Courier New'" style:font-family-generic="modern" style:font-pitch="fixed" fo:font-size="14pt" fo:language="fr" fo:country="FR" fo:font-weight="bold" style:font-size-asian="14pt" style:font-size-complex="14pt"/>
    </style:style>
    <style:style style:name="T87" style:family="text">
      <style:text-properties fo:font-size="32pt" fo:language="en" fo:country="US" style:font-size-asian="32pt" style:font-size-complex="32pt"/>
    </style:style>
    <style:style style:name="T88" style:family="text">
      <style:text-properties fo:font-family="'Courier New'" style:font-family-generic="modern" style:font-pitch="fixed" fo:font-size="14pt" fo:language="en" fo:country="US" fo:font-weight="bold" style:font-size-asian="14pt" style:font-size-complex="14pt"/>
    </style:style>
    <style:style style:name="T89" style:family="text">
      <style:text-properties fo:color="#3333cc" fo:font-family="'Courier New'" style:font-family-generic="modern" style:font-pitch="fixed" fo:font-size="14pt" fo:language="en" fo:country="US" fo:font-weight="bold" style:font-size-asian="14pt" style:font-size-complex="14pt"/>
    </style:style>
    <style:style style:name="T90" style:family="text">
      <style:text-properties fo:color="#ff0000" fo:font-family="'Courier New'" style:font-family-generic="modern" style:font-pitch="fixed" fo:font-size="14pt" fo:language="en" fo:country="US" fo:font-weight="bold" style:font-size-asian="14pt" style:font-size-complex="14pt"/>
    </style:style>
    <style:style style:name="T91" style:family="text">
      <style:text-properties fo:font-family="'Courier New'" style:font-family-generic="modern" style:font-pitch="fixed" fo:font-size="12pt" fo:language="en" fo:country="US" fo:font-weight="bold" style:font-size-asian="12pt" style:font-size-complex="12pt"/>
    </style:style>
    <style:style style:name="T92" style:family="text">
      <style:text-properties fo:color="#2f7115" fo:font-family="'Comic Sans MS'" style:font-family-generic="script" style:font-pitch="variable" fo:font-size="24pt" fo:language="fr" fo:country="FR" style:font-size-asian="24pt" style:font-size-complex="24pt"/>
    </style:style>
    <style:style style:name="T93" style:family="text">
      <style:text-properties fo:font-family="'Comic Sans MS'" style:font-family-generic="script" style:font-pitch="variable" fo:language="fr" fo:country="FR"/>
    </style:style>
    <style:style style:name="T94" style:family="text">
      <style:text-properties fo:font-family="'Comic Sans MS'" style:font-family-generic="script" style:font-pitch="variable" fo:font-size="24pt" fo:language="en" fo:country="GB" style:font-size-asian="24pt" style:font-size-complex="24pt"/>
    </style:style>
    <style:style style:name="T95" style:family="text">
      <style:text-properties fo:font-family="'Courier New'" style:font-family-generic="modern" style:font-pitch="fixed" fo:language="en" fo:country="US" fo:font-weight="bold"/>
    </style:style>
    <style:style style:name="T96" style:family="text">
      <style:text-properties fo:color="#3333cc" fo:font-family="'Courier New'" style:font-family-generic="modern" style:font-pitch="fixed" fo:language="en" fo:country="US" fo:font-weight="bold"/>
    </style:style>
    <style:style style:name="T97" style:family="text">
      <style:text-properties fo:color="#ff0000" fo:font-family="'Courier New'" style:font-family-generic="modern" style:font-pitch="fixed" fo:language="en" fo:country="US" fo:font-weight="bold"/>
    </style:style>
    <style:style style:name="T98" style:family="text">
      <style:text-properties fo:color="#3333cc" fo:font-family="'Comic Sans MS'" style:font-family-generic="script" style:font-pitch="variable" fo:font-size="14pt" fo:language="en" fo:country="US" fo:font-weight="bold" style:font-size-asian="14pt" style:font-size-complex="14pt"/>
    </style:style>
    <style:style style:name="T99" style:family="text">
      <style:text-properties fo:font-family="'Comic Sans MS'" style:font-family-generic="script" style:font-pitch="variable" fo:font-size="14pt" fo:language="en" fo:country="US" fo:font-weight="bold" style:font-size-asian="14pt" style:font-size-complex="14pt"/>
    </style:style>
    <style:style style:name="T100" style:family="text">
      <style:text-properties fo:color="#ff0000" fo:font-family="'Comic Sans MS'" style:font-family-generic="script" style:font-pitch="variable" fo:font-size="14pt" fo:language="en" fo:country="US" fo:font-weight="bold" style:font-size-asian="14pt" style:font-size-complex="14pt"/>
    </style:style>
    <style:style style:name="T101" style:family="text">
      <style:text-properties fo:font-family="Wingdings" style:font-pitch="variable" style:font-charset="x-symbol" fo:font-size="24pt" fo:language="en" fo:country="US" style:font-size-asian="24pt" style:font-size-complex="24pt"/>
    </style:style>
    <style:style style:name="T102" style:family="text">
      <style:text-properties fo:color="#3333cc" fo:font-family="'Comic Sans MS'" style:font-family-generic="script" style:font-pitch="variable" fo:font-size="24pt" fo:language="en" fo:country="US" fo:font-weight="bold" style:font-size-asian="24pt" style:font-size-complex="24pt"/>
    </style:style>
    <style:style style:name="T103" style:family="text">
      <style:text-properties fo:color="#cc9900" fo:font-family="'Courier New'" style:font-family-generic="modern" style:font-pitch="fixed" fo:font-size="24pt" fo:language="en" fo:country="US" fo:font-weight="bold" style:font-size-asian="24pt" style:font-size-complex="24pt"/>
    </style:style>
    <style:style style:name="T104" style:family="text">
      <style:text-properties fo:font-family="'Courier New'" style:font-family-generic="modern" style:font-pitch="fixed" fo:font-size="24pt" fo:language="en" fo:country="US" fo:font-style="italic" fo:font-weight="bold" style:font-size-asian="24pt" style:font-size-complex="24pt"/>
    </style:style>
    <style:style style:name="T105" style:family="text">
      <style:text-properties fo:color="#ff0000" fo:font-family="'Courier New'" style:font-family-generic="modern" style:font-pitch="fixed" fo:font-size="24pt" fo:language="en" fo:country="US" fo:font-weight="bold" style:font-size-asian="24pt" style:font-size-complex="24pt"/>
    </style:style>
    <style:style style:name="T106" style:family="text">
      <style:text-properties fo:font-family="'Comic Sans MS'" style:font-family-generic="script" style:font-pitch="variable" fo:font-size="24pt" fo:language="en" fo:country="US" fo:font-weight="bold" style:font-size-asian="24pt" style:font-size-complex="24pt"/>
    </style:style>
    <style:style style:name="T107" style:family="text">
      <style:text-properties fo:font-family="'Comic Sans MS'" style:font-family-generic="script" style:font-pitch="variable" fo:font-size="32pt" fo:language="en" fo:country="GB" style:font-size-asian="32pt" style:font-size-complex="32pt"/>
    </style:style>
    <style:style style:name="T108" style:family="text">
      <style:text-properties fo:font-family="'Comic Sans MS'" style:font-family-generic="script" style:font-pitch="variable" fo:font-size="14pt" fo:language="fr" fo:country="FR" fo:font-weight="bold" style:font-size-asian="14pt" style:font-size-complex="14pt"/>
    </style:style>
    <style:style style:name="T109" style:family="text">
      <style:text-properties fo:font-family="'Comic Sans MS'" style:font-family-generic="script" style:font-pitch="variable" fo:font-size="10pt" fo:language="fr" fo:country="FR" fo:font-weight="bold" style:font-size-asian="10pt" style:font-size-complex="10pt"/>
    </style:style>
    <style:style style:name="T110" style:family="text">
      <style:text-properties fo:font-family="'Courier New'" style:font-family-generic="modern" style:font-pitch="fixed" fo:font-size="16pt" fo:language="fr" fo:country="FR" fo:font-style="italic" fo:font-weight="bold" style:font-size-asian="16pt" style:font-size-complex="16pt"/>
    </style:style>
    <style:style style:name="T111" style:family="text">
      <style:text-properties fo:color="#2f7115" fo:font-family="'Courier New'" style:font-family-generic="modern" style:font-pitch="fixed" fo:font-size="16pt" fo:language="fr" fo:country="FR" fo:font-style="italic" fo:font-weight="bold" style:font-size-asian="16pt" style:font-size-complex="16pt"/>
    </style:style>
    <style:style style:name="T112" style:family="text">
      <style:text-properties fo:color="#ff0000" fo:font-family="'Courier New'" style:font-family-generic="modern" style:font-pitch="fixed" fo:font-size="16pt" fo:language="fr" fo:country="FR" fo:font-style="italic" fo:font-weight="bold" style:font-size-asian="16pt" style:font-size-complex="16pt"/>
    </style:style>
    <style:style style:name="T113" style:family="text">
      <style:text-properties fo:color="#3333cc" fo:font-family="'Comic Sans MS'" style:font-family-generic="script" style:font-pitch="variable" fo:font-size="20pt" fo:language="en" fo:country="US" style:font-size-asian="20pt" style:font-size-complex="20pt"/>
    </style:style>
    <style:style style:name="T114" style:family="text">
      <style:text-properties fo:font-family="'Courier New'" style:font-family-generic="modern" style:font-pitch="fixed" fo:font-size="16pt" fo:language="en" fo:country="US" fo:font-weight="bold" style:font-size-asian="16pt" style:font-size-complex="16pt"/>
    </style:style>
    <style:style style:name="T115" style:family="text">
      <style:text-properties fo:color="#3333cc" fo:font-family="'Courier New'" style:font-family-generic="modern" style:font-pitch="fixed" fo:font-size="16pt" fo:language="en" fo:country="US" fo:font-weight="bold" style:font-size-asian="16pt" style:font-size-complex="16pt"/>
    </style:style>
    <style:style style:name="T116" style:family="text">
      <style:text-properties fo:color="#14c629" fo:font-family="'Courier New'" style:font-family-generic="modern" style:font-pitch="fixed" fo:font-size="16pt" fo:language="en" fo:country="US" fo:font-weight="bold" style:font-size-asian="16pt" style:font-size-complex="16pt"/>
    </style:style>
    <style:style style:name="T117" style:family="text">
      <style:text-properties fo:color="#cc9900" fo:font-family="'Courier New'" style:font-family-generic="modern" style:font-pitch="fixed" fo:language="en" fo:country="US" fo:font-weight="bold"/>
    </style:style>
    <style:style style:name="T118" style:family="text">
      <style:text-properties fo:color="#2f7115" fo:font-family="'Courier New'" style:font-family-generic="modern" style:font-pitch="fixed" fo:language="en" fo:country="US" fo:font-weight="bold"/>
    </style:style>
    <style:style style:name="T119" style:family="text">
      <style:text-properties fo:color="#ff0000" fo:font-family="'Courier New'" style:font-family-generic="modern" style:font-pitch="fixed" fo:font-size="16pt" fo:language="en" fo:country="US" fo:font-weight="bold" style:font-size-asian="16pt" style:font-size-complex="16pt"/>
    </style:style>
    <style:style style:name="T120" style:family="text">
      <style:text-properties fo:color="#2f7115" fo:font-family="'Courier New'" style:font-family-generic="modern" style:font-pitch="fixed" fo:font-size="20pt" fo:language="en" fo:country="US" fo:font-weight="bold" style:font-size-asian="20pt" style:font-size-complex="20pt"/>
    </style:style>
    <style:style style:name="T121" style:family="text">
      <style:text-properties fo:color="#2f7115" fo:font-family="'Courier New'" style:font-family-generic="modern" style:font-pitch="fixed" fo:font-size="16pt" fo:language="en" fo:country="US" fo:font-weight="bold" style:font-size-asian="16pt" style:font-size-complex="16pt"/>
    </style:style>
    <style:style style:name="T122" style:family="text">
      <style:text-properties fo:font-family="'Comic Sans MS'" style:font-family-generic="script" style:font-pitch="variable" fo:font-size="54pt" fo:language="fr" fo:country="FR" style:font-size-asian="54pt" style:font-size-complex="54pt"/>
    </style:style>
    <style:style style:name="T123" style:family="text">
      <style:text-properties fo:font-size="26pt" fo:language="en" fo:country="US" style:font-size-asian="28pt" style:font-size-complex="28pt"/>
    </style:style>
    <style:style style:name="T124" style:family="text">
      <style:text-properties fo:color="#ff0000" fo:font-size="26pt" fo:language="en" fo:country="US" style:font-size-asian="28pt" style:font-size-complex="28pt"/>
    </style:style>
    <style:style style:name="T125" style:family="text">
      <style:text-properties fo:color="#3333cc" fo:font-size="26pt" fo:language="en" fo:country="US" style:font-size-asian="28pt" style:font-size-complex="28pt"/>
    </style:style>
    <style:style style:name="T126" style:family="text">
      <style:text-properties fo:color="#ff0000" fo:font-size="28pt" fo:language="en" fo:country="US" style:font-size-asian="28pt" style:font-size-complex="28pt"/>
    </style:style>
    <style:style style:name="T127" style:family="text">
      <style:text-properties fo:color="#3333cc" fo:font-size="28pt" fo:language="fr" fo:country="FR" style:font-size-asian="28pt" style:font-size-complex="28pt"/>
    </style:style>
    <style:style style:name="T128" style:family="text">
      <style:text-properties fo:font-size="28pt" fo:language="fr" fo:country="FR" fo:font-weight="bold" style:font-size-asian="28pt" style:font-size-complex="28pt"/>
    </style:style>
    <text:list-style style:name="L1">
      <text:list-level-style-bullet text:level="1" text:bullet-char="•">
        <style:text-properties fo:font-family="'Comic Sans MS'" style:font-family-generic="script"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style>
    <text:list-style style:name="L3">
      <text:list-level-style-bullet text:level="1" text:bullet-char="•">
        <style:list-level-properties text:min-label-width="1.05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1.058cm"/>
        <style:text-properties fo:font-family="Wingdings" style:font-pitch="variable" style:font-charset="x-symbol"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87c294"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87c294" fo:font-size="50%"/>
      </text:list-level-style-bullet>
      <text:list-level-style-bullet text:level="4" text:bullet-char="">
        <style:list-level-properties text:space-before="3.81cm" text:min-label-width="0.635cm"/>
        <style:text-properties fo:font-family="Wingdings" style:font-pitch="variable" style:font-charset="x-symbol" fo:color="#b881d9" fo:font-size="55%"/>
      </text:list-level-style-bullet>
      <text:list-level-style-bullet text:level="5" text:bullet-char="">
        <style:list-level-properties text:space-before="5.08cm" text:min-label-width="0.635cm"/>
        <style:text-properties fo:font-family="Wingdings" style:font-pitch="variable" style:font-charset="x-symbol" fo:color="#c261df" fo:font-size="50%"/>
      </text:list-level-style-bullet>
      <text:list-level-style-bullet text:level="6" text:bullet-char="">
        <style:list-level-properties text:space-before="5.08cm" text:min-label-width="0.635cm"/>
        <style:text-properties fo:font-family="Wingdings" style:font-pitch="variable" style:font-charset="x-symbol" fo:color="#c261df" fo:font-size="50%"/>
      </text:list-level-style-bullet>
      <text:list-level-style-bullet text:level="7" text:bullet-char="">
        <style:list-level-properties text:space-before="5.08cm" text:min-label-width="0.635cm"/>
        <style:text-properties fo:font-family="Wingdings" style:font-pitch="variable" style:font-charset="x-symbol" fo:color="#c261df" fo:font-size="50%"/>
      </text:list-level-style-bullet>
      <text:list-level-style-bullet text:level="8" text:bullet-char="">
        <style:list-level-properties text:space-before="5.08cm" text:min-label-width="0.635cm"/>
        <style:text-properties fo:font-family="Wingdings" style:font-pitch="variable" style:font-charset="x-symbol" fo:color="#c261df"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80f207" fo:font-size="55%"/>
      </text:list-level-style-bullet>
      <text:list-level-style-bullet text:level="3" text:bullet-char="">
        <style:list-level-properties text:space-before="2.54cm" text:min-label-width="0.635cm"/>
        <style:text-properties fo:font-family="Wingdings" style:font-pitch="variable" style:font-charset="x-symbol" fo:color="#87c294" fo:font-size="50%"/>
      </text:list-level-style-bullet>
      <text:list-level-style-bullet text:level="4" text:bullet-char="">
        <style:list-level-properties text:space-before="3.81cm" text:min-label-width="0.635cm"/>
        <style:text-properties fo:font-family="Wingdings" style:font-pitch="variable" style:font-charset="x-symbol" fo:color="#b881d9" fo:font-size="55%"/>
      </text:list-level-style-bullet>
      <text:list-level-style-bullet text:level="5" text:bullet-char="">
        <style:list-level-properties text:space-before="5.08cm" text:min-label-width="0.635cm"/>
        <style:text-properties fo:font-family="Wingdings" style:font-pitch="variable" style:font-charset="x-symbol" fo:color="#c261df" fo:font-size="50%"/>
      </text:list-level-style-bullet>
      <text:list-level-style-bullet text:level="6" text:bullet-char="">
        <style:list-level-properties text:space-before="5.08cm" text:min-label-width="0.635cm"/>
        <style:text-properties fo:font-family="Wingdings" style:font-pitch="variable" style:font-charset="x-symbol" fo:color="#c261df" fo:font-size="50%"/>
      </text:list-level-style-bullet>
      <text:list-level-style-bullet text:level="7" text:bullet-char="">
        <style:list-level-properties text:space-before="5.08cm" text:min-label-width="0.635cm"/>
        <style:text-properties fo:font-family="Wingdings" style:font-pitch="variable" style:font-charset="x-symbol" fo:color="#c261df" fo:font-size="50%"/>
      </text:list-level-style-bullet>
      <text:list-level-style-bullet text:level="8" text:bullet-char="">
        <style:list-level-properties text:space-before="5.08cm" text:min-label-width="0.635cm"/>
        <style:text-properties fo:font-family="Wingdings" style:font-pitch="variable" style:font-charset="x-symbol" fo:color="#c261df"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1.058cm"/>
        <style:text-properties fo:font-family="Wingdings" style:font-pitch="variable" style:font-charset="x-symbol" fo:color="#3333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1.05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2.15cm" svg:height="5.516cm" svg:x="2.752cm" svg:y="3.21cm" presentation:class="title" presentation:user-transformed="true">
          <draw:text-box>
            <text:p text:style-name="P1"><text:span text:style-name="T1">Semantic</text:span><text:span text:style-name="T2"> Patches </text:span><text:span text:style-name="T2"><text:line-break/></text:span><text:span text:style-name="T3">for specifying and automating</text:span><text:span text:style-name="T4"><text:line-break/></text:span><text:span text:style-name="T2">Collateral Evolutions</text:span></text:p>
          </draw:text-box>
        </draw:frame>
        <draw:frame presentation:style-name="pr2" draw:text-style-name="P2" draw:layer="layout" svg:width="23.605cm" svg:height="9.596cm" svg:x="0.696cm" svg:y="9.925cm" presentation:class="subtitle" presentation:user-transformed="true">
          <draw:text-box>
            <text:p text:style-name="P3"><text:span text:style-name="T5">Yoann Padioleau</text:span></text:p>
            <text:p text:style-name="P4"><text:span text:style-name="T6">Ecole des Mines de Nantes, France</text:span></text:p>
            <text:p text:style-name="P4"><text:span text:style-name="T6">with</text:span></text:p>
            <text:p text:style-name="P4"><text:span text:style-name="T6">René Rydhof Hansen and Julia Lawall (DIKU, Denmark)</text:span></text:p>
            <text:p text:style-name="P4"><text:span text:style-name="T6">Gilles Muller (Ecole des Mines de Nantes)</text:span></text:p>
            <text:p text:style-name="P4"><text:span text:style-name="T6"/></text:p>
            <text:p text:style-name="P5"><text:span text:style-name="T7">the Coccinelle project</text:span></text:p>
            <text:p text:style-name="P6"><text:span text:style-name="T7"/></text:p>
          </draw:text-box>
        </draw:frame>
        <draw:frame draw:style-name="gr1" draw:text-style-name="P7" draw:layer="layout" svg:width="4.228cm" svg:height="4.401cm" svg:x="20.1cm" svg:y="4.123cm">
          <draw:image xlink:href="Pictures/200000370000F3EA0000FE0B0FE2BB1B.wmf" xlink:type="simple" xlink:show="embed" xlink:actuate="onLoad">
            <text:p text:style-name="P8"/>
          </draw:image>
        </draw:frame>
        <presentation:notes draw:style-name="dp2">
          <draw:page-thumbnail draw:layer="layout" svg:width="14.213cm" svg:height="10.659cm" svg:x="2.76cm" svg:y="2.134cm" draw:page-number="1"/>
          <draw:frame presentation:style-name="pr3" draw:text-style-name="P8" draw:layer="layout" svg:width="15.787cm" svg:height="12.795cm" svg:x="1.97cm" svg:y="13.497cm" presentation:class="notes" presentation:placeholder="true">
            <draw:text-box/>
          </draw:frame>
        </presentation:notes>
      </draw:page>
      <draw:page draw:name="page2" draw:style-name="dp1" draw:master-page-name="Default">
        <draw:custom-shape draw:style-name="gr2" draw:text-style-name="P10" draw:layer="layout" svg:width="20.858cm" svg:height="14.911cm" svg:x="2.245cm" svg:y="4.595cm">
          <text:p text:style-name="P9"><text:span text:style-name="T8"><text:s text:c="4"/></text:span><text:span text:style-name="T8">« The Linux USB code has been rewritten at least three times. We've done this over time in order to handle things that we didn't originally need to handle, like high speed devices, and just because we learned the problems of our first design, and to </text:span><text:span text:style-name="T9">fix</text:span><text:span text:style-name="T8"> bugs and security issues. </text:span><text:span text:style-name="T10">Each time</text:span><text:span text:style-name="T8"> </text:span><text:span text:style-name="T10">we made changes in our API, we updated all of the kernel drivers </text:span><text:span text:style-name="T8">that used the APIs, so nothing would break. And we deleted the old functions as they were no longer needed, and did things wrong. »</text:span></text:p>
          <text:p text:style-name="P9"><text:span text:style-name="T9"><text:s text:c="5"/></text:span><text:span text:style-name="T8">- </text:span><text:span text:style-name="T11">Greg Kroah-Hartman, OLS 2006</text:span><text:span text:style-name="T12">.</text:span></text:p>
          <text:p text:style-name="P9"><text:span text:style-name="T12"/></text:p>
          <draw:enhanced-geometry svg:viewBox="0 0 21600 21600" draw:type="mso-spt202" draw:enhanced-path="M 0 0 L 21600 0 21600 21600 0 21600 0 0 Z N"/>
        </draw:custom-shape>
        <presentation:notes draw:style-name="dp3">
          <draw:page-thumbnail draw:layer="layout" svg:width="14.213cm" svg:height="10.659cm" svg:x="2.76cm" svg:y="2.134cm" draw:page-number="2"/>
          <draw:frame presentation:style-name="pr4" draw:text-style-name="P8" draw:layer="layout" svg:width="15.787cm" svg:height="12.795cm" svg:x="1.97cm" svg:y="13.497cm" presentation:class="notes" presentation:placeholder="true">
            <draw:text-box/>
          </draw:frame>
        </presentation:notes>
      </draw:page>
      <draw:page draw:name="page3" draw:style-name="dp1" draw:master-page-name="Default" presentation:presentation-page-layout-name="AL2T19">
        <draw:custom-shape draw:style-name="gr3" draw:text-style-name="P10" draw:layer="layout" svg:width="6.403cm" svg:height="7.924cm" svg:x="15.901cm" svg:y="10.526cm">
          <text:p text:style-name="P8"/>
          <draw:enhanced-geometry draw:extrusion-allowed="false" draw:text-areas="1645 4171 16522 17314" draw:glue-points="0 2800 3468 0 21653 18828 19954 20214 18256 21628 19954 1428 18256 2800 1645 1428 21600 0 10800 0 0 10800 21600 10800" draw:type="mso-spt100" draw:enhanced-path="M 0 18014 L 0 2800 1645 2800 1645 1428 3468 1428 3468 0 21653 0 21653 18828 19954 18828 19954 20214 18256 20214 18256 21600 4434 21600 0 18014 Z N M 3486 1428 L 19954 1428 19954 20214 18256 20214 18256 2800 1645 2800 1645 1428 3486 1428 Z N M 0 18014 L 4434 18000 4434 21600 0 18014 Z N">
            <draw:handle/>
          </draw:enhanced-geometry>
        </draw:custom-shape>
        <draw:custom-shape draw:style-name="gr3" draw:text-style-name="P10" draw:layer="layout" svg:width="5.601cm" svg:height="6.998cm" svg:x="1.499cm" svg:y="11.527cm">
          <text:p text:style-name="P8"/>
          <draw:enhanced-geometry draw:text-areas="977 818 20622 16429" draw:glue-points="10757 21632 85 10849 10757 81 21706 10652 10757 21632 0 0 21600 0 21600 21600" draw:type="mso-spt100" draw:enhanced-path="M 10757 21632 L 5187 21632 85 17509 85 10849 85 81 10757 81 21706 81 21706 10652 21706 21632 10757 21632 Z N M 85 17509 L 5187 17509 5187 21632 85 17509 Z N">
            <draw:handle/>
          </draw:enhanced-geometry>
        </draw:custom-shape>
        <draw:custom-shape draw:style-name="gr3" draw:text-style-name="P10" draw:layer="layout" svg:width="11.399cm" svg:height="3.201cm" svg:x="9.3cm" svg:y="4.326cm">
          <text:p text:style-name="P8"/>
          <draw:enhanced-geometry draw:text-areas="977 818 20622 16429" draw:glue-points="10757 21632 85 10849 10757 81 21706 10652 10757 21632 0 0 21600 0 21600 21600" draw:type="mso-spt100" draw:enhanced-path="M 10757 21632 L 5187 21632 85 17509 85 10849 85 81 10757 81 21706 81 21706 10652 21706 21632 10757 21632 Z N M 85 17509 L 5187 17509 5187 21632 85 17509 Z N">
            <draw:handle/>
          </draw:enhanced-geometry>
        </draw:custom-shape>
        <draw:frame presentation:style-name="pr5" draw:text-style-name="P2" draw:layer="layout" svg:width="21.647cm" svg:height="3.217cm" svg:x="3.809cm" svg:y="0.169cm" presentation:class="title" presentation:user-transformed="true">
          <draw:text-box>
            <text:p text:style-name="P1"><text:span text:style-name="T13">The problem: Collateral Evolutions</text:span></text:p>
          </draw:text-box>
        </draw:frame>
        <draw:custom-shape draw:style-name="gr4" draw:text-style-name="P10" draw:layer="layout" svg:width="7.201cm" svg:height="1.247cm" svg:x="12.7cm" svg:y="5.927cm">
          <text:p text:style-name="P9"><text:span text:style-name="T14">int bar(int</text:span><text:span text:style-name="T15"> </text:span><text:span text:style-name="T14">x</text:span><text:span text:style-name="T15">){</text:span></text:p>
          <draw:enhanced-geometry svg:viewBox="0 0 21600 21600" draw:type="mso-spt202" draw:enhanced-path="M 0 0 L 21600 0 21600 21600 0 21600 0 0 Z N"/>
        </draw:custom-shape>
        <draw:custom-shape draw:style-name="gr5" draw:text-style-name="P10" draw:layer="layout" svg:width="6.275cm" svg:height="2.656cm" svg:x="1.354cm" svg:y="4.595cm">
          <text:list text:style-name="L4">
            <text:list-item>
              <text:p text:style-name="P11"><text:span text:style-name="T16">Evolution</text:span></text:p>
            </text:list-item>
          </text:list>
          <text:list text:style-name="L4">
            <text:list-item>
              <text:p text:style-name="P12"><text:span text:style-name="T16"><text:tab/></text:span><text:span text:style-name="T17">in a library</text:span><text:span text:style-name="T16"> </text:span></text:p>
            </text:list-item>
          </text:list>
          <draw:enhanced-geometry svg:viewBox="0 0 21600 21600" draw:type="mso-spt202" draw:enhanced-path="M 0 0 L 21600 0 21600 21600 0 21600 0 0 Z N"/>
        </draw:custom-shape>
        <draw:custom-shape draw:style-name="gr5" draw:text-style-name="P10" draw:layer="layout" svg:width="3.702cm" svg:height="1.082cm" svg:x="9.313cm" svg:y="5.323cm">
          <text:p text:style-name="P13"><text:span text:style-name="T18">becomes</text:span></text:p>
          <draw:enhanced-geometry svg:viewBox="0 0 21600 21600" draw:type="mso-spt202" draw:enhanced-path="M 0 0 L 21600 0 21600 21600 0 21600 0 0 Z N"/>
        </draw:custom-shape>
        <draw:custom-shape draw:style-name="gr5" draw:text-style-name="P10" draw:layer="layout" svg:width="14.078cm" svg:height="2.656cm" svg:x="0.969cm" svg:y="7.924cm">
          <text:list text:style-name="L4">
            <text:list-item>
              <text:p text:style-name="P11"><text:span text:style-name="T17">Can entail lots of </text:span></text:p>
            </text:list-item>
          </text:list>
          <text:list text:style-name="L4">
            <text:list-item>
              <text:p text:style-name="P12"><text:span text:style-name="T16"><text:tab/></text:span><text:span text:style-name="T16">Collateral Evolutions </text:span><text:span text:style-name="T17">in clients</text:span></text:p>
            </text:list-item>
          </text:list>
          <draw:enhanced-geometry svg:viewBox="0 0 21600 21600" draw:type="mso-spt202" draw:enhanced-path="M 0 0 L 21600 0 21600 21600 0 21600 0 0 Z N"/>
        </draw:custom-shape>
        <draw:custom-shape draw:style-name="gr3" draw:text-style-name="P10" draw:layer="layout" svg:width="7.801cm" svg:height="6.998cm" svg:x="7.699cm" svg:y="11.527cm">
          <text:p text:style-name="P8"/>
          <draw:enhanced-geometry draw:text-areas="977 818 20622 16429" draw:glue-points="10757 21632 85 10849 10757 81 21706 10652 10757 21632 0 0 21600 0 21600 21600" draw:type="mso-spt100" draw:enhanced-path="M 10757 21632 L 5187 21632 85 17509 85 10849 85 81 10757 81 21706 81 21706 10652 21706 21632 10757 21632 Z N M 85 17509 L 5187 17509 5187 21632 85 17509 Z N">
            <draw:handle/>
          </draw:enhanced-geometry>
        </draw:custom-shape>
        <draw:g>
          <draw:custom-shape draw:style-name="gr6" draw:text-style-name="P10" draw:layer="layout" svg:width="3.639cm" svg:height="1.247cm" svg:x="3.115cm" svg:y="11.725cm">
            <text:p text:style-name="P9"><text:span text:style-name="T14">foo(1</text:span><text:span text:style-name="T15">);</text:span></text:p>
            <draw:enhanced-geometry svg:viewBox="0 0 21600 21600" draw:type="mso-spt202" draw:enhanced-path="M 0 0 L 21600 0 21600 21600 0 21600 0 0 Z N"/>
          </draw:custom-shape>
          <draw:custom-shape draw:style-name="gr7" draw:text-style-name="P10" draw:layer="layout" svg:width="3.639cm" svg:height="1.247cm" svg:x="3.115cm" svg:y="12.924cm">
            <text:p text:style-name="P9"><text:span text:style-name="T14">bar(1</text:span><text:span text:style-name="T15">);</text:span></text:p>
            <draw:enhanced-geometry svg:viewBox="0 0 21600 21600" draw:type="mso-spt202" draw:enhanced-path="M 0 0 L 21600 0 21600 21600 0 21600 0 0 Z N"/>
          </draw:custom-shape>
        </draw:g>
        <draw:custom-shape draw:style-name="gr8" draw:text-style-name="P10" draw:layer="layout" svg:width="6.002cm" svg:height="1.247cm" svg:x="9.3cm" svg:y="11.725cm">
          <text:p text:style-name="P9"><text:span text:style-name="T14">foo(foo(2</text:span><text:span text:style-name="T15">));</text:span></text:p>
          <draw:enhanced-geometry svg:viewBox="0 0 21600 21600" draw:type="mso-spt202" draw:enhanced-path="M 0 0 L 21600 0 21600 21600 0 21600 0 0 Z N"/>
        </draw:custom-shape>
        <draw:custom-shape draw:style-name="gr4" draw:text-style-name="P10" draw:layer="layout" svg:width="6.002cm" svg:height="1.082cm" svg:x="9.3cm" svg:y="12.925cm">
          <text:p text:style-name="P13"><text:span text:style-name="T14">bar(bar(2));</text:span></text:p>
          <draw:enhanced-geometry svg:viewBox="0 0 21600 21600" draw:type="mso-spt202" draw:enhanced-path="M 0 0 L 21600 0 21600 21600 0 21600 0 0 Z N"/>
        </draw:custom-shape>
        <draw:custom-shape draw:style-name="gr8" draw:text-style-name="P10" draw:layer="layout" svg:width="7.201cm" svg:height="1.247cm" svg:x="12.7cm" svg:y="4.524cm">
          <text:p text:style-name="P9"><text:span text:style-name="T14">int foo(int x</text:span><text:span text:style-name="T15">){</text:span></text:p>
          <draw:enhanced-geometry svg:viewBox="0 0 21600 21600" draw:type="mso-spt202" draw:enhanced-path="M 0 0 L 21600 0 21600 21600 0 21600 0 0 Z N"/>
        </draw:custom-shape>
        <draw:custom-shape draw:style-name="gr5" draw:text-style-name="P10" draw:layer="layout" svg:width="2.153cm" svg:height="0.913cm" svg:x="9.328cm" svg:y="3.523cm">
          <text:p text:style-name="P14"><text:span text:style-name="T19">lib.c</text:span></text:p>
          <draw:enhanced-geometry svg:viewBox="0 0 21600 21600" draw:type="mso-spt202" draw:enhanced-path="M 0 0 L 21600 0 21600 21600 0 21600 0 0 Z N"/>
        </draw:custom-shape>
        <draw:custom-shape draw:style-name="gr5" draw:text-style-name="P10" draw:layer="layout" svg:width="3.474cm" svg:height="0.913cm" svg:x="1.546cm" svg:y="10.724cm">
          <text:p text:style-name="P14"><text:span text:style-name="T19">client1.c</text:span></text:p>
          <draw:enhanced-geometry svg:viewBox="0 0 21600 21600" draw:type="mso-spt202" draw:enhanced-path="M 0 0 L 21600 0 21600 21600 0 21600 0 0 Z N"/>
        </draw:custom-shape>
        <draw:custom-shape draw:style-name="gr5" draw:text-style-name="P10" draw:layer="layout" svg:width="3.474cm" svg:height="0.913cm" svg:x="7.746cm" svg:y="10.724cm">
          <text:p text:style-name="P14"><text:span text:style-name="T19">client2.c</text:span></text:p>
          <draw:enhanced-geometry svg:viewBox="0 0 21600 21600" draw:type="mso-spt202" draw:enhanced-path="M 0 0 L 21600 0 21600 21600 0 21600 0 0 Z N"/>
        </draw:custom-shape>
        <draw:custom-shape draw:style-name="gr5" draw:text-style-name="P10" draw:layer="layout" svg:width="3.474cm" svg:height="0.913cm" svg:x="17.147cm" svg:y="9.723cm">
          <text:p text:style-name="P14"><text:span text:style-name="T19">clientn.c</text:span></text:p>
          <draw:enhanced-geometry svg:viewBox="0 0 21600 21600" draw:type="mso-spt202" draw:enhanced-path="M 0 0 L 21600 0 21600 21600 0 21600 0 0 Z N"/>
        </draw:custom-shape>
        <draw:g>
          <draw:custom-shape draw:style-name="gr6" draw:text-style-name="P10" draw:layer="layout" svg:width="3.639cm" svg:height="1.247cm" svg:x="3.115cm" svg:y="14.526cm">
            <text:p text:style-name="P9"><text:span text:style-name="T14">foo(2</text:span><text:span text:style-name="T15">);</text:span></text:p>
            <draw:enhanced-geometry svg:viewBox="0 0 21600 21600" draw:type="mso-spt202" draw:enhanced-path="M 0 0 L 21600 0 21600 21600 0 21600 0 0 Z N"/>
          </draw:custom-shape>
          <draw:custom-shape draw:style-name="gr7" draw:text-style-name="P10" draw:layer="layout" svg:width="3.639cm" svg:height="1.247cm" svg:x="3.115cm" svg:y="15.726cm">
            <text:p text:style-name="P9"><text:span text:style-name="T14">bar(2</text:span><text:span text:style-name="T15">);</text:span></text:p>
            <draw:enhanced-geometry svg:viewBox="0 0 21600 21600" draw:type="mso-spt202" draw:enhanced-path="M 0 0 L 21600 0 21600 21600 0 21600 0 0 Z N"/>
          </draw:custom-shape>
        </draw:g>
        <draw:line draw:style-name="gr9" draw:text-style-name="P7" draw:layer="layout" svg:x1="16.7cm" svg:y1="12.524cm" svg:x2="19.5cm" svg:y2="12.524cm">
          <text:p text:style-name="P8"/>
        </draw:line>
        <draw:line draw:style-name="gr10" draw:text-style-name="P7" draw:layer="layout" svg:x1="17.701cm" svg:y1="12.524cm" svg:x2="20.501cm" svg:y2="12.524cm">
          <text:p text:style-name="P8"/>
        </draw:line>
        <draw:line draw:style-name="gr10" draw:text-style-name="P7" draw:layer="layout" svg:x1="17.701cm" svg:y1="13.123cm" svg:x2="19.5cm" svg:y2="13.123cm">
          <text:p text:style-name="P8"/>
        </draw:line>
        <draw:line draw:style-name="gr10" draw:text-style-name="P7" draw:layer="layout" svg:x1="17.701cm" svg:y1="14.927cm" svg:x2="19.5cm" svg:y2="14.927cm">
          <text:p text:style-name="P8"/>
        </draw:line>
        <draw:line draw:style-name="gr10" draw:text-style-name="P7" draw:layer="layout" svg:x1="17.701cm" svg:y1="14.327cm" svg:x2="18.9cm" svg:y2="14.327cm">
          <text:p text:style-name="P8"/>
        </draw:line>
        <draw:line draw:style-name="gr10" draw:text-style-name="P7" draw:layer="layout" svg:x1="17.701cm" svg:y1="16.126cm" svg:x2="19.5cm" svg:y2="16.126cm">
          <text:p text:style-name="P8"/>
        </draw:line>
        <draw:line draw:style-name="gr11" draw:text-style-name="P7" draw:layer="layout" svg:x1="17.701cm" svg:y1="12.726cm" svg:x2="20.501cm" svg:y2="12.726cm">
          <text:p text:style-name="P8"/>
        </draw:line>
        <draw:line draw:style-name="gr11" draw:text-style-name="P7" draw:layer="layout" svg:x1="17.701cm" svg:y1="13.326cm" svg:x2="19.5cm" svg:y2="13.326cm">
          <text:p text:style-name="P8"/>
        </draw:line>
        <draw:line draw:style-name="gr11" draw:text-style-name="P7" draw:layer="layout" svg:x1="17.701cm" svg:y1="14.526cm" svg:x2="18.9cm" svg:y2="14.526cm">
          <text:p text:style-name="P8"/>
        </draw:line>
        <draw:line draw:style-name="gr11" draw:text-style-name="P7" draw:layer="layout" svg:x1="17.701cm" svg:y1="15.125cm" svg:x2="19.5cm" svg:y2="15.125cm">
          <text:p text:style-name="P8"/>
        </draw:line>
        <draw:line draw:style-name="gr11" draw:text-style-name="P7" draw:layer="layout" svg:x1="17.701cm" svg:y1="16.325cm" svg:x2="19.5cm" svg:y2="16.325cm">
          <text:p text:style-name="P8"/>
        </draw:line>
        <draw:custom-shape draw:style-name="gr6" draw:text-style-name="P10" draw:layer="layout" svg:width="5.921cm" svg:height="1.247cm" svg:x="9.316cm" svg:y="14.327cm">
          <text:p text:style-name="P9"><text:span text:style-name="T14">if(foo(3</text:span><text:span text:style-name="T15">)) {</text:span></text:p>
          <draw:enhanced-geometry svg:viewBox="0 0 21600 21600" draw:type="mso-spt202" draw:enhanced-path="M 0 0 L 21600 0 21600 21600 0 21600 0 0 Z N"/>
        </draw:custom-shape>
        <draw:custom-shape draw:style-name="gr7" draw:text-style-name="P10" draw:layer="layout" svg:width="5.921cm" svg:height="1.247cm" svg:x="9.316cm" svg:y="15.527cm">
          <text:p text:style-name="P9"><text:span text:style-name="T14">if(bar(3</text:span><text:span text:style-name="T15">)) {</text:span></text:p>
          <draw:enhanced-geometry svg:viewBox="0 0 21600 21600" draw:type="mso-spt202" draw:enhanced-path="M 0 0 L 21600 0 21600 21600 0 21600 0 0 Z N"/>
        </draw:custom-shape>
        <draw:line draw:style-name="gr11" draw:text-style-name="P7" draw:layer="layout" svg:x1="17.701cm" svg:y1="18.124cm" svg:x2="19.5cm" svg:y2="18.124cm">
          <text:p text:style-name="P8"/>
        </draw:line>
        <draw:line draw:style-name="gr10" draw:text-style-name="P7" draw:layer="layout" svg:x1="17.701cm" svg:y1="17.926cm" svg:x2="19.5cm" svg:y2="17.926cm">
          <text:p text:style-name="P8"/>
        </draw:line>
        <draw:line draw:style-name="gr10" draw:text-style-name="P7" draw:layer="layout" svg:x1="17.701cm" svg:y1="16.929cm" svg:x2="18.9cm" svg:y2="16.929cm">
          <text:p text:style-name="P8"/>
        </draw:line>
        <draw:line draw:style-name="gr11" draw:text-style-name="P7" draw:layer="layout" svg:x1="17.701cm" svg:y1="17.127cm" svg:x2="18.9cm" svg:y2="17.127cm">
          <text:p text:style-name="P8"/>
        </draw:line>
        <draw:custom-shape draw:style-name="gr5" draw:text-style-name="P10" draw:layer="layout" svg:width="2.729cm" svg:height="0.913cm" svg:x="22.005cm" svg:y="6.923cm">
          <text:p text:style-name="P14"><text:span text:style-name="T20">Legend:</text:span></text:p>
          <draw:enhanced-geometry svg:viewBox="0 0 21600 21600" draw:type="mso-spt202" draw:enhanced-path="M 0 0 L 21600 0 21600 21600 0 21600 0 0 Z N"/>
        </draw:custom-shape>
        <draw:custom-shape draw:style-name="gr12" draw:text-style-name="P10" draw:layer="layout" svg:width="2.399cm" svg:height="0.913cm" svg:x="22.503cm" svg:y="7.924cm">
          <text:p text:style-name="P14"><text:span text:style-name="T20">before</text:span></text:p>
          <draw:enhanced-geometry svg:viewBox="0 0 21600 21600" draw:type="mso-spt202" draw:enhanced-path="M 0 0 L 21600 0 21600 21600 0 21600 0 0 Z N"/>
        </draw:custom-shape>
        <draw:custom-shape draw:style-name="gr13" draw:text-style-name="P10" draw:layer="layout" svg:width="2.399cm" svg:height="0.913cm" svg:x="22.503cm" svg:y="8.925cm">
          <text:p text:style-name="P14"><text:span text:style-name="T20">after</text:span></text:p>
          <draw:enhanced-geometry svg:viewBox="0 0 21600 21600" draw:type="mso-spt202" draw:enhanced-path="M 0 0 L 21600 0 21600 21600 0 21600 0 0 Z N"/>
        </draw:custom-shape>
        <presentation:notes draw:style-name="dp3">
          <draw:page-thumbnail draw:layer="layout" svg:width="14.213cm" svg:height="10.659cm" svg:x="2.76cm" svg:y="2.134cm" draw:page-number="3"/>
          <draw:frame presentation:style-name="pr4" draw:text-style-name="P8" draw:layer="layout" svg:width="15.787cm" svg:height="12.795cm" svg:x="1.97cm" svg:y="13.497cm" presentation:class="notes" presentation:placeholder="true">
            <draw:text-box/>
          </draw:frame>
        </presentation:notes>
      </draw:page>
      <draw:page draw:name="page4"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Our main target: device drivers</text:span></text:p>
          </draw:text-box>
        </draw:frame>
        <draw:frame presentation:style-name="pr6" draw:text-style-name="P19" draw:layer="layout" svg:width="22.86cm" svg:height="14.689cm" svg:x="1.499cm" svg:y="3.924cm" presentation:class="outline" presentation:user-transformed="true">
          <draw:text-box>
            <text:list text:style-name="L5">
              <text:list-item>
                <text:p text:style-name="P15"><text:span text:style-name="T13">Many libraries: driver support libraries</text:span></text:p>
              </text:list-item>
            </text:list>
            <text:list text:style-name="L6">
              <text:list-item>
                <text:list>
                  <text:list-item>
                    <text:p text:style-name="P16"><text:span text:style-name="T21">One per device type, per bus (pci library, sound, …)</text:span></text:p>
                  </text:list-item>
                </text:list>
              </text:list-item>
            </text:list>
            <text:list text:style-name="L5">
              <text:list-item>
                <text:p text:style-name="P15"><text:span text:style-name="T13">Many clients: device specific code</text:span></text:p>
              </text:list-item>
            </text:list>
            <text:list text:style-name="L6">
              <text:list-item>
                <text:list>
                  <text:list-item>
                    <text:p text:style-name="P16"><text:span text:style-name="T21">Drivers make up &gt; 50% of the Linux source code</text:span></text:p>
                  </text:list-item>
                </text:list>
              </text:list-item>
            </text:list>
            <text:list text:style-name="L5">
              <text:list-item>
                <text:p text:style-name="P15"><text:span text:style-name="T13">Many </text:span><text:span text:style-name="T22">evolutions</text:span><text:span text:style-name="T13"> and </text:span><text:span text:style-name="T22">collateral evolutions</text:span></text:p>
              </text:list-item>
            </text:list>
            <text:list text:style-name="L6">
              <text:list-item>
                <text:list>
                  <text:list-item>
                    <text:p text:style-name="P16"><text:span text:style-name="T23">1200 evolutions in 2.6, some affecting 400 files, at over 1000 sites</text:span></text:p>
                  </text:list-item>
                </text:list>
              </text:list-item>
            </text:list>
            <text:list text:style-name="L5">
              <text:list-item>
                <text:p text:style-name="P17"><text:span text:style-name="T13">Taxonomy of evolutions :</text:span></text:p>
              </text:list-item>
            </text:list>
            <text:list text:style-name="L7">
              <text:list-item>
                <text:p text:style-name="P18"><text:span text:style-name="T24"><text:tab/></text:span><text:span text:style-name="T25">Add argument, split data structure, getter and setter introduction, <text:s text:c="2"/>change protocol sequencing, change return type, add error checking, …</text:span></text:p>
              </text:list-item>
            </text:list>
          </draw:text-box>
        </draw:frame>
        <presentation:notes draw:style-name="dp3">
          <draw:page-thumbnail draw:layer="layout" svg:width="14.213cm" svg:height="10.659cm" svg:x="2.76cm" svg:y="2.134cm" draw:page-number="4"/>
          <draw:frame presentation:style-name="pr4" draw:text-style-name="P8" draw:layer="layout" svg:width="15.787cm" svg:height="12.795cm" svg:x="1.97cm" svg:y="13.497cm" presentation:class="notes" presentation:placeholder="true">
            <draw:text-box/>
          </draw:frame>
        </presentation:notes>
      </draw:page>
      <draw:page draw:name="page5"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5">Our goal</text:span></text:p>
          </draw:text-box>
        </draw:frame>
        <draw:frame presentation:style-name="pr7" draw:text-style-name="P19" draw:layer="layout" svg:width="22.401cm" svg:height="13.202cm" svg:x="1.697cm" svg:y="4.325cm" presentation:class="outline" presentation:user-transformed="true">
          <draw:text-box>
            <text:list text:style-name="L5">
              <text:list-item>
                <text:p text:style-name="P20"><text:span text:style-name="T23">Currently, Collateral Evolutions in Linux are done nearly manually: </text:span></text:p>
              </text:list-item>
            </text:list>
            <text:list text:style-name="L5">
              <text:list-item>
                <text:list>
                  <text:list-item>
                    <text:p text:style-name="P21"><text:span text:style-name="T24">Difficult</text:span></text:p>
                  </text:list-item>
                </text:list>
              </text:list-item>
            </text:list>
            <text:list text:style-name="L5">
              <text:list-item>
                <text:list>
                  <text:list-item>
                    <text:p text:style-name="P21"><text:span text:style-name="T24">Time consuming</text:span></text:p>
                  </text:list-item>
                </text:list>
              </text:list-item>
            </text:list>
            <text:list text:style-name="L5">
              <text:list-item>
                <text:list>
                  <text:list-item>
                    <text:p text:style-name="P21"><text:span text:style-name="T24">Error prone</text:span></text:p>
                  </text:list-item>
                </text:list>
              </text:list-item>
            </text:list>
            <text:list text:style-name="L5">
              <text:list-item>
                <text:p text:style-name="P20"><text:span text:style-name="T23">The highly </text:span><text:span text:style-name="T26">concurrent</text:span><text:span text:style-name="T23"> and </text:span><text:span text:style-name="T26">distributed</text:span><text:span text:style-name="T23"> nature of the Linux development process makes it even worse: </text:span></text:p>
              </text:list-item>
            </text:list>
            <text:list text:style-name="L5">
              <text:list-item>
                <text:list>
                  <text:list-item>
                    <text:p text:style-name="P21"><text:span text:style-name="T24">Misunderstandings </text:span></text:p>
                  </text:list-item>
                </text:list>
              </text:list-item>
            </text:list>
            <text:list text:style-name="L5">
              <text:list-item>
                <text:list>
                  <text:list-item>
                    <text:p text:style-name="P21"><text:span text:style-name="T24">Out of date patches, conflicting patches</text:span></text:p>
                  </text:list-item>
                </text:list>
              </text:list-item>
            </text:list>
            <text:list text:style-name="L5">
              <text:list-item>
                <text:list>
                  <text:list-item>
                    <text:p text:style-name="P21"><text:span text:style-name="T24">Patches that miss code sites (because newly introduced sites and newly introduced drivers)</text:span></text:p>
                  </text:list-item>
                </text:list>
              </text:list-item>
            </text:list>
            <text:list text:style-name="L5">
              <text:list-item>
                <text:list>
                  <text:list-item>
                    <text:p text:style-name="P21"><text:span text:style-name="T24">Drivers outside the Linux source tree are not updated</text:span></text:p>
                  </text:list-item>
                </text:list>
              </text:list-item>
            </text:list>
          </draw:text-box>
        </draw:frame>
        <draw:custom-shape draw:style-name="gr14" draw:text-style-name="P22" draw:layer="layout" svg:width="23.598cm" svg:height="1.163cm" svg:x="1.061cm" svg:y="17.78cm">
          <text:p text:style-name="P9"><text:span text:style-name="T27">Need a tool to </text:span><text:span text:style-name="T28">document</text:span><text:span text:style-name="T27"> and </text:span><text:span text:style-name="T28">automate</text:span><text:span text:style-name="T27"> Collateral Evolutions</text:span></text:p>
          <draw:enhanced-geometry svg:viewBox="0 0 21600 21600" draw:type="mso-spt202" draw:enhanced-path="M 0 0 L 21600 0 21600 21600 0 21600 0 0 Z N"/>
        </draw:custom-shape>
        <presentation:notes draw:style-name="dp3">
          <draw:page-thumbnail draw:layer="layout" svg:width="14.213cm" svg:height="10.659cm" svg:x="2.76cm" svg:y="2.134cm" draw:page-number="5"/>
          <draw:frame presentation:style-name="pr4" draw:text-style-name="P8" draw:layer="layout" svg:width="15.787cm" svg:height="12.795cm" svg:x="1.97cm" svg:y="13.497cm" presentation:class="notes" presentation:placeholder="true">
            <draw:text-box/>
          </draw:frame>
        </presentation:notes>
      </draw:page>
      <draw:page draw:name="page6" draw:style-name="dp1" draw:master-page-name="Default" presentation:presentation-page-layout-name="AL3T1">
        <draw:custom-shape draw:style-name="gr15" draw:text-style-name="P10" draw:layer="layout" svg:width="15.002cm" svg:height="9.6cm" svg:x="1.301cm" svg:y="8.925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13">Complex Collateral Evolutions</text:span></text:p>
          </draw:text-box>
        </draw:frame>
        <draw:custom-shape draw:style-name="gr16" draw:text-style-name="P10" draw:layer="layout" svg:width="14.204cm" svg:height="0.803cm" svg:x="1.499cm" svg:y="10.045cm">
          <text:p text:style-name="P8"/>
          <draw:enhanced-geometry svg:viewBox="0 0 21600 21600" draw:type="rectangle" draw:enhanced-path="M 0 0 L 21600 0 21600 21600 0 21600 0 0 Z N"/>
        </draw:custom-shape>
        <draw:custom-shape draw:style-name="gr17" draw:text-style-name="P10" draw:layer="layout" svg:width="14.204cm" svg:height="0.878cm" svg:x="1.499cm" svg:y="11.646cm">
          <text:p text:style-name="P8"/>
          <draw:enhanced-geometry svg:viewBox="0 0 21600 21600" draw:type="rectangle" draw:enhanced-path="M 0 0 L 21600 0 21600 21600 0 21600 0 0 Z N"/>
        </draw:custom-shape>
        <draw:custom-shape draw:style-name="gr17" draw:text-style-name="P10" draw:layer="layout" svg:width="14.208cm" svg:height="1.596cm" svg:x="1.499cm" svg:y="13.45cm">
          <text:p text:style-name="P8"/>
          <draw:enhanced-geometry svg:viewBox="0 0 21600 21600" draw:type="rectangle" draw:enhanced-path="M 0 0 L 21600 0 21600 21600 0 21600 0 0 Z N"/>
        </draw:custom-shape>
        <draw:custom-shape draw:style-name="gr17" draw:text-style-name="P10" draw:layer="layout" svg:width="14.204cm" svg:height="1.001cm" svg:x="1.499cm" svg:y="15.849cm">
          <text:p text:style-name="P8"/>
          <draw:enhanced-geometry svg:viewBox="0 0 21600 21600" draw:type="rectangle" draw:enhanced-path="M 0 0 L 21600 0 21600 21600 0 21600 0 0 Z N"/>
        </draw:custom-shape>
        <draw:frame presentation:style-name="pr8" draw:text-style-name="P19" draw:layer="layout" svg:width="13.194cm" svg:height="10.403cm" svg:x="1.698cm" svg:y="9.124cm" presentation:class="outline" presentation:user-transformed="true">
          <draw:text-box>
            <text:list text:style-name="L7">
              <text:list-item>
                <text:p text:style-name="P23"><text:span text:style-name="T14">int </text:span><text:span text:style-name="T29">proc_info</text:span><text:span text:style-name="T14">(int </text:span><text:span text:style-name="T29">x</text:span></text:p>
              </text:list-item>
            </text:list>
            <text:list text:style-name="L7">
              <text:list-item>
                <text:p text:style-name="P23"><text:span text:style-name="T14"><text:s text:c="14"/></text:span><text:span text:style-name="T14">,scsi *</text:span><text:span text:style-name="T29">y</text:span><text:span text:style-name="T14"> </text:span></text:p>
              </text:list-item>
            </text:list>
            <text:list text:style-name="L7">
              <text:list-item>
                <text:p text:style-name="P23"><text:span text:style-name="T14"><text:s text:c="21"/></text:span><text:span text:style-name="T14">) {</text:span></text:p>
              </text:list-item>
            </text:list>
            <text:list text:style-name="L7">
              <text:list-item>
                <text:p text:style-name="P23"><text:span text:style-name="T14"><text:s text:c="2"/></text:span><text:span text:style-name="T14">scsi *</text:span><text:span text:style-name="T29">y</text:span><text:span text:style-name="T14">;</text:span></text:p>
              </text:list-item>
            </text:list>
            <text:list text:style-name="L7">
              <text:list-item>
                <text:p text:style-name="P23"><text:span text:style-name="T14"><text:s text:c="2"/></text:span><text:span text:style-name="T14">...</text:span></text:p>
              </text:list-item>
            </text:list>
            <text:list text:style-name="L7">
              <text:list-item>
                <text:p text:style-name="P23"><text:span text:style-name="T14"><text:s text:c="2"/></text:span><text:span text:style-name="T29">y</text:span><text:span text:style-name="T14"> = </text:span><text:span text:style-name="T30">scsi_get();</text:span></text:p>
              </text:list-item>
            </text:list>
            <text:list text:style-name="L7">
              <text:list-item>
                <text:p text:style-name="P23"><text:span text:style-name="T14"><text:s text:c="2"/></text:span><text:span text:style-name="T14">if(!</text:span><text:span text:style-name="T29">y</text:span><text:span text:style-name="T14">) { ... return -1; }</text:span></text:p>
              </text:list-item>
            </text:list>
            <text:list text:style-name="L7">
              <text:list-item>
                <text:p text:style-name="P23"><text:span text:style-name="T14"><text:s text:c="2"/></text:span><text:span text:style-name="T14">...</text:span></text:p>
              </text:list-item>
            </text:list>
            <text:list text:style-name="L7">
              <text:list-item>
                <text:p text:style-name="P23"><text:span text:style-name="T14"><text:s text:c="2"/></text:span><text:span text:style-name="T30">scsi_put(</text:span><text:span text:style-name="T31">y</text:span><text:span text:style-name="T30">);</text:span></text:p>
              </text:list-item>
            </text:list>
            <text:list text:style-name="L7">
              <text:list-item>
                <text:p text:style-name="P24"><text:span text:style-name="T14"><text:tab/></text:span><text:span text:style-name="T14">...</text:span></text:p>
              </text:list-item>
            </text:list>
            <text:list text:style-name="L7">
              <text:list-item>
                <text:p text:style-name="P24"><text:span text:style-name="T14"><text:s text:c="2"/></text:span><text:span text:style-name="T14">} </text:span><text:span text:style-name="T14"><text:tab/></text:span></text:p>
              </text:list-item>
            </text:list>
          </draw:text-box>
        </draw:frame>
        <draw:custom-shape draw:style-name="gr2" draw:text-style-name="P10" draw:layer="layout" svg:width="23.901cm" svg:height="4.205cm" svg:x="0cm" svg:y="4.326cm">
          <text:p text:style-name="P25"><text:span text:style-name="T12"><text:s text:c="4"/></text:span><text:span text:style-name="T12">The </text:span><text:span text:style-name="T8">proc_info</text:span><text:span text:style-name="T12"> functions should not call the </text:span><text:span text:style-name="T32">scsi_get</text:span><text:span text:style-name="T33"> </text:span><text:span text:style-name="T12">and </text:span><text:span text:style-name="T32">scsi_put</text:span><text:span text:style-name="T12"> library functions to compute a </text:span><text:span text:style-name="T34">scsi</text:span><text:span text:style-name="T12"> </text:span><text:span text:style-name="T17">resource</text:span><text:span text:style-name="T12">. This </text:span><text:span text:style-name="T17">resource</text:span><text:span text:style-name="T12"> will now be passed directly to those functions via a parameter.</text:span></text:p>
          <draw:enhanced-geometry svg:viewBox="0 0 21600 21600" draw:type="mso-spt202" draw:enhanced-path="M 0 0 L 21600 0 21600 21600 0 21600 0 0 Z N"/>
        </draw:custom-shape>
        <draw:custom-shape draw:style-name="gr18" draw:text-style-name="P10" draw:id="id10" draw:layer="layout" svg:width="2.54cm" svg:height="1.693cm" svg:x="18.499cm" svg:y="11.527cm">
          <text:p text:style-name="P8"/>
          <draw:enhanced-geometry svg:viewBox="0 0 21600 21600" draw:glue-points="10800 0 3160 3160 0 10800 3160 18440 10800 21600 18440 18440 21600 10800 18440 3160 ?f14 ?f15" draw:text-areas="3200 3200 18400 18400" draw:type="round-callout" draw:modifiers="-89025 612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27" draw:id="id9" draw:layer="layout" svg:width="5.993cm" svg:height="2.844cm" svg:x="17.502cm" svg:y="11.126cm">
          <text:p text:style-name="P26"><text:span text:style-name="T35">Delete calls</text:span></text:p>
          <text:p text:style-name="P26"><text:span text:style-name="T35">to library</text:span></text:p>
          <draw:enhanced-geometry svg:viewBox="0 0 21600 21600" draw:glue-points="10800 0 3160 3160 0 10800 3160 18440 10800 21600 18440 18440 21600 10800 18440 3160 ?f14 ?f15" draw:text-areas="3200 3200 18400 18400" draw:type="round-callout" draw:modifiers="-28926.1261261261 20688.9279437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id="id11" draw:layer="layout" svg:width="6.2cm" svg:height="2.2cm" svg:x="18.702cm" svg:y="15.324cm">
          <text:p text:style-name="P26"><text:span text:style-name="T35">Delete error checking code</text:span></text:p>
          <draw:enhanced-geometry svg:viewBox="0 0 21600 21600" draw:glue-points="10800 0 3160 3160 0 10800 3160 18440 10800 21600 18440 18440 21600 10800 18440 3160 ?f14 ?f15" draw:text-areas="3200 3200 18400 18400" draw:type="round-callout" draw:modifiers="-17268 -40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id="id12" draw:layer="layout" svg:width="7.4cm" svg:height="2.399cm" svg:x="17.502cm" svg:y="7.924cm">
          <text:p text:style-name="P26"><text:span text:style-name="T35">From local var to parameter</text:span></text:p>
          <draw:enhanced-geometry svg:viewBox="0 0 21600 21600" draw:glue-points="10800 0 3160 3160 0 10800 3160 18440 10800 21600 18440 18440 21600 10800 18440 3160 ?f14 ?f15" draw:text-areas="3200 3200 18400 18400" draw:type="round-callout" draw:modifiers="-15807 231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0" draw:id="id13" draw:layer="layout" svg:width="3.802cm" svg:height="0.599cm" draw:transform="rotate (-0.318348055564893) translate (6.49cm 10.538cm)">
          <text:p text:style-name="P8"/>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3">
          <draw:page-thumbnail draw:layer="layout" svg:width="14.213cm" svg:height="10.659cm" svg:x="2.76cm" svg:y="2.134cm" draw:page-number="6"/>
          <draw:frame presentation:style-name="pr4" draw:text-style-name="P8" draw:layer="layout" svg:width="15.787cm" svg:height="12.795cm" svg:x="1.97cm" svg:y="13.497cm" presentation:class="notes" presentation:placeholder="true">
            <draw:text-box/>
          </draw:frame>
        </presentation:notes>
      </draw:page>
      <draw:page draw:name="page7" draw:style-name="dp1" draw:master-page-name="Default" presentation:presentation-page-layout-name="AL3T1">
        <draw:custom-shape draw:style-name="gr22" draw:text-style-name="P10" draw:layer="layout" svg:width="16.4cm" svg:height="13.6cm" svg:x="1.499cm" svg:y="4.524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13">Excerpt of patch file</text:span></text:p>
          </draw:text-box>
        </draw:frame>
        <draw:custom-shape draw:style-name="gr16" draw:text-style-name="P10" draw:layer="layout" svg:width="15.601cm" svg:height="0.798cm" svg:x="1.698cm" svg:y="6.725cm">
          <text:p text:style-name="P8"/>
          <draw:enhanced-geometry svg:viewBox="0 0 21600 21600" draw:type="rectangle" draw:enhanced-path="M 0 0 L 21600 0 21600 21600 0 21600 0 0 Z N"/>
        </draw:custom-shape>
        <draw:custom-shape draw:style-name="gr5" draw:text-style-name="P10" draw:layer="layout" svg:width="2.161cm" svg:height="1.247cm" svg:x="1.866cm" svg:y="4.723cm">
          <text:p text:style-name="P9"><text:span text:style-name="T36">@@</text:span></text:p>
          <draw:enhanced-geometry svg:viewBox="0 0 21600 21600" draw:type="mso-spt202" draw:enhanced-path="M 0 0 L 21600 0 21600 21600 0 21600 0 0 Z N"/>
        </draw:custom-shape>
        <draw:custom-shape draw:style-name="gr5" draw:text-style-name="P10" draw:layer="layout" svg:width="2.161cm" svg:height="1.247cm" svg:x="10.266cm" svg:y="4.723cm">
          <text:p text:style-name="P9"><text:span text:style-name="T36">@@</text:span></text:p>
          <draw:enhanced-geometry svg:viewBox="0 0 21600 21600" draw:type="mso-spt202" draw:enhanced-path="M 0 0 L 21600 0 21600 21600 0 21600 0 0 Z N"/>
        </draw:custom-shape>
        <draw:custom-shape draw:style-name="gr17" draw:text-style-name="P10" draw:layer="layout" svg:width="15.601cm" svg:height="3.999cm" svg:x="1.698cm" svg:y="10.125cm">
          <text:p text:style-name="P8"/>
          <draw:enhanced-geometry svg:viewBox="0 0 21600 21600" draw:type="rectangle" draw:enhanced-path="M 0 0 L 21600 0 21600 21600 0 21600 0 0 Z N"/>
        </draw:custom-shape>
        <draw:custom-shape draw:style-name="gr17" draw:text-style-name="P10" draw:layer="layout" svg:width="15.601cm" svg:height="0.807cm" svg:x="1.698cm" svg:y="5.927cm">
          <text:p text:style-name="P8"/>
          <draw:enhanced-geometry svg:viewBox="0 0 21600 21600" draw:type="rectangle" draw:enhanced-path="M 0 0 L 21600 0 21600 21600 0 21600 0 0 Z N"/>
        </draw:custom-shape>
        <draw:custom-shape draw:style-name="gr17" draw:text-style-name="P10" draw:layer="layout" svg:width="15.601cm" svg:height="0.802cm" svg:x="1.698cm" svg:y="8.326cm">
          <text:p text:style-name="P8"/>
          <draw:enhanced-geometry svg:viewBox="0 0 21600 21600" draw:type="rectangle" draw:enhanced-path="M 0 0 L 21600 0 21600 21600 0 21600 0 0 Z N"/>
        </draw:custom-shape>
        <draw:custom-shape draw:style-name="gr17" draw:text-style-name="P10" draw:layer="layout" svg:width="15.601cm" svg:height="0.803cm" svg:x="1.698cm" svg:y="15.125cm">
          <text:p text:style-name="P8"/>
          <draw:enhanced-geometry svg:viewBox="0 0 21600 21600" draw:type="rectangle" draw:enhanced-path="M 0 0 L 21600 0 21600 21600 0 21600 0 0 Z N"/>
        </draw:custom-shape>
        <draw:frame presentation:style-name="pr9" draw:text-style-name="P19" draw:layer="layout" svg:width="16.003cm" svg:height="13.001cm" svg:x="2.098cm" svg:y="4.926cm" presentation:class="outline" presentation:user-transformed="true">
          <draw:text-box>
            <text:list text:style-name="L7">
              <text:list-item>
                <text:p text:style-name="P23"><text:span text:style-name="T14"><text:s text:c="4"/></text:span><text:span text:style-name="T14">-246,7 +246,8</text:span></text:p>
              </text:list-item>
            </text:list>
            <text:list text:style-name="L7">
              <text:list-item>
                <text:p text:style-name="P23"><text:span text:style-name="T14">- int wd7000_info(int a) {</text:span></text:p>
              </text:list-item>
            </text:list>
            <text:list text:style-name="L7">
              <text:list-item>
                <text:p text:style-name="P23"><text:span text:style-name="T14">+ int wd7000_info(int a,scsi b) {</text:span></text:p>
              </text:list-item>
            </text:list>
            <text:list text:style-name="L7">
              <text:list-item>
                <text:p text:style-name="P23"><text:span text:style-name="T14"><text:s text:c="2"/></text:span><text:span text:style-name="T14">int z; <text:s text:c="10"/></text:span></text:p>
              </text:list-item>
            </text:list>
            <text:list text:style-name="L7">
              <text:list-item>
                <text:p text:style-name="P23"><text:span text:style-name="T14">- scsi *b;</text:span></text:p>
              </text:list-item>
            </text:list>
            <text:list text:style-name="L7">
              <text:list-item>
                <text:p text:style-name="P23"><text:span text:style-name="T14"><text:s text:c="2"/></text:span><text:span text:style-name="T14">z = a + 1;</text:span></text:p>
              </text:list-item>
            </text:list>
            <text:list text:style-name="L7">
              <text:list-item>
                <text:p text:style-name="P23"><text:span text:style-name="T14">- b = scsi_get();</text:span></text:p>
              </text:list-item>
            </text:list>
            <text:list text:style-name="L7">
              <text:list-item>
                <text:p text:style-name="P23"><text:span text:style-name="T14">- if(!b) { </text:span></text:p>
              </text:list-item>
            </text:list>
            <text:list text:style-name="L7">
              <text:list-item>
                <text:p text:style-name="P23"><text:span text:style-name="T14">- <text:s text:c="3"/>kprintf(“error”);</text:span></text:p>
              </text:list-item>
            </text:list>
            <text:list text:style-name="L7">
              <text:list-item>
                <text:p text:style-name="P23"><text:span text:style-name="T14">- <text:s text:c="3"/>return -1; </text:span></text:p>
              </text:list-item>
            </text:list>
            <text:list text:style-name="L7">
              <text:list-item>
                <text:p text:style-name="P23"><text:span text:style-name="T14">- }</text:span></text:p>
              </text:list-item>
            </text:list>
            <text:list text:style-name="L7">
              <text:list-item>
                <text:p text:style-name="P23"><text:span text:style-name="T14"><text:s text:c="2"/></text:span><text:span text:style-name="T14">kprintf(“val = %d”, b-&gt;field + z);</text:span></text:p>
              </text:list-item>
            </text:list>
            <text:list text:style-name="L7">
              <text:list-item>
                <text:p text:style-name="P23"><text:span text:style-name="T14">- scsi_put(b);</text:span></text:p>
              </text:list-item>
            </text:list>
            <text:list text:style-name="L7">
              <text:list-item>
                <text:p text:style-name="P23"><text:span text:style-name="T14"><text:s text:c="2"/></text:span><text:span text:style-name="T14">return 0;</text:span></text:p>
              </text:list-item>
            </text:list>
            <text:list text:style-name="L7">
              <text:list-item>
                <text:p text:style-name="P24"><text:span text:style-name="T14"><text:s/></text:span><text:span text:style-name="T14">} </text:span><text:span text:style-name="T14"><text:tab/></text:span></text:p>
              </text:list-item>
            </text:list>
          </draw:text-box>
        </draw:frame>
        <draw:custom-shape draw:style-name="gr2" draw:text-style-name="P10" draw:layer="layout" svg:width="7.1cm" svg:height="9.996cm" svg:x="18.3cm" svg:y="4.326cm">
          <text:list text:style-name="L4">
            <text:list-item>
              <text:p text:style-name="P28"><text:span text:style-name="T18">Similar (but not identical) transformation done in other drivers</text:span></text:p>
            </text:list-item>
          </text:list>
          <text:list text:style-name="L4">
            <text:list-item>
              <text:p text:style-name="P28"><text:span text:style-name="T18">A patch is</text:span><text:span text:style-name="T37"> specific</text:span><text:span text:style-name="T18"> to a file, to a code site</text:span></text:p>
            </text:list-item>
          </text:list>
          <text:list text:style-name="L4">
            <text:list-item>
              <text:p text:style-name="P28"><text:span text:style-name="T18">A patch is </text:span><text:span text:style-name="T37">line-</text:span><text:span text:style-name="T18">oriented</text:span></text:p>
            </text:list-item>
          </text:list>
          <draw:enhanced-geometry svg:viewBox="0 0 21600 21600" draw:type="mso-spt202" draw:enhanced-path="M 0 0 L 21600 0 21600 21600 0 21600 0 0 Z N"/>
        </draw:custom-shape>
        <presentation:notes draw:style-name="dp3">
          <draw:page-thumbnail draw:layer="layout" svg:width="14.213cm" svg:height="10.659cm" svg:x="2.76cm" svg:y="2.134cm" draw:page-number="7"/>
          <draw:frame presentation:style-name="pr4" draw:text-style-name="P8" draw:layer="layout" svg:width="15.787cm" svg:height="12.795cm" svg:x="1.97cm" svg:y="13.497cm" presentation:class="notes" presentation:placeholder="true">
            <draw:text-box/>
          </draw:frame>
        </presentation:notes>
      </draw:page>
      <draw:page draw:name="page8"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Our idea</text:span></text:p>
          </draw:text-box>
        </draw:frame>
        <draw:custom-shape draw:style-name="gr15" draw:text-style-name="P10" draw:layer="layout" svg:width="15.2cm" svg:height="10.151cm" svg:x="1.098cm" svg:y="8.123cm">
          <text:p text:style-name="P8"/>
          <draw:enhanced-geometry svg:viewBox="0 0 21600 21600" draw:type="rectangle" draw:enhanced-path="M 0 0 L 21600 0 21600 21600 0 21600 0 0 Z N"/>
        </draw:custom-shape>
        <draw:custom-shape draw:style-name="gr16" draw:text-style-name="P10" draw:layer="layout" svg:width="13.203cm" svg:height="0.732cm" svg:x="2.5cm" svg:y="9.591cm">
          <text:p text:style-name="P8"/>
          <draw:enhanced-geometry svg:viewBox="0 0 21600 21600" draw:type="rectangle" draw:enhanced-path="M 0 0 L 21600 0 21600 21600 0 21600 0 0 Z N"/>
        </draw:custom-shape>
        <draw:custom-shape draw:style-name="gr17" draw:text-style-name="P10" draw:layer="layout" svg:width="13.203cm" svg:height="0.732cm" svg:x="2.5cm" svg:y="11.192cm">
          <text:p text:style-name="P8"/>
          <draw:enhanced-geometry svg:viewBox="0 0 21600 21600" draw:type="rectangle" draw:enhanced-path="M 0 0 L 21600 0 21600 21600 0 21600 0 0 Z N"/>
        </draw:custom-shape>
        <draw:custom-shape draw:style-name="gr17" draw:text-style-name="P10" draw:layer="layout" svg:width="13.207cm" svg:height="1.729cm" svg:x="2.5cm" svg:y="12.995cm">
          <text:p text:style-name="P8"/>
          <draw:enhanced-geometry svg:viewBox="0 0 21600 21600" draw:type="rectangle" draw:enhanced-path="M 0 0 L 21600 0 21600 21600 0 21600 0 0 Z N"/>
        </draw:custom-shape>
        <draw:custom-shape draw:style-name="gr17" draw:text-style-name="P10" draw:layer="layout" svg:width="13.199cm" svg:height="0.931cm" svg:x="2.5cm" svg:y="15.394cm">
          <text:p text:style-name="P8"/>
          <draw:enhanced-geometry svg:viewBox="0 0 21600 21600" draw:type="rectangle" draw:enhanced-path="M 0 0 L 21600 0 21600 21600 0 21600 0 0 Z N"/>
        </draw:custom-shape>
        <draw:frame presentation:style-name="pr10" draw:text-style-name="P19" draw:layer="layout" svg:width="13.202cm" svg:height="10.404cm" svg:x="1.698cm" svg:y="8.646cm" presentation:class="outline" presentation:user-transformed="true">
          <draw:text-box>
            <text:list text:style-name="L7">
              <text:list-item>
                <text:p text:style-name="P23"><text:span text:style-name="T14"><text:s text:c="2"/></text:span><text:span text:style-name="T14">int </text:span><text:span text:style-name="T29">proc_info</text:span><text:span text:style-name="T14">(int </text:span><text:span text:style-name="T29">x</text:span></text:p>
              </text:list-item>
            </text:list>
            <text:list text:style-name="L7">
              <text:list-item>
                <text:p text:style-name="P23"><text:span text:style-name="T14"><text:s text:c="15"/></text:span><text:span text:style-name="T14">,scsi *</text:span><text:span text:style-name="T29">y</text:span><text:span text:style-name="T14"> </text:span></text:p>
              </text:list-item>
            </text:list>
            <text:list text:style-name="L7">
              <text:list-item>
                <text:p text:style-name="P23"><text:span text:style-name="T14"><text:s text:c="21"/></text:span><text:span text:style-name="T14">) {</text:span></text:p>
              </text:list-item>
            </text:list>
            <text:list text:style-name="L7">
              <text:list-item>
                <text:p text:style-name="P23"><text:span text:style-name="T14"><text:s text:c="4"/></text:span><text:span text:style-name="T14">scsi *</text:span><text:span text:style-name="T29">y</text:span><text:span text:style-name="T14">;</text:span></text:p>
              </text:list-item>
            </text:list>
            <text:list text:style-name="L7">
              <text:list-item>
                <text:p text:style-name="P23"><text:span text:style-name="T14"><text:s text:c="4"/></text:span><text:span text:style-name="T14">...</text:span></text:p>
              </text:list-item>
            </text:list>
            <text:list text:style-name="L7">
              <text:list-item>
                <text:p text:style-name="P23"><text:span text:style-name="T14"><text:s text:c="4"/></text:span><text:span text:style-name="T29">y</text:span><text:span text:style-name="T14"> = scsi_get();</text:span></text:p>
              </text:list-item>
            </text:list>
            <text:list text:style-name="L7">
              <text:list-item>
                <text:p text:style-name="P23"><text:span text:style-name="T14"><text:s text:c="4"/></text:span><text:span text:style-name="T14">if(!</text:span><text:span text:style-name="T29">y</text:span><text:span text:style-name="T14">) { ... return -1; }</text:span></text:p>
              </text:list-item>
            </text:list>
            <text:list text:style-name="L7">
              <text:list-item>
                <text:p text:style-name="P23"><text:span text:style-name="T14"><text:s text:c="4"/></text:span><text:span text:style-name="T14">...</text:span></text:p>
              </text:list-item>
            </text:list>
            <text:list text:style-name="L7">
              <text:list-item>
                <text:p text:style-name="P23"><text:span text:style-name="T14"><text:s text:c="4"/></text:span><text:span text:style-name="T14">scsi_put(</text:span><text:span text:style-name="T29">y</text:span><text:span text:style-name="T14">);</text:span></text:p>
              </text:list-item>
            </text:list>
            <text:list text:style-name="L7">
              <text:list-item>
                <text:p text:style-name="P24"><text:span text:style-name="T14"><text:tab/></text:span><text:span text:style-name="T14"> <text:s/></text:span><text:span text:style-name="T14">...</text:span></text:p>
              </text:list-item>
            </text:list>
            <text:list text:style-name="L7">
              <text:list-item>
                <text:p text:style-name="P24"><text:span text:style-name="T14"><text:s text:c="2"/></text:span><text:span text:style-name="T14">} </text:span><text:span text:style-name="T14"><text:tab/></text:span></text:p>
              </text:list-item>
            </text:list>
          </draw:text-box>
        </draw:frame>
        <draw:custom-shape draw:style-name="gr5" draw:text-style-name="P10" draw:layer="layout" svg:width="6.911cm" svg:height="1.408cm" svg:x="0.406cm" svg:y="5.525cm">
          <text:p text:style-name="P29"><text:span text:style-name="T38">The example</text:span></text:p>
          <draw:enhanced-geometry svg:viewBox="0 0 21600 21600" draw:type="mso-spt202" draw:enhanced-path="M 0 0 L 21600 0 21600 21600 0 21600 0 0 Z N"/>
        </draw:custom-shape>
        <draw:custom-shape draw:style-name="gr2" draw:text-style-name="P10" draw:layer="layout" svg:width="8.899cm" svg:height="7.586cm" svg:x="16.501cm" svg:y="8.925cm">
          <text:list text:style-name="L4">
            <text:list-item>
              <text:p text:style-name="P11"><text:span text:style-name="T17">How to specify the required program transformation ?</text:span></text:p>
            </text:list-item>
          </text:list>
          <text:list text:style-name="L4">
            <text:list-item>
              <text:p text:style-name="P11"><text:span text:style-name="T17">In what programming language ?</text:span></text:p>
            </text:list-item>
          </text:list>
          <draw:enhanced-geometry svg:viewBox="0 0 21600 21600" draw:type="mso-spt202" draw:enhanced-path="M 0 0 L 21600 0 21600 21600 0 21600 0 0 Z N"/>
        </draw:custom-shape>
        <presentation:notes draw:style-name="dp3">
          <draw:page-thumbnail draw:layer="layout" svg:width="14.213cm" svg:height="10.659cm" svg:x="2.76cm" svg:y="2.134cm" draw:page-number="8"/>
          <draw:frame presentation:style-name="pr4" draw:text-style-name="P8" draw:layer="layout" svg:width="15.787cm" svg:height="12.795cm" svg:x="1.97cm" svg:y="13.497cm" presentation:class="notes" presentation:placeholder="true">
            <draw:text-box/>
          </draw:frame>
        </presentation:notes>
      </draw:page>
      <draw:page draw:name="page9"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Our idea: Semantic Patches</text:span></text:p>
          </draw:text-box>
        </draw:frame>
        <draw:custom-shape draw:style-name="gr15" draw:text-style-name="P10" draw:layer="layout" svg:width="15.2cm" svg:height="13.75cm" svg:x="1.098cm" svg:y="4.524cm">
          <text:p text:style-name="P8"/>
          <draw:enhanced-geometry svg:viewBox="0 0 21600 21600" draw:type="rectangle" draw:enhanced-path="M 0 0 L 21600 0 21600 21600 0 21600 0 0 Z N"/>
        </draw:custom-shape>
        <draw:custom-shape draw:style-name="gr16" draw:text-style-name="P10" draw:layer="layout" svg:width="13.203cm" svg:height="0.732cm" svg:x="2.5cm" svg:y="9.591cm">
          <text:p text:style-name="P8"/>
          <draw:enhanced-geometry svg:viewBox="0 0 21600 21600" draw:type="rectangle" draw:enhanced-path="M 0 0 L 21600 0 21600 21600 0 21600 0 0 Z N"/>
        </draw:custom-shape>
        <draw:custom-shape draw:style-name="gr17" draw:text-style-name="P10" draw:layer="layout" svg:width="13.203cm" svg:height="0.732cm" svg:x="2.5cm" svg:y="11.192cm">
          <text:p text:style-name="P8"/>
          <draw:enhanced-geometry svg:viewBox="0 0 21600 21600" draw:type="rectangle" draw:enhanced-path="M 0 0 L 21600 0 21600 21600 0 21600 0 0 Z N"/>
        </draw:custom-shape>
        <draw:custom-shape draw:style-name="gr17" draw:text-style-name="P10" draw:layer="layout" svg:width="13.207cm" svg:height="1.729cm" svg:x="2.5cm" svg:y="12.995cm">
          <text:p text:style-name="P8"/>
          <draw:enhanced-geometry svg:viewBox="0 0 21600 21600" draw:type="rectangle" draw:enhanced-path="M 0 0 L 21600 0 21600 21600 0 21600 0 0 Z N"/>
        </draw:custom-shape>
        <draw:custom-shape draw:style-name="gr17" draw:text-style-name="P10" draw:layer="layout" svg:width="13.199cm" svg:height="0.931cm" svg:x="2.5cm" svg:y="15.394cm">
          <text:p text:style-name="P8"/>
          <draw:enhanced-geometry svg:viewBox="0 0 21600 21600" draw:type="rectangle" draw:enhanced-path="M 0 0 L 21600 0 21600 21600 0 21600 0 0 Z N"/>
        </draw:custom-shape>
        <draw:frame presentation:style-name="pr10" draw:text-style-name="P19" draw:layer="layout" svg:width="13.202cm" svg:height="10.404cm" svg:x="1.698cm" svg:y="8.646cm" presentation:class="outline" presentation:user-transformed="true">
          <draw:text-box>
            <text:list text:style-name="L7">
              <text:list-item>
                <text:p text:style-name="P23"><text:span text:style-name="T14"><text:s text:c="2"/></text:span><text:span text:style-name="T14">int </text:span><text:span text:style-name="T29">proc_info</text:span><text:span text:style-name="T14">(int </text:span><text:span text:style-name="T29">x</text:span></text:p>
              </text:list-item>
            </text:list>
            <text:list text:style-name="L7">
              <text:list-item>
                <text:p text:style-name="P23"><text:span text:style-name="T14">+ <text:s text:c="13"/>,scsi *</text:span><text:span text:style-name="T29">y</text:span><text:span text:style-name="T14"> </text:span></text:p>
              </text:list-item>
            </text:list>
            <text:list text:style-name="L7">
              <text:list-item>
                <text:p text:style-name="P23"><text:span text:style-name="T14"><text:s text:c="21"/></text:span><text:span text:style-name="T14">) {</text:span></text:p>
              </text:list-item>
            </text:list>
            <text:list text:style-name="L7">
              <text:list-item>
                <text:p text:style-name="P23"><text:span text:style-name="T14">- <text:s text:c="2"/>scsi *</text:span><text:span text:style-name="T29">y</text:span><text:span text:style-name="T14">;</text:span></text:p>
              </text:list-item>
            </text:list>
            <text:list text:style-name="L7">
              <text:list-item>
                <text:p text:style-name="P23"><text:span text:style-name="T14"><text:s text:c="4"/></text:span><text:span text:style-name="T14">...</text:span></text:p>
              </text:list-item>
            </text:list>
            <text:list text:style-name="L7">
              <text:list-item>
                <text:p text:style-name="P23"><text:span text:style-name="T14">- <text:s text:c="2"/></text:span><text:span text:style-name="T29">y</text:span><text:span text:style-name="T14"> = scsi_get();</text:span></text:p>
              </text:list-item>
            </text:list>
            <text:list text:style-name="L7">
              <text:list-item>
                <text:p text:style-name="P23"><text:span text:style-name="T14">- <text:s text:c="2"/>if(!</text:span><text:span text:style-name="T29">y</text:span><text:span text:style-name="T14">) { ... return -1; }</text:span></text:p>
              </text:list-item>
            </text:list>
            <text:list text:style-name="L7">
              <text:list-item>
                <text:p text:style-name="P23"><text:span text:style-name="T14"><text:s text:c="4"/></text:span><text:span text:style-name="T14">...</text:span></text:p>
              </text:list-item>
            </text:list>
            <text:list text:style-name="L7">
              <text:list-item>
                <text:p text:style-name="P23"><text:span text:style-name="T14">- <text:s text:c="2"/>scsi_put(</text:span><text:span text:style-name="T29">y</text:span><text:span text:style-name="T14">);</text:span></text:p>
              </text:list-item>
            </text:list>
            <text:list text:style-name="L7">
              <text:list-item>
                <text:p text:style-name="P24"><text:span text:style-name="T14"><text:tab/></text:span><text:span text:style-name="T14"> <text:s/></text:span><text:span text:style-name="T14">...</text:span></text:p>
              </text:list-item>
            </text:list>
            <text:list text:style-name="L7">
              <text:list-item>
                <text:p text:style-name="P24"><text:span text:style-name="T14"><text:s text:c="2"/></text:span><text:span text:style-name="T14">} </text:span><text:span text:style-name="T14"><text:tab/></text:span></text:p>
              </text:list-item>
            </text:list>
          </draw:text-box>
        </draw:frame>
        <draw:custom-shape draw:style-name="gr2" draw:text-style-name="P10" draw:layer="layout" svg:width="10.204cm" svg:height="3.428cm" svg:x="1.499cm" svg:y="5.525cm">
          <text:p text:style-name="P13"><text:span text:style-name="T39">function</text:span><text:span text:style-name="T14"> </text:span><text:span text:style-name="T29">proc_info</text:span><text:span text:style-name="T14">; </text:span></text:p>
          <text:p text:style-name="P13"><text:span text:style-name="T39">identifier</text:span><text:span text:style-name="T14"> </text:span><text:span text:style-name="T29">x,y</text:span><text:span text:style-name="T14">;</text:span></text:p>
          <text:p text:style-name="P13"><text:span text:style-name="T14"/></text:p>
          <draw:enhanced-geometry svg:viewBox="0 0 21600 21600" draw:type="mso-spt202" draw:enhanced-path="M 0 0 L 21600 0 21600 21600 0 21600 0 0 Z N"/>
        </draw:custom-shape>
        <draw:custom-shape draw:style-name="gr5" draw:text-style-name="P10" draw:layer="layout" svg:width="2.161cm" svg:height="1.247cm" svg:x="1.464cm" svg:y="4.524cm">
          <text:p text:style-name="P9"><text:span text:style-name="T36">@@</text:span></text:p>
          <draw:enhanced-geometry svg:viewBox="0 0 21600 21600" draw:type="mso-spt202" draw:enhanced-path="M 0 0 L 21600 0 21600 21600 0 21600 0 0 Z N"/>
        </draw:custom-shape>
        <draw:custom-shape draw:style-name="gr5" draw:text-style-name="P10" draw:layer="layout" svg:width="2.161cm" svg:height="1.247cm" svg:x="1.464cm" svg:y="7.523cm">
          <text:p text:style-name="P9"><text:span text:style-name="T36">@@</text:span></text:p>
          <draw:enhanced-geometry svg:viewBox="0 0 21600 21600" draw:type="mso-spt202" draw:enhanced-path="M 0 0 L 21600 0 21600 21600 0 21600 0 0 Z N"/>
        </draw:custom-shape>
        <draw:custom-shape draw:style-name="gr20" draw:text-style-name="P10" draw:id="id15" draw:layer="layout" svg:width="7.898cm" svg:height="1.601cm" svg:x="16.1cm" svg:y="4.524cm">
          <text:p text:style-name="P30"><text:span text:style-name="T18">metavariables</text:span></text:p>
          <draw:enhanced-geometry svg:viewBox="0 0 21600 21600" draw:glue-points="10800 0 3160 3160 0 10800 3160 18440 10800 21600 18440 18440 21600 10800 18440 3160 ?f14 ?f15" draw:text-areas="3200 3200 18400 18400" draw:type="round-callout" draw:modifiers="-14822 23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id="id16" draw:layer="layout" svg:width="7.4cm" svg:height="2.399cm" svg:x="16.902cm" svg:y="11.527cm">
          <text:p text:style-name="P30"><text:span text:style-name="T18">the ‘</text:span><text:span text:style-name="T40">...</text:span><text:span text:style-name="T18">’ operator</text:span></text:p>
          <draw:enhanced-geometry svg:viewBox="0 0 21600 21600" draw:glue-points="10800 0 3160 3160 0 10800 3160 18440 10800 21600 18440 18440 21600 10800 18440 3160 ?f14 ?f15" draw:text-areas="3200 3200 18400 18400" draw:type="round-callout" draw:modifiers="-32181 89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id="id14" draw:layer="layout" svg:width="7.898cm" svg:height="1.596cm" svg:x="10.301cm" svg:y="16.925cm">
          <text:p text:style-name="P30"><text:span text:style-name="T18">modifiers</text:span></text:p>
          <draw:enhanced-geometry svg:viewBox="0 0 21600 21600" draw:glue-points="10800 0 3160 3160 0 10800 3160 18440 10800 21600 18440 18440 21600 10800 18440 3160 ?f14 ?f15" draw:text-areas="3200 3200 18400 18400" draw:type="round-callout" draw:modifiers="-20780 -122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0" draw:layer="layout" svg:width="7.598cm" svg:height="3.492cm" svg:x="16.902cm" svg:y="6.725cm">
          <text:p text:style-name="P8"/>
          <draw:enhanced-geometry svg:viewBox="0 0 21600 21600" draw:text-areas="3000 3320 17110 17330" draw:type="cloud-callout" draw:modifiers="6130 237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4" draw:text-style-name="P10" draw:layer="layout" svg:width="8.498cm" svg:height="3.797cm" svg:x="16.902cm" svg:y="6.526cm">
          <text:p text:style-name="P31"><text:span text:style-name="T17">Declarative language</text:span></text:p>
          <draw:enhanced-geometry svg:viewBox="0 0 21600 21600" draw:text-areas="3000 3320 17110 17330" draw:type="cloud-callout" draw:modifiers="-1155 256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anim:par>
          </anim:seq>
        </anim:par>
        <presentation:notes draw:style-name="dp3">
          <draw:page-thumbnail draw:layer="layout" svg:width="14.213cm" svg:height="10.659cm" svg:x="2.76cm" svg:y="2.134cm" draw:page-number="9"/>
          <draw:frame presentation:style-name="pr4" draw:text-style-name="P8" draw:layer="layout" svg:width="15.787cm" svg:height="12.795cm" svg:x="1.97cm" svg:y="13.497cm" presentation:class="notes" presentation:placeholder="true">
            <draw:text-box/>
          </draw:frame>
        </presentation:notes>
      </draw:page>
      <draw:page draw:name="page10"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SmPL</text:span><text:span text:style-name="T5">: Semantic Patch Language</text:span></text:p>
          </draw:text-box>
        </draw:frame>
        <draw:frame presentation:style-name="pr11" draw:text-style-name="P19" draw:layer="layout" svg:width="22.86cm" svg:height="13.883cm" svg:x="1.905cm" svg:y="4.445cm" presentation:class="outline" presentation:user-transformed="true">
          <draw:text-box>
            <text:list text:style-name="L5">
              <text:list-item>
                <text:p text:style-name="P32"><text:span text:style-name="T41">A single small </text:span><text:span text:style-name="T42">semantic patch</text:span><text:span text:style-name="T41"> can modify hundreds of files, at thousands of code sites</text:span></text:p>
              </text:list-item>
            </text:list>
            <text:list text:style-name="L5">
              <text:list-item>
                <text:list>
                  <text:list-item>
                    <text:p text:style-name="P33"><text:span text:style-name="T41">before: </text:span><text:span text:style-name="T34">$ patch –p1 &lt; wd7000.patch</text:span></text:p>
                  </text:list-item>
                </text:list>
              </text:list-item>
            </text:list>
            <text:list text:style-name="L5">
              <text:list-item>
                <text:list>
                  <text:list-item>
                    <text:p text:style-name="P33"><text:span text:style-name="T23">now</text:span><text:span text:style-name="T41">: <text:s text:c="5"/></text:span><text:span text:style-name="T34">$ </text:span><text:span text:style-name="T43">spatch</text:span><text:span text:style-name="T34"> *.c &lt; proc_info.spatch</text:span><text:span text:style-name="T41"> </text:span></text:p>
                  </text:list-item>
                </text:list>
              </text:list-item>
            </text:list>
            <text:list text:style-name="L7">
              <text:list-item>
                <text:p text:style-name="P34"><text:span text:style-name="T44"/></text:p>
              </text:list-item>
            </text:list>
            <text:list text:style-name="L5">
              <text:list-item>
                <text:p text:style-name="P32"><text:span text:style-name="T41">The features of SmPL make a semantic patch </text:span><text:span text:style-name="T42">generic</text:span><text:span text:style-name="T41"> by abstracting away the specific details and variations at each code site among all drivers:</text:span></text:p>
              </text:list-item>
            </text:list>
            <text:list text:style-name="L5">
              <text:list-item>
                <text:list>
                  <text:list-item>
                    <text:p text:style-name="P35"><text:span text:style-name="T6">Differences in spacing, indentation, and comments</text:span></text:p>
                  </text:list-item>
                </text:list>
              </text:list-item>
            </text:list>
            <text:list text:style-name="L5">
              <text:list-item>
                <text:list>
                  <text:list-item>
                    <text:p text:style-name="P35"><text:span text:style-name="T6">Choice of names given to variables (use of </text:span><text:span text:style-name="T45">metavariables</text:span><text:span text:style-name="T6">)</text:span></text:p>
                  </text:list-item>
                </text:list>
              </text:list-item>
            </text:list>
            <text:list text:style-name="L5">
              <text:list-item>
                <text:list>
                  <text:list-item>
                    <text:p text:style-name="P35"><text:span text:style-name="T6">Irrelevant code (use of ‘</text:span><text:span text:style-name="T46">...</text:span><text:span text:style-name="T6">’ operator)</text:span></text:p>
                  </text:list-item>
                </text:list>
              </text:list-item>
            </text:list>
            <text:list text:style-name="L5">
              <text:list-item>
                <text:list>
                  <text:list-item>
                    <text:p text:style-name="P35"><text:span text:style-name="T6">Other variations in coding style (use of </text:span><text:span text:style-name="T45">isomorphisms</text:span><text:span text:style-name="T6">) </text:span></text:p>
                  </text:list-item>
                </text:list>
              </text:list-item>
            </text:list>
            <text:list text:style-name="L6">
              <text:list-item>
                <text:list>
                  <text:list-item>
                    <text:p text:style-name="P36"><text:span text:style-name="T6"><text:tab/></text:span><text:span text:style-name="T6">e.g. <text:s/></text:span><text:span text:style-name="T47">if(!y) </text:span><text:span text:style-name="T48">≡</text:span><text:span text:style-name="T47"> if(y==NULL) </text:span><text:span text:style-name="T48">≡</text:span><text:span text:style-name="T47"> if(NULL==y)</text:span></text:p>
                  </text:list-item>
                </text:list>
              </text:list-item>
            </text:list>
          </draw:text-box>
        </draw:frame>
        <presentation:notes draw:style-name="dp3">
          <draw:page-thumbnail draw:layer="layout" svg:width="14.213cm" svg:height="10.659cm" svg:x="2.76cm" svg:y="2.134cm" draw:page-number="10"/>
          <draw:frame presentation:style-name="pr4" draw:text-style-name="P8" draw:layer="layout" svg:width="15.787cm" svg:height="12.795cm" svg:x="1.97cm" svg:y="13.497cm" presentation:class="notes" presentation:placeholder="true">
            <draw:text-box/>
          </draw:frame>
        </presentation:notes>
      </draw:page>
      <draw:page draw:name="page11" draw:style-name="dp1" draw:master-page-name="Default" presentation:presentation-page-layout-name="AL3T1">
        <draw:custom-shape draw:style-name="gr15" draw:text-style-name="P10" draw:layer="layout" svg:width="23.605cm" svg:height="14.402cm" svg:x="1.098cm" svg:y="4.123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5">The full semantic patch</text:span></text:p>
          </draw:text-box>
        </draw:frame>
        <draw:frame presentation:style-name="pr12" draw:text-style-name="P19" draw:layer="layout" svg:width="10.799cm" svg:height="13.783cm" svg:x="1.697cm" svg:y="4.524cm" presentation:class="outline" presentation:user-transformed="true">
          <draw:text-box>
            <text:list text:style-name="L7">
              <text:list-item>
                <text:p text:style-name="P37"><text:span text:style-name="T49">@</text:span><text:span text:style-name="T50"> rule1 </text:span><text:span text:style-name="T49">@</text:span><text:span text:style-name="T51"> </text:span></text:p>
              </text:list-item>
            </text:list>
            <text:list text:style-name="L7">
              <text:list-item>
                <text:p text:style-name="P37"><text:span text:style-name="T52">struct SHT</text:span><text:span text:style-name="T51"> </text:span><text:span text:style-name="T53">fops</text:span><text:span text:style-name="T51">;</text:span></text:p>
              </text:list-item>
            </text:list>
            <text:list text:style-name="L7">
              <text:list-item>
                <text:p text:style-name="P37"><text:span text:style-name="T52">identifier</text:span><text:span text:style-name="T51"> </text:span><text:span text:style-name="T53">proc_info</text:span><text:span text:style-name="T51">;</text:span></text:p>
              </text:list-item>
            </text:list>
            <text:list text:style-name="L7">
              <text:list-item>
                <text:p text:style-name="P37"><text:span text:style-name="T49">@@</text:span></text:p>
              </text:list-item>
            </text:list>
            <text:list text:style-name="L7">
              <text:list-item>
                <text:p text:style-name="P37"><text:span text:style-name="T51"><text:s/></text:span><text:span text:style-name="T53">fops</text:span><text:span text:style-name="T51">.proc_info = </text:span><text:span text:style-name="T53">proc_info</text:span><text:span text:style-name="T51">;</text:span></text:p>
              </text:list-item>
            </text:list>
            <text:list text:style-name="L7">
              <text:list-item>
                <text:p text:style-name="P37"><text:span text:style-name="T51"/></text:p>
              </text:list-item>
            </text:list>
            <text:list text:style-name="L7">
              <text:list-item>
                <text:p text:style-name="P37"><text:span text:style-name="T49">@</text:span><text:span text:style-name="T50"> rule2 </text:span><text:span text:style-name="T49">@</text:span></text:p>
              </text:list-item>
            </text:list>
            <text:list text:style-name="L7">
              <text:list-item>
                <text:p text:style-name="P37"><text:span text:style-name="T52">identifier</text:span><text:span text:style-name="T51"> </text:span><text:span text:style-name="T50">rule1</text:span><text:span text:style-name="T51">.</text:span><text:span text:style-name="T53">proc_info</text:span><text:span text:style-name="T51">;</text:span></text:p>
              </text:list-item>
            </text:list>
            <text:list text:style-name="L7">
              <text:list-item>
                <text:p text:style-name="P37"><text:span text:style-name="T52">identifier</text:span><text:span text:style-name="T51"> </text:span><text:span text:style-name="T53">buffer, start, inout, hostno</text:span><text:span text:style-name="T51">;</text:span></text:p>
              </text:list-item>
            </text:list>
            <text:list text:style-name="L7">
              <text:list-item>
                <text:p text:style-name="P37"><text:span text:style-name="T52">identifier</text:span><text:span text:style-name="T51"> </text:span><text:span text:style-name="T53">hostptr</text:span><text:span text:style-name="T51">;</text:span></text:p>
              </text:list-item>
            </text:list>
            <text:list text:style-name="L7">
              <text:list-item>
                <text:p text:style-name="P37"><text:span text:style-name="T49">@@</text:span></text:p>
              </text:list-item>
            </text:list>
            <text:list text:style-name="L7">
              <text:list-item>
                <text:p text:style-name="P37"><text:span text:style-name="T51"><text:s text:c="2"/></text:span><text:span text:style-name="T53">proc_info</text:span><text:span text:style-name="T51"> (</text:span></text:p>
              </text:list-item>
            </text:list>
            <text:list text:style-name="L7">
              <text:list-item>
                <text:p text:style-name="P37"><text:span text:style-name="T54">+ <text:s text:c="5"/>struct Scsi_Host *</text:span><text:span text:style-name="T55">hostptr</text:span><text:span text:style-name="T54">,</text:span></text:p>
              </text:list-item>
            </text:list>
            <text:list text:style-name="L7">
              <text:list-item>
                <text:p text:style-name="P37"><text:span text:style-name="T51"><text:s text:c="7"/></text:span><text:span text:style-name="T51">char *</text:span><text:span text:style-name="T53">buffer</text:span><text:span text:style-name="T51">, char **</text:span><text:span text:style-name="T53">start</text:span><text:span text:style-name="T51">, </text:span></text:p>
              </text:list-item>
            </text:list>
            <text:list text:style-name="L7">
              <text:list-item>
                <text:p text:style-name="P37"><text:span text:style-name="T56">- <text:s text:c="5"/>int </text:span><text:span text:style-name="T57">hostno</text:span><text:span text:style-name="T56">, </text:span></text:p>
              </text:list-item>
            </text:list>
            <text:list text:style-name="L7">
              <text:list-item>
                <text:p text:style-name="P37"><text:span text:style-name="T51"><text:s text:c="7"/></text:span><text:span text:style-name="T51">int </text:span><text:span text:style-name="T53">inout</text:span><text:span text:style-name="T51">) {</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 text:c="2"/>struct Scsi_Host *</text:span><text:span text:style-name="T57">hostptr</text:span><text:span text:style-name="T56">;</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 text:c="2"/></text:span><text:span text:style-name="T57">hostptr</text:span><text:span text:style-name="T56"> = scsi_host_hn_get(</text:span><text:span text:style-name="T57">hostno</text:span><text:span text:style-name="T56">);</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if (!</text:span><text:span text:style-name="T57">hostptr</text:span><text:span text:style-name="T56">) { ... return ...; }</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scsi_host_put(</text:span><text:span text:style-name="T57">hostptr</text:span><text:span text:style-name="T56">);</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1"><text:s text:c="2"/></text:span><text:span text:style-name="T51">}</text:span></text:p>
              </text:list-item>
            </text:list>
            <text:list text:style-name="L7">
              <text:list-item>
                <text:p text:style-name="P37"><text:span text:style-name="T51"/></text:p>
              </text:list-item>
            </text:list>
          </draw:text-box>
        </draw:frame>
        <draw:custom-shape draw:style-name="gr25" draw:text-style-name="P10" draw:layer="layout" svg:width="12.299cm" svg:height="14.927cm" svg:x="13.101cm" svg:y="4.524cm">
          <text:p text:style-name="P37"><text:span text:style-name="T58">@</text:span><text:span text:style-name="T50"> rule3 </text:span><text:span text:style-name="T58">@</text:span><text:span text:style-name="T51"> </text:span></text:p>
          <text:p text:style-name="P37"><text:span text:style-name="T52">identifier</text:span><text:span text:style-name="T51"> </text:span><text:span text:style-name="T50">rule1</text:span><text:span text:style-name="T51">.</text:span><text:span text:style-name="T53">proc_info</text:span><text:span text:style-name="T51">;</text:span></text:p>
          <text:p text:style-name="P37"><text:span text:style-name="T52">identifier</text:span><text:span text:style-name="T51"> </text:span><text:span text:style-name="T50">rule2</text:span><text:span text:style-name="T51">.</text:span><text:span text:style-name="T53">hostno</text:span><text:span text:style-name="T51">;</text:span></text:p>
          <text:p text:style-name="P37"><text:span text:style-name="T52">identifier</text:span><text:span text:style-name="T51"> </text:span><text:span text:style-name="T50">rule2</text:span><text:span text:style-name="T51">.</text:span><text:span text:style-name="T53">hostptr</text:span><text:span text:style-name="T51">;</text:span></text:p>
          <text:p text:style-name="P37"><text:span text:style-name="T58">@@</text:span></text:p>
          <text:p text:style-name="P37"><text:span text:style-name="T51"><text:s text:c="2"/></text:span><text:span text:style-name="T53">proc_info</text:span><text:span text:style-name="T51">(...) {</text:span></text:p>
          <text:p text:style-name="P37"><text:span text:style-name="T51"><text:s text:c="4"/></text:span><text:span text:style-name="T51">&lt;...</text:span></text:p>
          <text:p text:style-name="P37"><text:span text:style-name="T56">- <text:s text:c="2"/></text:span><text:span text:style-name="T57">hostno</text:span></text:p>
          <text:p text:style-name="P37"><text:span text:style-name="T54">+ <text:s text:c="2"/></text:span><text:span text:style-name="T55">hostptr</text:span><text:span text:style-name="T54">-&gt;host_no</text:span></text:p>
          <text:p text:style-name="P37"><text:span text:style-name="T51"><text:s text:c="4"/></text:span><text:span text:style-name="T51">...&gt;</text:span></text:p>
          <text:p text:style-name="P37"><text:span text:style-name="T51"><text:s text:c="2"/></text:span><text:span text:style-name="T51">}</text:span></text:p>
          <text:p text:style-name="P37"><text:span text:style-name="T58">@</text:span><text:span text:style-name="T50"> rule4 </text:span><text:span text:style-name="T58">@</text:span><text:span text:style-name="T51"> </text:span></text:p>
          <text:p text:style-name="P37"><text:span text:style-name="T52">identifier</text:span><text:span text:style-name="T51"> </text:span><text:span text:style-name="T50">rule1</text:span><text:span text:style-name="T51">.</text:span><text:span text:style-name="T53">proc_info</text:span><text:span text:style-name="T51">;</text:span></text:p>
          <text:p text:style-name="P37"><text:span text:style-name="T52">identifier</text:span><text:span text:style-name="T51"> </text:span><text:span text:style-name="T53">func</text:span><text:span text:style-name="T51">; </text:span></text:p>
          <text:p text:style-name="P37"><text:span text:style-name="T52">expression</text:span><text:span text:style-name="T51"> </text:span><text:span text:style-name="T53">buffer, start, inout, hostno</text:span><text:span text:style-name="T51">;</text:span></text:p>
          <text:p text:style-name="P37"><text:span text:style-name="T52">identifier</text:span><text:span text:style-name="T51"> </text:span><text:span text:style-name="T53">hostptr</text:span><text:span text:style-name="T51">;</text:span></text:p>
          <text:p text:style-name="P37"><text:span text:style-name="T58">@@</text:span></text:p>
          <text:p text:style-name="P37"><text:span text:style-name="T51"/></text:p>
          <text:p text:style-name="P37"><text:span text:style-name="T51"><text:s/></text:span><text:span text:style-name="T53">func</text:span><text:span text:style-name="T51">(..., struct Scsi_Host *</text:span><text:span text:style-name="T53">hostptr</text:span><text:span text:style-name="T51">, ...) {</text:span></text:p>
          <text:p text:style-name="P37"><text:span text:style-name="T51"><text:s text:c="2"/></text:span><text:span text:style-name="T51">&lt;...</text:span></text:p>
          <text:p text:style-name="P37"><text:span text:style-name="T51"><text:s text:c="3"/></text:span><text:span text:style-name="T53">proc_info</text:span><text:span text:style-name="T51">(</text:span></text:p>
          <text:p text:style-name="P37"><text:span text:style-name="T54">+ <text:s text:c="6"/></text:span><text:span text:style-name="T55">hostptr</text:span><text:span text:style-name="T54">,</text:span></text:p>
          <text:p text:style-name="P37"><text:span text:style-name="T51"><text:s text:c="8"/></text:span><text:span text:style-name="T53">buffer, start,</text:span><text:span text:style-name="T51"> </text:span></text:p>
          <text:p text:style-name="P37"><text:span text:style-name="T56">- <text:s text:c="6"/></text:span><text:span text:style-name="T57">hostno</text:span><text:span text:style-name="T56">,</text:span></text:p>
          <text:p text:style-name="P37"><text:span text:style-name="T51"><text:s text:c="8"/></text:span><text:span text:style-name="T53">inout</text:span><text:span text:style-name="T51">)</text:span></text:p>
          <text:p text:style-name="P37"><text:span text:style-name="T51"><text:s text:c="3"/></text:span><text:span text:style-name="T51">...&gt;</text:span></text:p>
          <text:p text:style-name="P37"><text:span text:style-name="T51"><text:s/></text:span><text:span text:style-name="T51">}</text:span></text:p>
          <text:p text:style-name="P37"><text:span text:style-name="T51"/></text:p>
          <text:p text:style-name="P37"><text:span text:style-name="T51"/></text:p>
          <draw:enhanced-geometry svg:viewBox="0 0 21600 21600" draw:type="rectangle"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3.404cm" svg:x="24.099cm" svg:y="0.922cm">
          <text:p text:style-name="P8"/>
          <draw:enhanced-geometry svg:viewBox="0 0 21600 21600" draw:type="rectangle" draw:enhanced-path="M 0 0 L 21600 0 21600 21600 0 21600 0 0 Z N"/>
        </draw:custom-shape>
        <presentation:notes draw:style-name="dp3">
          <draw:page-thumbnail draw:layer="layout" svg:width="14.213cm" svg:height="10.659cm" svg:x="2.76cm" svg:y="2.134cm" draw:page-number="11"/>
          <draw:frame presentation:style-name="pr4" draw:text-style-name="P8" draw:layer="layout" svg:width="15.787cm" svg:height="12.795cm" svg:x="1.97cm" svg:y="13.497cm" presentation:class="notes" presentation:placeholder="true">
            <draw:text-box/>
          </draw:frame>
        </presentation:notes>
      </draw:page>
      <draw:page draw:name="page12" draw:style-name="dp1" draw:master-page-name="Title1" presentation:presentation-page-layout-name="AL1T0">
        <draw:frame presentation:style-name="pr13" draw:text-style-name="P2" draw:layer="layout" svg:width="21.59cm" svg:height="3.176cm" svg:x="2.752cm" svg:y="5.078cm" presentation:class="title" presentation:user-transformed="true">
          <draw:text-box>
            <text:p text:style-name="P1"><text:span text:style-name="T59">SmPL piece by piece</text:span></text:p>
          </draw:text-box>
        </draw:frame>
        <presentation:notes draw:style-name="dp2">
          <draw:page-thumbnail draw:layer="layout" svg:width="14.213cm" svg:height="10.659cm" svg:x="2.76cm" svg:y="2.134cm" draw:page-number="12"/>
          <draw:frame presentation:style-name="pr3" draw:text-style-name="P8" draw:layer="layout" svg:width="15.787cm" svg:height="12.795cm" svg:x="1.97cm" svg:y="13.497cm" presentation:class="notes" presentation:placeholder="true">
            <draw:text-box/>
          </draw:frame>
        </presentation:notes>
      </draw:page>
      <draw:page draw:name="page13" draw:style-name="dp1" draw:master-page-name="Default" presentation:presentation-page-layout-name="AL3T1">
        <draw:custom-shape draw:style-name="gr15" draw:text-style-name="P10" draw:layer="layout" svg:width="13.401cm" svg:height="3.999cm" svg:x="11.501cm" svg:y="4.926cm">
          <text:p text:style-name="P8"/>
          <draw:enhanced-geometry svg:viewBox="0 0 21600 21600" draw:type="rectangle" draw:enhanced-path="M 0 0 L 21600 0 21600 21600 0 21600 0 0 Z N"/>
        </draw:custom-shape>
        <draw:custom-shape draw:style-name="gr15" draw:text-style-name="P10" draw:layer="layout" svg:width="9.798cm" svg:height="3.999cm" svg:x="0.9cm" svg:y="4.926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5">Concrete code &amp; modifiers (1/2)</text:span></text:p>
          </draw:text-box>
        </draw:frame>
        <draw:frame presentation:style-name="pr14" draw:text-style-name="P19" draw:layer="layout" svg:width="10.001cm" svg:height="4.356cm" svg:x="0.899cm" svg:y="5.123cm" presentation:class="outline" presentation:user-transformed="true">
          <draw:text-box>
            <text:list text:style-name="L7">
              <text:list-item>
                <text:p text:style-name="P38"><text:span text:style-name="T60"><text:s text:c="2"/></text:span><text:span text:style-name="T61">proc_info</text:span><text:span text:style-name="T60">(</text:span></text:p>
              </text:list-item>
            </text:list>
            <text:list text:style-name="L7">
              <text:list-item>
                <text:p text:style-name="P38"><text:span text:style-name="T62">+ <text:s text:c="4"/>struct Scsi_Host *</text:span><text:span text:style-name="T63">hostptr</text:span><text:span text:style-name="T62">,</text:span></text:p>
              </text:list-item>
            </text:list>
            <text:list text:style-name="L7">
              <text:list-item>
                <text:p text:style-name="P38"><text:span text:style-name="T60"><text:s text:c="6"/></text:span><text:span text:style-name="T60">char *</text:span><text:span text:style-name="T61">buf</text:span><text:span text:style-name="T60">, char **</text:span><text:span text:style-name="T61">start</text:span><text:span text:style-name="T60">,</text:span></text:p>
              </text:list-item>
            </text:list>
            <text:list text:style-name="L7">
              <text:list-item>
                <text:p text:style-name="P38"><text:span text:style-name="T64">- <text:s text:c="4"/>int </text:span><text:span text:style-name="T65">hostno</text:span><text:span text:style-name="T64">, </text:span></text:p>
              </text:list-item>
            </text:list>
            <text:list text:style-name="L7">
              <text:list-item>
                <text:p text:style-name="P38"><text:span text:style-name="T60"><text:s text:c="6"/></text:span><text:span text:style-name="T60">int </text:span><text:span text:style-name="T61">inout</text:span><text:span text:style-name="T60">) {</text:span></text:p>
              </text:list-item>
            </text:list>
            <text:list text:style-name="L7">
              <text:list-item>
                <text:p text:style-name="P38"><text:span text:style-name="T60"/></text:p>
              </text:list-item>
            </text:list>
          </draw:text-box>
        </draw:frame>
        <draw:custom-shape draw:style-name="gr25" draw:text-style-name="P10" draw:layer="layout" svg:width="13.908cm" svg:height="3.801cm" svg:x="11.492cm" svg:y="5.124cm">
          <text:p text:style-name="P38"><text:span text:style-name="T65">- <text:s text:c="2"/>proc_info</text:span><text:span text:style-name="T64">(char *</text:span><text:span text:style-name="T65">buf</text:span><text:span text:style-name="T64">, char **</text:span><text:span text:style-name="T65">start</text:span><text:span text:style-name="T64">,</text:span></text:p>
          <text:p text:style-name="P38"><text:span text:style-name="T64">- <text:s text:c="8"/>int </text:span><text:span text:style-name="T65">hostno</text:span><text:span text:style-name="T64">, int </text:span><text:span text:style-name="T65">inout</text:span><text:span text:style-name="T64">)</text:span></text:p>
          <text:p text:style-name="P38"><text:span text:style-name="T62">+ <text:s text:c="2"/></text:span><text:span text:style-name="T63">proc_info</text:span><text:span text:style-name="T62">(struct Scsi_host *</text:span><text:span text:style-name="T63">hostptr</text:span><text:span text:style-name="T62">, </text:span></text:p>
          <text:p text:style-name="P38"><text:span text:style-name="T62">+ <text:s text:c="8"/>char *</text:span><text:span text:style-name="T63">buf</text:span><text:span text:style-name="T62">, char **</text:span><text:span text:style-name="T63">start</text:span><text:span text:style-name="T62">, int </text:span><text:span text:style-name="T63">inout</text:span><text:span text:style-name="T62">)</text:span></text:p>
          <text:p text:style-name="P38"><text:span text:style-name="T60">{</text:span><text:span text:style-name="T62"> </text:span></text:p>
          <draw:enhanced-geometry svg:viewBox="0 0 21600 21600" draw:type="rectangle" draw:enhanced-path="M 0 0 L 21600 0 21600 21600 0 21600 0 0 Z N"/>
        </draw:custom-shape>
        <draw:custom-shape draw:style-name="gr2" draw:text-style-name="P10" draw:layer="layout" svg:width="22.895cm" svg:height="10.264cm" svg:x="1.698cm" svg:y="9.926cm">
          <text:list text:style-name="L9">
            <text:list-item>
              <text:p text:style-name="P11"><text:span text:style-name="T12">Can write almost any C code, even some CPP directives</text:span></text:p>
            </text:list-item>
          </text:list>
          <text:list text:style-name="L9">
            <text:list-item>
              <text:p text:style-name="P11"><text:span text:style-name="T12">Can annotate with +/- almost freely</text:span></text:p>
            </text:list-item>
          </text:list>
          <text:list text:style-name="L9">
            <text:list-item>
              <text:p text:style-name="P11"><text:span text:style-name="T12">Can often start a semantic patch by copy pasting from a regular patch (and then generalizing it)</text:span></text:p>
            </text:list-item>
          </text:list>
          <text:list text:style-name="L9">
            <text:list-item>
              <text:p text:style-name="P11"><text:span text:style-name="T12">Can update prototypes automatically (in .c or .h)</text:span></text:p>
            </text:list-item>
          </text:list>
          <text:list text:style-name="L9">
            <text:list-item>
              <text:p text:style-name="P9"><text:span text:style-name="T12"/></text:p>
            </text:list-item>
          </text:list>
          <text:list text:style-name="L9">
            <text:list-item>
              <text:p text:style-name="P9"><text:span text:style-name="T12"/></text:p>
            </text:list-item>
          </text:list>
          <draw:enhanced-geometry svg:viewBox="0 0 21600 21600" draw:type="mso-spt202" draw:enhanced-path="M 0 0 L 21600 0 21600 21600 0 21600 0 0 Z N"/>
        </draw:custom-shape>
        <draw:custom-shape draw:style-name="gr5" draw:text-style-name="P10" draw:layer="layout" svg:width="1.45cm" svg:height="1.578cm" svg:x="10.353cm" svg:y="5.927cm">
          <text:p text:style-name="P39"><text:span text:style-name="T66">≡</text:span></text:p>
          <draw:enhanced-geometry svg:viewBox="0 0 21600 21600" draw:type="mso-spt202"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0.604cm" svg:x="24.099cm" svg:y="1.323cm">
          <text:p text:style-name="P8"/>
          <draw:enhanced-geometry svg:viewBox="0 0 21600 21600" draw:type="rectangle" draw:enhanced-path="M 0 0 L 21600 0 21600 21600 0 21600 0 0 Z N"/>
        </draw:custom-shape>
        <presentation:notes draw:style-name="dp3">
          <draw:page-thumbnail draw:layer="layout" svg:width="14.213cm" svg:height="10.659cm" svg:x="2.76cm" svg:y="2.134cm" draw:page-number="13"/>
          <draw:frame presentation:style-name="pr4" draw:text-style-name="P8" draw:layer="layout" svg:width="15.787cm" svg:height="12.795cm" svg:x="1.97cm" svg:y="13.497cm" presentation:class="notes" presentation:placeholder="true">
            <draw:text-box/>
          </draw:frame>
        </presentation:notes>
      </draw:page>
      <draw:page draw:name="page14" draw:style-name="dp1" draw:master-page-name="Default" presentation:presentation-page-layout-name="AL3T1">
        <draw:custom-shape draw:style-name="gr15" draw:text-style-name="P10" draw:layer="layout" svg:width="8.4cm" svg:height="5.203cm" svg:x="16.1cm" svg:y="5.323cm">
          <text:p text:style-name="P8"/>
          <draw:enhanced-geometry svg:viewBox="0 0 21600 21600" draw:type="rectangle" draw:enhanced-path="M 0 0 L 21600 0 21600 21600 0 21600 0 0 Z N"/>
        </draw:custom-shape>
        <draw:custom-shape draw:style-name="gr15" draw:text-style-name="P10" draw:layer="layout" svg:width="6.597cm" svg:height="5.203cm" svg:x="9.102cm" svg:y="5.323cm">
          <text:p text:style-name="P8"/>
          <draw:enhanced-geometry svg:viewBox="0 0 21600 21600" draw:type="rectangle" draw:enhanced-path="M 0 0 L 21600 0 21600 21600 0 21600 0 0 Z N"/>
        </draw:custom-shape>
        <draw:custom-shape draw:style-name="gr15" draw:text-style-name="P10" draw:layer="layout" svg:width="7.602cm" svg:height="5.203cm" svg:x="1.098cm" svg:y="5.323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5">Concrete code &amp; modifiers (2/2)</text:span></text:p>
          </draw:text-box>
        </draw:frame>
        <draw:frame presentation:style-name="pr15" draw:text-style-name="P19" draw:layer="layout" svg:width="24.002cm" svg:height="8.026cm" svg:x="0.9cm" svg:y="10.525cm" presentation:class="outline" presentation:user-transformed="true">
          <draw:text-box>
            <text:list text:style-name="L5">
              <text:list-item>
                <text:p text:style-name="P40"><text:span text:style-name="T44">Simpler than regexps:</text:span></text:p>
              </text:list-item>
            </text:list>
            <text:list text:style-name="L5">
              <text:list-item>
                <text:list>
                  <text:list-item>
                    <text:p text:style-name="P41"><text:span text:style-name="T67">perl -pi -e "s/ ?= ?\([^\)]*\) *(kmalloc) *\(/ = \1\(/"</text:span></text:p>
                  </text:list-item>
                </text:list>
              </text:list-item>
            </text:list>
            <text:list text:style-name="L5">
              <text:list-item>
                <text:list>
                  <text:list-item>
                    <text:p text:style-name="P41"><text:span text:style-name="T67">grep –e </text:span><text:span text:style-name="T68">"([^\(\)]+) ?\&amp; ?\(\1 ?- ?1\)"</text:span></text:p>
                  </text:list-item>
                </text:list>
              </text:list-item>
            </text:list>
            <text:list text:style-name="L5">
              <text:list-item>
                <text:list>
                  <text:list-item>
                    <text:p text:style-name="P41"><text:span text:style-name="T67">grep –e </text:span><text:span text:style-name="T68">"</text:span><text:span text:style-name="T67">memset ?\([^,]+, ?, ?0, ?PAGE_SIZE\) </text:span><text:span text:style-name="T68">"</text:span><text:span text:style-name="T67"> </text:span><text:span text:style-name="T69"> </text:span></text:p>
                  </text:list-item>
                </text:list>
              </text:list-item>
            </text:list>
            <text:list text:style-name="L5">
              <text:list-item>
                <text:p text:style-name="P40"><text:span text:style-name="T44">Insensitive to differences in spaces, newlines, comments</text:span></text:p>
              </text:list-item>
            </text:list>
            <text:list text:style-name="L5">
              <text:list-item>
                <text:p text:style-name="P42"><text:span text:style-name="T70"/></text:p>
              </text:list-item>
            </text:list>
          </draw:text-box>
        </draw:frame>
        <draw:custom-shape draw:style-name="gr25" draw:text-style-name="P10" draw:layer="layout" svg:width="10.601cm" svg:height="2.403cm" svg:x="16.1cm" svg:y="5.323cm">
          <text:p text:style-name="P43"><text:span text:style-name="T71">@@</text:span><text:span text:style-name="T72"> </text:span></text:p>
          <text:p text:style-name="P43"><text:span text:style-name="T73">expression</text:span><text:span text:style-name="T72"> </text:span><text:span text:style-name="T74">X;</text:span><text:span text:style-name="T72"> </text:span></text:p>
          <text:p text:style-name="P43"><text:span text:style-name="T71">@@</text:span></text:p>
          <text:p text:style-name="P43"><text:span text:style-name="T75">- memset(X,0, PAGE_SIZE)</text:span></text:p>
          <text:p text:style-name="P43"><text:span text:style-name="T76">+ clear_page(X)</text:span></text:p>
          <draw:enhanced-geometry svg:viewBox="0 0 21600 21600" draw:type="rectangle" draw:enhanced-path="M 0 0 L 21600 0 21600 21600 0 21600 0 0 Z N"/>
        </draw:custom-shape>
        <draw:custom-shape draw:style-name="gr25" draw:text-style-name="P10" draw:layer="layout" svg:width="7.801cm" svg:height="5.199cm" svg:x="1.301cm" svg:y="5.323cm">
          <text:p text:style-name="P43"><text:span text:style-name="T71">@@</text:span><text:span text:style-name="T72"> </text:span></text:p>
          <text:p text:style-name="P43"><text:span text:style-name="T73">expression</text:span><text:span text:style-name="T72"> </text:span><text:span text:style-name="T74">E;</text:span><text:span text:style-name="T72"> </text:span><text:span text:style-name="T73">type</text:span><text:span text:style-name="T72"> </text:span><text:span text:style-name="T74">T;</text:span><text:span text:style-name="T72"> </text:span></text:p>
          <text:p text:style-name="P43"><text:span text:style-name="T71">@@</text:span></text:p>
          <text:p text:style-name="P43"><text:span text:style-name="T75"><text:s text:c="2"/></text:span><text:span text:style-name="T74">E =</text:span><text:span text:style-name="T75"> </text:span></text:p>
          <text:p text:style-name="P43"><text:span text:style-name="T75">- <text:s text:c="2"/>(T) </text:span></text:p>
          <text:p text:style-name="P43"><text:span text:style-name="T74"><text:s text:c="4"/></text:span><text:span text:style-name="T74">kmalloc(...)</text:span></text:p>
          <draw:enhanced-geometry svg:viewBox="0 0 21600 21600" draw:type="rectangle" draw:enhanced-path="M 0 0 L 21600 0 21600 21600 0 21600 0 0 Z N"/>
        </draw:custom-shape>
        <draw:custom-shape draw:style-name="gr25" draw:text-style-name="P10" draw:layer="layout" svg:width="22.86cm" svg:height="1.799cm" svg:x="1.098cm" svg:y="3.726cm">
          <text:list text:style-name="L10">
            <text:list-item>
              <text:p text:style-name="P44"><text:span text:style-name="T77">Some examples</text:span><text:span text:style-name="T78">:</text:span></text:p>
            </text:list-item>
          </text:list>
          <draw:enhanced-geometry svg:viewBox="0 0 21600 21600" draw:type="rectangle" draw:enhanced-path="M 0 0 L 21600 0 21600 21600 0 21600 0 0 Z N"/>
        </draw:custom-shape>
        <draw:custom-shape draw:style-name="gr25" draw:text-style-name="P10" draw:layer="layout" svg:width="7.201cm" svg:height="2.403cm" svg:x="9.3cm" svg:y="5.323cm">
          <text:p text:style-name="P43"><text:span text:style-name="T71">@@</text:span><text:span text:style-name="T72"> </text:span></text:p>
          <text:p text:style-name="P43"><text:span text:style-name="T73">expression</text:span><text:span text:style-name="T72"> </text:span><text:span text:style-name="T74">N;</text:span></text:p>
          <text:p text:style-name="P43"><text:span text:style-name="T71">@@</text:span></text:p>
          <text:p text:style-name="P43"><text:span text:style-name="T75">- N &amp; (N-1)</text:span></text:p>
          <text:p text:style-name="P43"><text:span text:style-name="T76">+ is_power_of_2(N)</text:span></text:p>
          <draw:enhanced-geometry svg:viewBox="0 0 21600 21600" draw:type="rectangle" draw:enhanced-path="M 0 0 L 21600 0 21600 21600 0 21600 0 0 Z N"/>
        </draw:custom-shape>
        <presentation:notes draw:style-name="dp3">
          <draw:page-thumbnail draw:layer="layout" svg:width="14.213cm" svg:height="10.659cm" svg:x="2.76cm" svg:y="2.134cm" draw:page-number="14"/>
          <draw:frame presentation:style-name="pr4" draw:text-style-name="P8" draw:layer="layout" svg:width="15.787cm" svg:height="12.795cm" svg:x="1.97cm" svg:y="13.497cm" presentation:class="notes" presentation:placeholder="true">
            <draw:text-box/>
          </draw:frame>
        </presentation:notes>
      </draw:page>
      <draw:page draw:name="page15" draw:style-name="dp1" draw:master-page-name="Default" presentation:presentation-page-layout-name="AL4T3">
        <draw:custom-shape draw:style-name="gr15" draw:text-style-name="P10" draw:layer="layout" svg:width="11.998cm" svg:height="12.603cm" svg:x="0.9cm" svg:y="4.123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5">Metavariables and the rule</text:span></text:p>
          </draw:text-box>
        </draw:frame>
        <draw:frame presentation:style-name="pr16" draw:text-style-name="P19" draw:layer="layout" svg:width="11.218cm" svg:height="15.407cm" svg:x="13.498cm" svg:y="3.924cm" presentation:class="outline" presentation:user-transformed="true">
          <draw:text-box>
            <text:list text:style-name="L5">
              <text:list-item>
                <text:p text:style-name="P45"><text:span text:style-name="T79">Metavariables:</text:span></text:p>
              </text:list-item>
            </text:list>
            <text:list text:style-name="L5">
              <text:list-item>
                <text:list>
                  <text:list-item>
                    <text:p text:style-name="P46"><text:span text:style-name="T80">Abstract away names given to variables</text:span></text:p>
                  </text:list-item>
                </text:list>
              </text:list-item>
            </text:list>
            <text:list text:style-name="L5">
              <text:list-item>
                <text:list>
                  <text:list-item>
                    <text:p text:style-name="P47"><text:span text:style-name="T80">Store </text:span><text:span text:style-name="T81">"</text:span><text:span text:style-name="T80">values</text:span><text:span text:style-name="T81">"</text:span></text:p>
                  </text:list-item>
                </text:list>
              </text:list-item>
            </text:list>
            <text:list text:style-name="L5">
              <text:list-item>
                <text:list>
                  <text:list-item>
                    <text:p text:style-name="P46"><text:span text:style-name="T45">Constrain</text:span><text:span text:style-name="T80"> the transformation when a metavariable is used more than once</text:span></text:p>
                  </text:list-item>
                </text:list>
              </text:list-item>
            </text:list>
            <text:list text:style-name="L5">
              <text:list-item>
                <text:list>
                  <text:list-item>
                    <text:p text:style-name="P46"><text:span text:style-name="T80">Can be used to </text:span><text:span text:style-name="T45">move</text:span><text:span text:style-name="T80"> code</text:span></text:p>
                  </text:list-item>
                </text:list>
              </text:list-item>
            </text:list>
            <text:list text:style-name="L5">
              <text:list-item>
                <text:p text:style-name="P45"><text:span text:style-name="T79">Search in whole file</text:span></text:p>
              </text:list-item>
            </text:list>
            <text:list text:style-name="L5">
              <text:list-item>
                <text:p text:style-name="P45"><text:span text:style-name="T79">Match, bind, transform</text:span></text:p>
              </text:list-item>
            </text:list>
            <text:list text:style-name="L5">
              <text:list-item>
                <text:p text:style-name="P45"><text:span text:style-name="T79">Transform only if everything matches</text:span></text:p>
              </text:list-item>
            </text:list>
            <text:list text:style-name="L5">
              <text:list-item>
                <text:p text:style-name="P45"><text:span text:style-name="T79">Can match/transform multiple times</text:span></text:p>
              </text:list-item>
            </text:list>
            <text:list text:style-name="L5">
              <text:list-item>
                <text:p text:style-name="P48"><text:span text:style-name="T82"/></text:p>
              </text:list-item>
            </text:list>
            <text:list text:style-name="L5">
              <text:list-item>
                <text:p text:style-name="P48"><text:span text:style-name="T82"/></text:p>
              </text:list-item>
            </text:list>
          </draw:text-box>
        </draw:frame>
        <draw:custom-shape draw:style-name="gr25" draw:text-style-name="P10" draw:layer="layout" svg:width="12.4cm" svg:height="12.802cm" svg:x="1.098cm" svg:y="4.123cm">
          <text:p text:style-name="P49"><text:span text:style-name="T83">@@</text:span></text:p>
          <text:p text:style-name="P49"><text:span text:style-name="T84">identifier</text:span><text:span text:style-name="T60"> </text:span><text:span text:style-name="T61">proc_info</text:span><text:span text:style-name="T60">;</text:span></text:p>
          <text:p text:style-name="P49"><text:span text:style-name="T84">identifier</text:span><text:span text:style-name="T60"> </text:span><text:span text:style-name="T61">buffer, start,inout, hostno</text:span><text:span text:style-name="T60">;</text:span></text:p>
          <text:p text:style-name="P49"><text:span text:style-name="T84">identifier</text:span><text:span text:style-name="T60"> </text:span><text:span text:style-name="T61">hostptr</text:span><text:span text:style-name="T60">;</text:span></text:p>
          <text:p text:style-name="P49"><text:span text:style-name="T83">@@</text:span></text:p>
          <text:p text:style-name="P49"><text:span text:style-name="T60"><text:s text:c="2"/></text:span><text:span text:style-name="T61">proc_info</text:span><text:span text:style-name="T60"> (</text:span></text:p>
          <text:p text:style-name="P49"><text:span text:style-name="T62">+ <text:s text:c="5"/>struct Scsi_Host *</text:span><text:span text:style-name="T63">hostptr</text:span><text:span text:style-name="T62">,</text:span></text:p>
          <text:p text:style-name="P49"><text:span text:style-name="T60"><text:s text:c="7"/></text:span><text:span text:style-name="T60">char *</text:span><text:span text:style-name="T61">buffer</text:span><text:span text:style-name="T60">, char **</text:span><text:span text:style-name="T61">start</text:span><text:span text:style-name="T60">, </text:span></text:p>
          <text:p text:style-name="P49"><text:span text:style-name="T64">- <text:s text:c="5"/>int </text:span><text:span text:style-name="T65">hostno</text:span><text:span text:style-name="T64">, </text:span></text:p>
          <text:p text:style-name="P49"><text:span text:style-name="T60"><text:s text:c="7"/></text:span><text:span text:style-name="T60">int </text:span><text:span text:style-name="T61">inout</text:span><text:span text:style-name="T60">) {</text:span></text:p>
          <text:p text:style-name="P49"><text:span text:style-name="T60"><text:s text:c="4"/></text:span><text:span text:style-name="T60">...</text:span></text:p>
          <text:p text:style-name="P49"><text:span text:style-name="T64">- <text:s text:c="2"/>struct Scsi_Host *</text:span><text:span text:style-name="T65">hostptr</text:span><text:span text:style-name="T64">;</text:span></text:p>
          <text:p text:style-name="P49"><text:span text:style-name="T60"><text:s text:c="4"/></text:span><text:span text:style-name="T60">...</text:span></text:p>
          <text:p text:style-name="P49"><text:span text:style-name="T64">- <text:s text:c="2"/></text:span><text:span text:style-name="T65">hostptr</text:span><text:span text:style-name="T64"> = scsi_host_hn_get(</text:span><text:span text:style-name="T65">hostno</text:span><text:span text:style-name="T64">);</text:span></text:p>
          <text:p text:style-name="P49"><text:span text:style-name="T60"><text:s text:c="4"/></text:span><text:span text:style-name="T60">...</text:span></text:p>
          <text:p text:style-name="P49"><text:span text:style-name="T64">- <text:s text:c="2"/>if (!</text:span><text:span text:style-name="T65">hostptr</text:span><text:span text:style-name="T64">) { ... return ...; }</text:span></text:p>
          <text:p text:style-name="P49"><text:span text:style-name="T60"><text:s text:c="4"/></text:span><text:span text:style-name="T60">...</text:span></text:p>
          <text:p text:style-name="P49"><text:span text:style-name="T64">- <text:s text:c="2"/>scsi_host_put(</text:span><text:span text:style-name="T65">hostptr</text:span><text:span text:style-name="T64">);</text:span></text:p>
          <text:p text:style-name="P49"><text:span text:style-name="T60"><text:s text:c="4"/></text:span><text:span text:style-name="T60">...</text:span></text:p>
          <text:p text:style-name="P49"><text:span text:style-name="T60"><text:s text:c="2"/></text:span><text:span text:style-name="T60">}</text:span></text:p>
          <text:p text:style-name="P49"><text:span text:style-name="T60"/></text:p>
          <draw:enhanced-geometry svg:viewBox="0 0 21600 21600" draw:type="rectangle" draw:enhanced-path="M 0 0 L 21600 0 21600 21600 0 21600 0 0 Z N"/>
        </draw:custom-shape>
        <draw:custom-shape draw:style-name="gr14" draw:text-style-name="P10" draw:layer="layout" svg:width="21.944cm" svg:height="1.247cm" svg:x="0.244cm" svg:y="17.326cm">
          <text:p text:style-name="P9"><text:span text:style-name="T17">metavariables declaration + code patterns = a </text:span><text:span text:style-name="T16">rule</text:span></text:p>
          <draw:enhanced-geometry svg:viewBox="0 0 21600 21600" draw:type="mso-spt202"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1.001cm" svg:x="24.099cm" svg:y="1.724cm">
          <text:p text:style-name="P8"/>
          <draw:enhanced-geometry svg:viewBox="0 0 21600 21600" draw:type="rectangle" draw:enhanced-path="M 0 0 L 21600 0 21600 21600 0 21600 0 0 Z N"/>
        </draw:custom-shape>
        <presentation:notes draw:style-name="dp3">
          <draw:page-thumbnail draw:layer="layout" svg:width="14.213cm" svg:height="10.659cm" svg:x="2.76cm" svg:y="2.134cm" draw:page-number="15"/>
          <draw:frame presentation:style-name="pr4" draw:text-style-name="P8" draw:layer="layout" svg:width="15.787cm" svg:height="12.795cm" svg:x="1.97cm" svg:y="13.497cm" presentation:class="notes" presentation:placeholder="true">
            <draw:text-box/>
          </draw:frame>
        </presentation:notes>
      </draw:page>
      <draw:page draw:name="page16" draw:style-name="dp1" draw:master-page-name="Default" presentation:presentation-page-layout-name="AL4T3">
        <draw:custom-shape draw:style-name="gr15" draw:text-style-name="P10" draw:layer="layout" svg:width="11.399cm" svg:height="9.798cm" svg:x="1.901cm" svg:y="4.326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85">Multiples rules and inherited metavariables</text:span></text:p>
          </draw:text-box>
        </draw:frame>
        <draw:frame presentation:style-name="pr17" draw:text-style-name="P19" draw:layer="layout" svg:width="11.218cm" svg:height="13.148cm" svg:x="13.498cm" svg:y="3.522cm" presentation:class="outline" presentation:user-transformed="true">
          <draw:text-box>
            <text:list text:style-name="L5">
              <text:list-item>
                <text:p text:style-name="P20"><text:span text:style-name="T79">Each rule matched against the whole file</text:span></text:p>
              </text:list-item>
            </text:list>
            <text:list text:style-name="L5">
              <text:list-item>
                <text:p text:style-name="P20"><text:span text:style-name="T79">Can communicate information/constraints between rules</text:span></text:p>
              </text:list-item>
            </text:list>
            <text:list text:style-name="L5">
              <text:list-item>
                <text:p text:style-name="P20"><text:span text:style-name="T79">Anonymous rules vs named rules</text:span></text:p>
              </text:list-item>
            </text:list>
            <text:list text:style-name="L5">
              <text:list-item>
                <text:p text:style-name="P20"><text:span text:style-name="T79">Inherited metavariables</text:span></text:p>
              </text:list-item>
            </text:list>
            <text:list text:style-name="L5">
              <text:list-item>
                <text:p text:style-name="P20"><text:span text:style-name="T79">Can move code between functions</text:span></text:p>
              </text:list-item>
            </text:list>
            <text:list text:style-name="L5">
              <text:list-item>
                <text:p text:style-name="P50"><text:span text:style-name="T79"/></text:p>
              </text:list-item>
            </text:list>
          </draw:text-box>
        </draw:frame>
        <draw:custom-shape draw:style-name="gr25" draw:text-style-name="P10" draw:layer="layout" svg:width="14.204cm" svg:height="8.802cm" svg:x="2.099cm" svg:y="4.524cm">
          <text:p text:style-name="P49"><text:span text:style-name="T86">@ rule1 @</text:span><text:span text:style-name="T60"> </text:span></text:p>
          <text:p text:style-name="P49"><text:span text:style-name="T84">struct SHT</text:span><text:span text:style-name="T60"> </text:span><text:span text:style-name="T61">fops</text:span><text:span text:style-name="T60">;</text:span></text:p>
          <text:p text:style-name="P49"><text:span text:style-name="T84">identifier</text:span><text:span text:style-name="T60"> </text:span><text:span text:style-name="T61">proc_info</text:span><text:span text:style-name="T60">;</text:span></text:p>
          <text:p text:style-name="P49"><text:span text:style-name="T86">@@</text:span></text:p>
          <text:p text:style-name="P49"><text:span text:style-name="T60"><text:s/></text:span><text:span text:style-name="T61">fops</text:span><text:span text:style-name="T60">.proc_info = </text:span><text:span text:style-name="T61">proc_info</text:span><text:span text:style-name="T60">;</text:span></text:p>
          <text:p text:style-name="P49"><text:span text:style-name="T60"/></text:p>
          <text:p text:style-name="P49"><text:span text:style-name="T86">@ rule2 @</text:span></text:p>
          <text:p text:style-name="P49"><text:span text:style-name="T84">identifier</text:span><text:span text:style-name="T60"> </text:span><text:span text:style-name="T86">rule1</text:span><text:span text:style-name="T60">.</text:span><text:span text:style-name="T61">proc_info_func</text:span><text:span text:style-name="T60">;</text:span></text:p>
          <text:p text:style-name="P49"><text:span text:style-name="T84">identifier</text:span><text:span text:style-name="T60"> </text:span><text:span text:style-name="T61">buf, start, inout, hostno</text:span><text:span text:style-name="T60">;</text:span></text:p>
          <text:p text:style-name="P49"><text:span text:style-name="T84">identifier</text:span><text:span text:style-name="T60"> </text:span><text:span text:style-name="T61">hostptr</text:span><text:span text:style-name="T60">;</text:span></text:p>
          <text:p text:style-name="P49"><text:span text:style-name="T86">@@</text:span></text:p>
          <text:p text:style-name="P49"><text:span text:style-name="T60"><text:s text:c="2"/></text:span><text:span text:style-name="T61">proc_info</text:span><text:span text:style-name="T60"> (</text:span></text:p>
          <text:p text:style-name="P49"><text:span text:style-name="T62">+ <text:s text:c="5"/>struct Scsi_Host *</text:span><text:span text:style-name="T63">hostptr</text:span><text:span text:style-name="T62">,</text:span></text:p>
          <text:p text:style-name="P49"><text:span text:style-name="T60"><text:s text:c="7"/></text:span><text:span text:style-name="T60">char *</text:span><text:span text:style-name="T61">buf</text:span><text:span text:style-name="T60">, char **</text:span><text:span text:style-name="T61">start</text:span><text:span text:style-name="T60">, </text:span></text:p>
          <text:p text:style-name="P49"><text:span text:style-name="T64">- <text:s text:c="5"/>int hostno,</text:span></text:p>
          <draw:enhanced-geometry svg:viewBox="0 0 21600 21600" draw:type="rectangle"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1.001cm" svg:x="24.099cm" svg:y="0.926cm">
          <text:p text:style-name="P8"/>
          <draw:enhanced-geometry svg:viewBox="0 0 21600 21600" draw:type="rectangle" draw:enhanced-path="M 0 0 L 21600 0 21600 21600 0 21600 0 0 Z N"/>
        </draw:custom-shape>
        <draw:custom-shape draw:style-name="gr5" draw:text-style-name="P10" draw:layer="layout" svg:width="22.71cm" svg:height="2.656cm" svg:x="0.669cm" svg:y="14.997cm">
          <text:list text:style-name="L4">
            <text:list-item>
              <text:p text:style-name="P11"><text:span text:style-name="T12">Note, some rule don’t contain transformation at all</text:span></text:p>
            </text:list-item>
          </text:list>
          <text:list text:style-name="L4">
            <text:list-item>
              <text:p text:style-name="P11"><text:span text:style-name="T12">Can have typed metavariable </text:span></text:p>
            </text:list-item>
          </text:list>
          <draw:enhanced-geometry svg:viewBox="0 0 21600 21600" draw:type="mso-spt202" draw:enhanced-path="M 0 0 L 21600 0 21600 21600 0 21600 0 0 Z N"/>
        </draw:custom-shape>
        <presentation:notes draw:style-name="dp3">
          <draw:page-thumbnail draw:layer="layout" svg:width="14.213cm" svg:height="10.659cm" svg:x="2.76cm" svg:y="2.134cm" draw:page-number="16"/>
          <draw:frame presentation:style-name="pr4" draw:text-style-name="P8" draw:layer="layout" svg:width="15.787cm" svg:height="12.795cm" svg:x="1.97cm" svg:y="13.497cm" presentation:class="notes" presentation:placeholder="true">
            <draw:text-box/>
          </draw:frame>
        </presentation:notes>
      </draw:page>
      <draw:page draw:name="page17" draw:style-name="dp1" draw:master-page-name="Default" presentation:presentation-page-layout-name="AL3T1">
        <draw:custom-shape draw:style-name="gr27" draw:text-style-name="P10" draw:layer="layout" svg:width="11.501cm" svg:height="3.074cm" svg:x="1.499cm" svg:y="4.652cm">
          <text:p text:style-name="P8"/>
          <draw:enhanced-geometry svg:viewBox="0 0 21600 21600" draw:type="rectangle" draw:enhanced-path="M 0 0 L 21600 0 21600 21600 0 21600 0 0 Z N"/>
        </draw:custom-shape>
        <draw:custom-shape draw:style-name="gr27" draw:text-style-name="P10" draw:layer="layout" svg:width="11.444cm" svg:height="5.274cm" svg:x="1.499cm" svg:y="8.123cm">
          <text:p text:style-name="P8"/>
          <draw:enhanced-geometry svg:viewBox="0 0 21600 21600" draw:type="rectangle" draw:enhanced-path="M 0 0 L 21600 0 21600 21600 0 21600 0 0 Z N"/>
        </draw:custom-shape>
        <draw:custom-shape draw:style-name="gr27" draw:text-style-name="P10" draw:layer="layout" svg:width="11.501cm" svg:height="5.327cm" svg:x="1.499cm" svg:y="13.723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85">Sequences </text:span><text:span text:style-name="T87">and the ‘…’ operator </text:span><text:span text:style-name="T85">(1/2)</text:span></text:p>
          </draw:text-box>
        </draw:frame>
        <draw:custom-shape draw:style-name="gr25" draw:text-style-name="P10" draw:layer="layout" svg:width="11.201cm" svg:height="3.201cm" svg:x="1.499cm" svg:y="4.723cm">
          <text:p text:style-name="P49"><text:span text:style-name="T88">b = </text:span><text:span text:style-name="T89">scsi_get</text:span><text:span text:style-name="T88">();</text:span></text:p>
          <text:p text:style-name="P51"><text:span text:style-name="T88">if(!b) return -1; </text:span><text:span text:style-name="T88"><text:tab/></text:span></text:p>
          <text:p text:style-name="P49"><text:span text:style-name="T88">kprintf(“val = %d”, b-&gt;field + z);</text:span></text:p>
          <text:p text:style-name="P49"><text:span text:style-name="T90">scsi_put</text:span><text:span text:style-name="T88">(b);</text:span></text:p>
          <text:p text:style-name="P49"><text:span text:style-name="T88">return 0;</text:span></text:p>
          <text:p text:style-name="P52"><text:span text:style-name="T91"><text:s/></text:span><text:span text:style-name="T91"><text:tab/></text:span></text:p>
          <draw:enhanced-geometry svg:viewBox="0 0 21600 21600" draw:type="rectangle" draw:enhanced-path="M 0 0 L 21600 0 21600 21600 0 21600 0 0 Z N"/>
        </draw:custom-shape>
        <draw:custom-shape draw:style-name="gr25" draw:text-style-name="P10" draw:layer="layout" svg:width="12.4cm" svg:height="5.199cm" svg:x="1.499cm" svg:y="13.851cm">
          <text:p text:style-name="P49"><text:span text:style-name="T88">b = </text:span><text:span text:style-name="T89">scsi_get</text:span><text:span text:style-name="T88">();</text:span></text:p>
          <text:p text:style-name="P49"><text:span text:style-name="T88">if(!b) return -1;</text:span></text:p>
          <text:p text:style-name="P49"><text:span text:style-name="T88">switch(x) {</text:span></text:p>
          <text:p text:style-name="P49"><text:span text:style-name="T88"><text:s text:c="2"/></text:span><text:span text:style-name="T88">case V1: i++; </text:span><text:span text:style-name="T90">scsi_put</text:span><text:span text:style-name="T88">(b); return i;</text:span></text:p>
          <text:p text:style-name="P49"><text:span text:style-name="T88"><text:s text:c="2"/></text:span><text:span text:style-name="T88">case V2: j++; </text:span><text:span text:style-name="T90">scsi_put</text:span><text:span text:style-name="T88">(b); return j;</text:span></text:p>
          <text:p text:style-name="P49"><text:span text:style-name="T88"><text:s text:c="2"/></text:span><text:span text:style-name="T88">default:</text:span></text:p>
          <text:p text:style-name="P49"><text:span text:style-name="T88"><text:s text:c="3"/></text:span><text:span text:style-name="T90">scsi_put</text:span><text:span text:style-name="T88">(b);</text:span></text:p>
          <text:p text:style-name="P49"><text:span text:style-name="T88"><text:s text:c="3"/></text:span><text:span text:style-name="T88">return 0;</text:span></text:p>
          <text:p text:style-name="P49"><text:span text:style-name="T88">}</text:span></text:p>
          <text:p text:style-name="P49"><text:span text:style-name="T88"/></text:p>
          <draw:enhanced-geometry svg:viewBox="0 0 21600 21600" draw:type="rectangle" draw:enhanced-path="M 0 0 L 21600 0 21600 21600 0 21600 0 0 Z N"/>
        </draw:custom-shape>
        <draw:custom-shape draw:style-name="gr25" draw:text-style-name="P10" draw:layer="layout" svg:width="11.801cm" svg:height="5.199cm" svg:x="1.499cm" svg:y="8.123cm">
          <text:p text:style-name="P49"><text:span text:style-name="T88">sc = </text:span><text:span text:style-name="T89">scsi_get</text:span><text:span text:style-name="T88">();</text:span></text:p>
          <text:p text:style-name="P49"><text:span text:style-name="T88">if(!sc) { kprintf(“err”); return -1;}</text:span></text:p>
          <text:p text:style-name="P49"><text:span text:style-name="T88">if(y&lt;2) {</text:span></text:p>
          <text:p text:style-name="P49"><text:span text:style-name="T88"><text:s text:c="3"/></text:span><text:span text:style-name="T90">scsi_put</text:span><text:span text:style-name="T88">(sc);</text:span></text:p>
          <text:p text:style-name="P49"><text:span text:style-name="T88"><text:s text:c="3"/></text:span><text:span text:style-name="T88">return -1;</text:span></text:p>
          <text:p text:style-name="P49"><text:span text:style-name="T88">}</text:span></text:p>
          <text:p text:style-name="P49"><text:span text:style-name="T88">kprintf(“val = %d”, sc-&gt;field + z);</text:span></text:p>
          <text:p text:style-name="P49"><text:span text:style-name="T90">scsi_put</text:span><text:span text:style-name="T88">(sc);</text:span></text:p>
          <text:p text:style-name="P49"><text:span text:style-name="T88">return 0;</text:span></text:p>
          <text:p text:style-name="P49"><text:span text:style-name="T88"/></text:p>
          <draw:enhanced-geometry svg:viewBox="0 0 21600 21600" draw:type="rectangle" draw:enhanced-path="M 0 0 L 21600 0 21600 21600 0 21600 0 0 Z N"/>
        </draw:custom-shape>
        <draw:custom-shape draw:style-name="gr28" draw:text-style-name="P10" draw:layer="layout" svg:width="1.001cm" svg:height="6.8cm" svg:x="23.901cm" svg:y="4.123cm">
          <text:p text:style-name="P8"/>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0" draw:layer="layout" svg:width="1.67cm" svg:height="1.247cm" svg:x="14.359cm" svg:y="4.996cm">
          <text:p text:style-name="P9"><text:span text:style-name="T92">D1</text:span></text:p>
          <draw:enhanced-geometry svg:viewBox="0 0 21600 21600" draw:type="mso-spt202" draw:enhanced-path="M 0 0 L 21600 0 21600 21600 0 21600 0 0 Z N"/>
        </draw:custom-shape>
        <draw:custom-shape draw:style-name="gr5" draw:text-style-name="P10" draw:layer="layout" svg:width="1.67cm" svg:height="1.247cm" svg:x="18.286cm" svg:y="4.926cm">
          <text:p text:style-name="P9"><text:span text:style-name="T92">D2</text:span></text:p>
          <draw:enhanced-geometry svg:viewBox="0 0 21600 21600" draw:type="mso-spt202" draw:enhanced-path="M 0 0 L 21600 0 21600 21600 0 21600 0 0 Z N"/>
        </draw:custom-shape>
        <draw:custom-shape draw:style-name="gr5" draw:text-style-name="P10" draw:layer="layout" svg:width="1.67cm" svg:height="1.247cm" svg:x="22.087cm" svg:y="4.926cm">
          <text:p text:style-name="P9"><text:span text:style-name="T92">D3</text:span></text:p>
          <draw:enhanced-geometry svg:viewBox="0 0 21600 21600" draw:type="mso-spt202" draw:enhanced-path="M 0 0 L 21600 0 21600 21600 0 21600 0 0 Z N"/>
        </draw:custom-shape>
        <draw:custom-shape draw:style-name="gr2" draw:text-style-name="P10" draw:layer="layout" svg:width="3.466cm" svg:height="2.493cm" svg:x="13.498cm" svg:y="6.725cm">
          <text:p text:style-name="P53"><text:span text:style-name="T86">scsi_get</text:span><text:span text:style-name="T60">()</text:span></text:p>
          <text:p text:style-name="P53"><text:span text:style-name="T60">... <text:s text:c="4"/></text:span></text:p>
          <text:p text:style-name="P53"><text:span text:style-name="T62">scsi_put</text:span><text:span text:style-name="T60">()</text:span></text:p>
          <draw:enhanced-geometry svg:viewBox="0 0 21600 21600" draw:type="mso-spt202" draw:enhanced-path="M 0 0 L 21600 0 21600 21600 0 21600 0 0 Z N"/>
        </draw:custom-shape>
        <draw:custom-shape draw:style-name="gr2" draw:text-style-name="P10" draw:layer="layout" svg:width="3.466cm" svg:height="2.493cm" svg:x="17.101cm" svg:y="6.725cm">
          <text:p text:style-name="P53"><text:span text:style-name="T86">scsi_ge</text:span><text:span text:style-name="T60">t()</text:span></text:p>
          <text:p text:style-name="P53"><text:span text:style-name="T60">...</text:span></text:p>
          <text:p text:style-name="P53"><text:span text:style-name="T62">scsi_put</text:span><text:span text:style-name="T60">()</text:span></text:p>
          <draw:enhanced-geometry svg:viewBox="0 0 21600 21600" draw:type="mso-spt202" draw:enhanced-path="M 0 0 L 21600 0 21600 21600 0 21600 0 0 Z N"/>
        </draw:custom-shape>
        <draw:custom-shape draw:style-name="gr5" draw:text-style-name="P10" draw:layer="layout" svg:width="2.377cm" svg:height="1.247cm" svg:x="23.078cm" svg:y="7.325cm">
          <text:p text:style-name="P9"><text:span text:style-name="T12">time</text:span></text:p>
          <draw:enhanced-geometry svg:viewBox="0 0 21600 21600" draw:type="mso-spt202" draw:enhanced-path="M 0 0 L 21600 0 21600 21600 0 21600 0 0 Z N"/>
        </draw:custom-shape>
        <draw:custom-shape draw:style-name="gr5" draw:text-style-name="P10" draw:layer="layout" svg:width="1.67cm" svg:height="1.247cm" svg:x="-0.083cm" svg:y="5.525cm">
          <text:p text:style-name="P9"><text:span text:style-name="T92">D1</text:span></text:p>
          <draw:enhanced-geometry svg:viewBox="0 0 21600 21600" draw:type="mso-spt202" draw:enhanced-path="M 0 0 L 21600 0 21600 21600 0 21600 0 0 Z N"/>
        </draw:custom-shape>
        <draw:custom-shape draw:style-name="gr5" draw:text-style-name="P10" draw:layer="layout" svg:width="1.67cm" svg:height="1.247cm" svg:x="-0.015cm" svg:y="9.525cm">
          <text:p text:style-name="P9"><text:span text:style-name="T92">D2</text:span></text:p>
          <draw:enhanced-geometry svg:viewBox="0 0 21600 21600" draw:type="mso-spt202" draw:enhanced-path="M 0 0 L 21600 0 21600 21600 0 21600 0 0 Z N"/>
        </draw:custom-shape>
        <draw:custom-shape draw:style-name="gr5" draw:text-style-name="P10" draw:layer="layout" svg:width="1.67cm" svg:height="1.247cm" svg:x="-0.015cm" svg:y="14.927cm">
          <text:p text:style-name="P9"><text:span text:style-name="T92">D3</text:span></text:p>
          <draw:enhanced-geometry svg:viewBox="0 0 21600 21600" draw:type="mso-spt202" draw:enhanced-path="M 0 0 L 21600 0 21600 21600 0 21600 0 0 Z N"/>
        </draw:custom-shape>
        <draw:custom-shape draw:style-name="gr5" draw:text-style-name="P10" draw:layer="layout" svg:width="4.346cm" svg:height="0.998cm" svg:x="3.613cm" svg:y="3.722cm">
          <text:p text:style-name="P54"><text:span text:style-name="T93">Source code</text:span></text:p>
          <draw:enhanced-geometry svg:viewBox="0 0 21600 21600" draw:type="mso-spt202" draw:enhanced-path="M 0 0 L 21600 0 21600 21600 0 21600 0 0 Z N"/>
        </draw:custom-shape>
        <draw:custom-shape draw:style-name="gr5" draw:text-style-name="P10" draw:layer="layout" svg:width="8.118cm" svg:height="0.998cm" svg:x="14.799cm" svg:y="3.726cm">
          <text:p text:style-name="P54"><text:span text:style-name="T93">Some running execution</text:span></text:p>
          <draw:enhanced-geometry svg:viewBox="0 0 21600 21600" draw:type="mso-spt202" draw:enhanced-path="M 0 0 L 21600 0 21600 21600 0 21600 0 0 Z N"/>
        </draw:custom-shape>
        <draw:custom-shape draw:style-name="gr2" draw:text-style-name="P10" draw:layer="layout" svg:width="3.466cm" svg:height="2.493cm" svg:x="20.501cm" svg:y="6.725cm">
          <text:p text:style-name="P53"><text:span text:style-name="T86">scsi_get</text:span><text:span text:style-name="T60">()</text:span></text:p>
          <text:p text:style-name="P53"><text:span text:style-name="T60">...</text:span></text:p>
          <text:p text:style-name="P53"><text:span text:style-name="T62">scsi_put</text:span><text:span text:style-name="T60">()</text:span></text:p>
          <draw:enhanced-geometry svg:viewBox="0 0 21600 21600" draw:type="mso-spt202" draw:enhanced-path="M 0 0 L 21600 0 21600 21600 0 21600 0 0 Z N"/>
        </draw:custom-shape>
        <draw:custom-shape draw:style-name="gr2" draw:text-style-name="P10" draw:layer="layout" svg:width="10.804cm" svg:height="8.009cm" svg:x="13.498cm" svg:y="11.126cm">
          <text:list text:style-name="L4">
            <text:list-item>
              <text:p text:style-name="P11"><text:span text:style-name="T12">Always one </text:span><text:span text:style-name="T43">scsi_get</text:span><text:span text:style-name="T12"> and one </text:span><text:span text:style-name="T32">scsi_put </text:span><text:span text:style-name="T12">per execution</text:span></text:p>
            </text:list-item>
          </text:list>
          <text:list text:style-name="L4">
            <text:list-item>
              <text:p text:style-name="P11"><text:span text:style-name="T17">Syntax differs but executions follow same pattern</text:span></text:p>
            </text:list-item>
          </text:list>
          <text:list text:style-name="L4">
            <text:list-item>
              <text:p text:style-name="P9"><text:span text:style-name="T17"/></text:p>
            </text:list-item>
          </text:list>
          <draw:enhanced-geometry svg:viewBox="0 0 21600 21600" draw:type="mso-spt202" draw:enhanced-path="M 0 0 L 21600 0 21600 21600 0 21600 0 0 Z N"/>
        </draw:custom-shape>
        <presentation:notes draw:style-name="dp3">
          <draw:page-thumbnail draw:layer="layout" svg:width="14.213cm" svg:height="10.659cm" svg:x="2.76cm" svg:y="2.134cm" draw:page-number="17"/>
          <draw:frame presentation:style-name="pr4" draw:text-style-name="P8" draw:layer="layout" svg:width="15.787cm" svg:height="12.795cm" svg:x="1.97cm" svg:y="13.497cm" presentation:class="notes" presentation:placeholder="true">
            <draw:text-box/>
          </draw:frame>
        </presentation:notes>
      </draw:page>
      <draw:page draw:name="page18" draw:style-name="dp1" draw:master-page-name="Default">
        <draw:custom-shape draw:style-name="gr29" draw:text-style-name="P10" draw:id="id18" draw:layer="layout" svg:width="11.801cm" svg:height="8.4cm" svg:x="13.101cm" svg:y="10.125cm">
          <text:p text:style-name="P8"/>
          <draw:enhanced-geometry svg:viewBox="0 0 21600 21600" draw:type="rectangle" draw:enhanced-path="M 0 0 L 21600 0 21600 21600 0 21600 0 0 Z N"/>
        </draw:custom-shape>
        <draw:custom-shape draw:style-name="gr15" draw:text-style-name="P10" draw:layer="layout" svg:width="8.599cm" svg:height="3.801cm" svg:x="15.302cm" svg:y="4.723cm">
          <text:p text:style-name="P8"/>
          <draw:enhanced-geometry svg:viewBox="0 0 21600 21600" draw:type="rectangle" draw:enhanced-path="M 0 0 L 21600 0 21600 21600 0 21600 0 0 Z N"/>
        </draw:custom-shape>
        <draw:custom-shape draw:style-name="gr22" draw:text-style-name="P10" draw:layer="layout" svg:width="8.603cm" svg:height="9cm" svg:x="2.699cm" svg:y="4.727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87">Sequences and the ‘…’ operator (2/2)</text:span></text:p>
          </draw:text-box>
        </draw:frame>
        <draw:custom-shape draw:style-name="gr30" draw:text-style-name="P10" draw:id="id33" draw:layer="layout" svg:width="16.298cm" svg:height="1.247cm" svg:x="0.697cm" svg:y="17.326cm">
          <text:p text:style-name="P55"><text:span text:style-name="T94">One ‘-’ line can erase multiple lines</text:span></text:p>
          <draw:enhanced-geometry svg:viewBox="0 0 21600 21600" draw:type="mso-spt202" draw:enhanced-path="M 0 0 L 21600 0 21600 21600 0 21600 0 0 Z N"/>
        </draw:custom-shape>
        <draw:custom-shape draw:style-name="gr5" draw:text-style-name="P10" draw:layer="layout" svg:width="8.423cm" svg:height="8.376cm" svg:x="2.923cm" svg:y="4.926cm">
          <text:p text:style-name="P54"><text:span text:style-name="T95">1 y = </text:span><text:span text:style-name="T96">scsi_get</text:span><text:span text:style-name="T95">();</text:span></text:p>
          <text:p text:style-name="P54"><text:span text:style-name="T95">2 if(exp) {</text:span></text:p>
          <text:p text:style-name="P56"><text:span text:style-name="T95">3</text:span><text:span text:style-name="T95"><text:tab/></text:span><text:span text:style-name="T97">scsi_put</text:span><text:span text:style-name="T95">(y);</text:span></text:p>
          <text:p text:style-name="P56"><text:span text:style-name="T95">4</text:span><text:span text:style-name="T95"><text:tab/></text:span><text:span text:style-name="T95">return -1;</text:span></text:p>
          <text:p text:style-name="P54"><text:span text:style-name="T95">5 }</text:span></text:p>
          <text:p text:style-name="P54"><text:span text:style-name="T95">6 printf(“%d”,y-&gt;f); </text:span></text:p>
          <text:p text:style-name="P54"><text:span text:style-name="T95">7</text:span><text:span text:style-name="T97"> scsi_put</text:span><text:span text:style-name="T95">(y);</text:span></text:p>
          <text:p text:style-name="P54"><text:span text:style-name="T95">8 return 0;</text:span></text:p>
          <draw:enhanced-geometry svg:viewBox="0 0 21600 21600" draw:type="mso-spt202" draw:enhanced-path="M 0 0 L 21600 0 21600 21600 0 21600 0 0 Z N"/>
        </draw:custom-shape>
        <draw:custom-shape draw:style-name="gr17" draw:text-style-name="P10" draw:layer="layout" svg:width="7.399cm" svg:height="1.001cm" svg:x="16.1cm" svg:y="5.124cm">
          <text:p text:style-name="P8"/>
          <draw:enhanced-geometry svg:viewBox="0 0 21600 21600" draw:type="rectangle" draw:enhanced-path="M 0 0 L 21600 0 21600 21600 0 21600 0 0 Z N"/>
        </draw:custom-shape>
        <draw:custom-shape draw:style-name="gr17" draw:text-style-name="P10" draw:layer="layout" svg:width="7.399cm" svg:height="1.001cm" svg:x="16.1cm" svg:y="7.325cm">
          <text:p text:style-name="P8"/>
          <draw:enhanced-geometry svg:viewBox="0 0 21600 21600" draw:type="rectangle" draw:enhanced-path="M 0 0 L 21600 0 21600 21600 0 21600 0 0 Z N"/>
        </draw:custom-shape>
        <draw:custom-shape draw:style-name="gr5" draw:text-style-name="P10" draw:layer="layout" svg:width="6.907cm" svg:height="3.106cm" svg:x="15.327cm" svg:y="5.124cm">
          <text:p text:style-name="P54"><text:span text:style-name="T95">- y = </text:span><text:span text:style-name="T96">scsi_get</text:span><text:span text:style-name="T95">();</text:span></text:p>
          <text:p text:style-name="P54"><text:span text:style-name="T95"><text:s text:c="2"/></text:span><text:span text:style-name="T95">...</text:span></text:p>
          <text:p text:style-name="P54"><text:span text:style-name="T95">- </text:span><text:span text:style-name="T97">scsi_put</text:span><text:span text:style-name="T95">(y);</text:span></text:p>
          <draw:enhanced-geometry svg:viewBox="0 0 21600 21600" draw:type="mso-spt202" draw:enhanced-path="M 0 0 L 21600 0 21600 21600 0 21600 0 0 Z N"/>
        </draw:custom-shape>
        <draw:custom-shape draw:style-name="gr5" draw:text-style-name="P10" draw:layer="layout" svg:width="2.606cm" svg:height="1.247cm" svg:x="5.318cm" svg:y="3.523cm">
          <text:p text:style-name="P9"><text:span text:style-name="T17">C file</text:span></text:p>
          <draw:enhanced-geometry svg:viewBox="0 0 21600 21600" draw:type="mso-spt202" draw:enhanced-path="M 0 0 L 21600 0 21600 21600 0 21600 0 0 Z N"/>
        </draw:custom-shape>
        <draw:custom-shape draw:style-name="gr5" draw:text-style-name="P10" draw:layer="layout" svg:width="6.996cm" svg:height="1.247cm" svg:x="15.515cm" svg:y="3.523cm">
          <text:p text:style-name="P9"><text:span text:style-name="T17">Semantic patch</text:span></text:p>
          <draw:enhanced-geometry svg:viewBox="0 0 21600 21600" draw:type="mso-spt202" draw:enhanced-path="M 0 0 L 21600 0 21600 21600 0 21600 0 0 Z N"/>
        </draw:custom-shape>
        <draw:custom-shape draw:style-name="gr5" draw:text-style-name="P10" draw:id="id17" draw:layer="layout" svg:width="11.644cm" svg:height="1.247cm" svg:x="13.193cm" svg:y="8.727cm">
          <text:p text:style-name="P9"><text:span text:style-name="T17">Control-flow graph of C file</text:span></text:p>
          <draw:enhanced-geometry svg:viewBox="0 0 21600 21600" draw:type="mso-spt202" draw:enhanced-path="M 0 0 L 21600 0 21600 21600 0 21600 0 0 Z N"/>
        </draw:custom-shape>
        <draw:custom-shape draw:style-name="gr31" draw:text-style-name="P10" draw:id="id1" draw:layer="layout" svg:width="1.001cm" svg:height="0.841cm" svg:x="20.302cm" svg:y="10.487cm">
          <text:p text:style-name="P53"><text:span text:style-name="T98">1</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2" draw:layer="layout" svg:width="0.997cm" svg:height="0.841cm" svg:x="20.302cm" svg:y="12.286cm">
          <text:p text:style-name="P53"><text:span text:style-name="T99">2</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3" draw:layer="layout" svg:width="0.997cm" svg:height="0.841cm" svg:x="17.903cm" svg:y="14.486cm">
          <text:p text:style-name="P53"><text:span text:style-name="T100">3</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7" draw:layer="layout" svg:width="0.996cm" svg:height="0.841cm" svg:x="23.103cm" svg:y="16.488cm">
          <text:p text:style-name="P53"><text:span text:style-name="T99">8</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4" draw:layer="layout" svg:width="0.997cm" svg:height="0.841cm" svg:x="23.107cm" svg:y="12.687cm">
          <text:p text:style-name="P53"><text:span text:style-name="T99">6</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5" draw:layer="layout" svg:width="0.997cm" svg:height="0.841cm" svg:x="17.903cm" svg:y="16.488cm">
          <text:p text:style-name="P53"><text:span text:style-name="T99">4</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6" draw:layer="layout" svg:width="0.996cm" svg:height="0.841cm" svg:x="23.103cm" svg:y="14.486cm">
          <text:p text:style-name="P53"><text:span text:style-name="T100">7</text:span></text:p>
          <draw:enhanced-geometry svg:viewBox="0 0 21600 21600" draw:glue-points="10800 0 3160 3160 0 10800 3160 18440 10800 21600 18440 18440 21600 10800 18440 3160" draw:text-areas="3200 3200 18400 18400" draw:type="ellipse"/>
        </draw:custom-shape>
        <draw:custom-shape draw:style-name="gr31" draw:text-style-name="P10" draw:id="id8" draw:layer="layout" svg:width="2.395cm" svg:height="0.841cm" svg:x="19.905cm" svg:y="17.287cm">
          <text:p text:style-name="P53"><text:span text:style-name="T99">exit</text:span></text:p>
          <draw:enhanced-geometry svg:viewBox="0 0 21600 21600" draw:glue-points="10800 0 3160 3160 0 10800 3160 18440 10800 21600 18440 18440 21600 10800 18440 3160" draw:text-areas="3200 3200 18400 18400" draw:type="ellipse"/>
        </draw:custom-shape>
        <draw:connector draw:style-name="gr32" draw:text-style-name="P7" draw:id="id23" draw:layer="layout" draw:type="curve" svg:x1="20.447cm" svg:y1="11.204cm" svg:x2="20.302cm" svg:y2="12.705cm" draw:start-shape="id1" draw:start-glue-point="7" draw:end-shape="id2" draw:end-glue-point="6">
          <text:p text:style-name="P8"/>
        </draw:connector>
        <draw:connector draw:style-name="gr33" draw:text-style-name="P7" draw:id="id24" draw:layer="layout" draw:type="curve" svg:x1="21.156cm" svg:y1="11.204cm" svg:x2="21.299cm" svg:y2="12.705cm" draw:start-shape="id1" draw:start-glue-point="9" draw:end-shape="id2" draw:end-glue-point="10">
          <text:p text:style-name="P8"/>
        </draw:connector>
        <draw:connector draw:style-name="gr32" draw:text-style-name="P7" draw:id="id26" draw:layer="layout" draw:type="curve" svg:x1="20.447cm" svg:y1="13.003cm" svg:x2="18.401cm" svg:y2="14.486cm" draw:start-shape="id2" draw:start-glue-point="7" draw:end-shape="id3" draw:end-glue-point="4">
          <text:p text:style-name="P8"/>
        </draw:connector>
        <draw:connector draw:style-name="gr33" draw:text-style-name="P7" draw:id="id25" draw:layer="layout" draw:type="curve" svg:x1="21.152cm" svg:y1="13.003cm" svg:x2="23.107cm" svg:y2="13.106cm" draw:start-shape="id2" draw:start-glue-point="9" draw:end-shape="id4" draw:end-glue-point="6">
          <text:p text:style-name="P8"/>
        </draw:connector>
        <draw:connector draw:style-name="gr32" draw:text-style-name="P7" draw:id="id27" draw:layer="layout" draw:type="curve" svg:x1="18.401cm" svg:y1="15.325cm" svg:x2="18.401cm" svg:y2="16.488cm" draw:start-shape="id3" draw:start-glue-point="8" draw:end-shape="id5" draw:end-glue-point="4">
          <text:p text:style-name="P8"/>
        </draw:connector>
        <draw:connector draw:style-name="gr33" draw:text-style-name="P7" draw:id="id31" draw:layer="layout" draw:type="curve" svg:x1="23.605cm" svg:y1="13.526cm" svg:x2="23.6cm" svg:y2="14.486cm" draw:start-shape="id4" draw:start-glue-point="8" draw:end-shape="id6" draw:end-glue-point="4">
          <text:p text:style-name="P8"/>
        </draw:connector>
        <draw:connector draw:style-name="gr33" draw:text-style-name="P7" draw:id="id30" draw:layer="layout" draw:type="curve" svg:x1="23.6cm" svg:y1="15.325cm" svg:x2="23.6cm" svg:y2="16.488cm" draw:start-shape="id6" draw:start-glue-point="8" draw:end-shape="id7" draw:end-glue-point="4">
          <text:p text:style-name="P8"/>
        </draw:connector>
        <draw:connector draw:style-name="gr32" draw:text-style-name="P7" draw:id="id28" draw:layer="layout" draw:type="curve" svg:x1="18.753cm" svg:y1="17.205cm" svg:x2="19.905cm" svg:y2="17.706cm" draw:start-shape="id5" draw:start-glue-point="9" draw:end-shape="id8" draw:end-glue-point="6">
          <text:p text:style-name="P8"/>
        </draw:connector>
        <draw:connector draw:style-name="gr33" draw:text-style-name="P7" draw:id="id29" draw:layer="layout" draw:type="curve" svg:x1="23.247cm" svg:y1="17.205cm" svg:x2="22.3cm" svg:y2="17.706cm" draw:start-shape="id7" draw:start-glue-point="7" draw:end-shape="id8" draw:end-glue-point="10">
          <text:p text:style-name="P8"/>
        </draw:connector>
        <draw:custom-shape draw:style-name="gr5" draw:text-style-name="P10" draw:id="id19" draw:layer="layout" svg:width="2.725cm" svg:height="0.998cm" svg:x="13.192cm" svg:y="11.126cm">
          <text:p text:style-name="P54"><text:span text:style-name="T35">path 1:</text:span></text:p>
          <draw:enhanced-geometry svg:viewBox="0 0 21600 21600" draw:type="mso-spt202" draw:enhanced-path="M 0 0 L 21600 0 21600 21600 0 21600 0 0 Z N"/>
        </draw:custom-shape>
        <draw:custom-shape draw:style-name="gr5" draw:text-style-name="P10" draw:id="id20" draw:layer="layout" svg:width="2.725cm" svg:height="0.998cm" svg:x="13.243cm" svg:y="12.524cm">
          <text:p text:style-name="P54"><text:span text:style-name="T35">path 2:</text:span></text:p>
          <draw:enhanced-geometry svg:viewBox="0 0 21600 21600" draw:type="mso-spt202" draw:enhanced-path="M 0 0 L 21600 0 21600 21600 0 21600 0 0 Z N"/>
        </draw:custom-shape>
        <draw:polyline draw:style-name="gr34" draw:text-style-name="P7" draw:id="id21" draw:layer="layout" svg:width="1.8cm" svg:height="0cm" svg:x="15.901cm" svg:y="11.725cm" svg:viewBox="0 0 1801 1" draw:points="0,0 1800,0">
          <text:p text:style-name="P8"/>
        </draw:polyline>
        <draw:polyline draw:style-name="gr35" draw:text-style-name="P7" draw:id="id22" draw:layer="layout" svg:width="1.8cm" svg:height="0cm" svg:x="15.901cm" svg:y="13.123cm" svg:viewBox="0 0 1801 1" draw:points="0,0 1800,0">
          <text:p text:style-name="P8"/>
        </draw:polyline>
        <draw:custom-shape draw:style-name="gr36" draw:text-style-name="P10" draw:id="id32" draw:layer="layout" svg:width="16.298cm" svg:height="1.247cm" svg:x="0.697cm" svg:y="15.125cm">
          <text:p text:style-name="P55"><text:span text:style-name="T94">“</text:span><text:span text:style-name="T94">. . .” means for all subsequent paths </text:span></text:p>
          <draw:enhanced-geometry svg:viewBox="0 0 21600 21600" draw:type="mso-spt202"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0.401cm" svg:x="24.099cm" svg:y="1.923cm">
          <text:p text:style-name="P8"/>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group-id="0" presentation:preset-class="entrance" presentation:preset-id="ooo-entrance-appear">
                  <anim:set smil:begin="0s" smil:dur="0.001s" smil:fill="hold" smil:targetElement="id19"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group-id="0" presentation:preset-class="entrance" presentation:preset-id="ooo-entrance-appear">
                  <anim:set smil:begin="0s" smil:dur="0.001s" smil:fill="hold" smil:targetElement="id4" smil:attributeName="visibility" smil:to="visible"/>
                </anim:par>
                <anim:par smil:begin="0s" smil:fill="hold" presentation:node-type="with-previous" presentation:group-id="0"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anim:par>
          </anim:seq>
        </anim:par>
        <presentation:notes draw:style-name="dp3">
          <draw:page-thumbnail draw:layer="layout" svg:width="14.213cm" svg:height="10.659cm" svg:x="2.76cm" svg:y="2.134cm" draw:page-number="18"/>
          <draw:frame presentation:style-name="pr4" draw:text-style-name="P8" draw:layer="layout" svg:width="15.787cm" svg:height="12.795cm" svg:x="1.97cm" svg:y="13.497cm" presentation:class="notes" presentation:placeholder="true">
            <draw:text-box/>
          </draw:frame>
        </presentation:notes>
      </draw:page>
      <draw:page draw:name="page19"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Isomorphisms (1/2)</text:span></text:p>
          </draw:text-box>
        </draw:frame>
        <draw:frame presentation:style-name="pr18" draw:text-style-name="P19" draw:layer="layout" svg:width="22.86cm" svg:height="12.913cm" svg:x="1.905cm" svg:y="4.445cm" presentation:class="outline" presentation:user-transformed="true">
          <draw:text-box>
            <text:list text:style-name="L5">
              <text:list-item>
                <text:p text:style-name="P57"><text:span text:style-name="T13">Examples:</text:span></text:p>
              </text:list-item>
            </text:list>
            <text:list text:style-name="L5">
              <text:list-item>
                <text:list>
                  <text:list-item>
                    <text:p text:style-name="P58"><text:span text:style-name="T13">Boolean : </text:span><text:span text:style-name="T23">X <text:s/>== NULL </text:span><text:span text:style-name="T101"></text:span><text:span text:style-name="T23"> !X </text:span><text:span text:style-name="T101"></text:span><text:span text:style-name="T23"> NULL == X</text:span></text:p>
                  </text:list-item>
                </text:list>
              </text:list-item>
            </text:list>
            <text:list text:style-name="L5">
              <text:list-item>
                <text:list>
                  <text:list-item>
                    <text:p text:style-name="P58"><text:span text:style-name="T13">Control : </text:span><text:span text:style-name="T23">if(E) S1 else S2 </text:span><text:span text:style-name="T101"></text:span><text:span text:style-name="T23"> if(!E) S2 else S1</text:span></text:p>
                  </text:list-item>
                </text:list>
              </text:list-item>
            </text:list>
            <text:list text:style-name="L5">
              <text:list-item>
                <text:list>
                  <text:list-item>
                    <text:p text:style-name="P58"><text:span text:style-name="T13">Pointer : </text:span><text:span text:style-name="T23">E-&gt;field </text:span><text:span text:style-name="T101"></text:span><text:span text:style-name="T23"> *E.field</text:span></text:p>
                  </text:list-item>
                </text:list>
              </text:list-item>
            </text:list>
            <text:list text:style-name="L5">
              <text:list-item>
                <text:list>
                  <text:list-item>
                    <text:p text:style-name="P59"><text:span text:style-name="T13">etc.</text:span></text:p>
                  </text:list-item>
                </text:list>
              </text:list-item>
            </text:list>
            <text:list text:style-name="L5">
              <text:list-item>
                <text:p text:style-name="P57"><text:span text:style-name="T13">How to specify isomorphisms ?</text:span></text:p>
              </text:list-item>
            </text:list>
          </draw:text-box>
        </draw:frame>
        <draw:custom-shape draw:style-name="gr37" draw:text-style-name="P10" draw:layer="layout" svg:width="21.061cm" svg:height="2.656cm" svg:x="3.17cm" svg:y="13.472cm">
          <text:p text:style-name="P9"><text:span text:style-name="T102">@@</text:span><text:span text:style-name="T15"> </text:span><text:span text:style-name="T103">expression</text:span><text:span text:style-name="T15"> *</text:span><text:span text:style-name="T104">X</text:span><text:span text:style-name="T15">; </text:span><text:span text:style-name="T102">@@</text:span></text:p>
          <text:p text:style-name="P9"><text:span text:style-name="T104">X</text:span><text:span text:style-name="T15"> == NULL <text:s text:c="2"/></text:span><text:span text:style-name="T105">&lt;=&gt;</text:span><text:span text:style-name="T15"> <text:s text:c="2"/>!</text:span><text:span text:style-name="T104">X</text:span><text:span text:style-name="T15"> <text:s text:c="3"/></text:span><text:span text:style-name="T105">&lt;=&gt;</text:span><text:span text:style-name="T15"> <text:s text:c="3"/>NULL == </text:span><text:span text:style-name="T104">X</text:span><text:span text:style-name="T106"> <text:s/></text:span></text:p>
          <draw:enhanced-geometry svg:viewBox="0 0 21600 21600" draw:type="mso-spt202" draw:enhanced-path="M 0 0 L 21600 0 21600 21600 0 21600 0 0 Z N"/>
        </draw:custom-shape>
        <draw:custom-shape draw:style-name="gr30" draw:text-style-name="P10" draw:layer="layout" svg:width="21.409cm" svg:height="1.578cm" svg:x="2.897cm" svg:y="16.528cm">
          <text:p text:style-name="P60"><text:span text:style-name="T107">We have reused SmPL syntax </text:span></text:p>
          <draw:enhanced-geometry svg:viewBox="0 0 21600 21600" draw:type="mso-spt202" draw:enhanced-path="M 0 0 L 21600 0 21600 21600 0 21600 0 0 Z N"/>
        </draw:custom-shape>
        <presentation:notes draw:style-name="dp3">
          <draw:page-thumbnail draw:layer="layout" svg:width="14.213cm" svg:height="10.659cm" svg:x="2.76cm" svg:y="2.134cm" draw:page-number="19"/>
          <draw:frame presentation:style-name="pr4" draw:text-style-name="P8" draw:layer="layout" svg:width="15.787cm" svg:height="12.795cm" svg:x="1.97cm" svg:y="13.497cm" presentation:class="notes" presentation:placeholder="true">
            <draw:text-box/>
          </draw:frame>
        </presentation:notes>
      </draw:page>
      <draw:page draw:name="page20" draw:style-name="dp1" draw:master-page-name="Default" presentation:presentation-page-layout-name="AL3T1">
        <draw:custom-shape draw:style-name="gr38" draw:text-style-name="P10" draw:layer="layout" svg:width="11.602cm" svg:height="13.203cm" svg:x="12.898cm" svg:y="5.124cm">
          <text:p text:style-name="P8"/>
          <draw:enhanced-geometry svg:viewBox="0 0 21600 21600" draw:type="rectangle" draw:enhanced-path="M 0 0 L 21600 0 21600 21600 0 21600 0 0 Z N"/>
        </draw:custom-shape>
        <draw:custom-shape draw:style-name="gr27" draw:text-style-name="P10" draw:layer="layout" svg:width="10.403cm" svg:height="1.473cm" svg:x="1.499cm" svg:y="16.651cm">
          <text:p text:style-name="P8"/>
          <draw:enhanced-geometry svg:viewBox="0 0 21600 21600" draw:type="rectangle" draw:enhanced-path="M 0 0 L 21600 0 21600 21600 0 21600 0 0 Z N"/>
        </draw:custom-shape>
        <draw:custom-shape draw:style-name="gr27" draw:text-style-name="P10" draw:layer="layout" svg:width="10.403cm" svg:height="2.399cm" svg:x="1.499cm" svg:y="10.927cm">
          <text:p text:style-name="P8"/>
          <draw:enhanced-geometry svg:viewBox="0 0 21600 21600" draw:type="rectangle" draw:enhanced-path="M 0 0 L 21600 0 21600 21600 0 21600 0 0 Z N"/>
        </draw:custom-shape>
        <draw:custom-shape draw:style-name="gr27" draw:text-style-name="P10" draw:layer="layout" svg:width="10.403cm" svg:height="1.601cm" svg:x="1.499cm" svg:y="8.925cm">
          <text:p text:style-name="P8"/>
          <draw:enhanced-geometry svg:viewBox="0 0 21600 21600" draw:type="rectangle" draw:enhanced-path="M 0 0 L 21600 0 21600 21600 0 21600 0 0 Z N"/>
        </draw:custom-shape>
        <draw:custom-shape draw:style-name="gr15" draw:text-style-name="P10" draw:layer="layout" svg:width="10.803cm" svg:height="2.201cm" svg:x="0.9cm" svg:y="14.124cm">
          <text:p text:style-name="P8"/>
          <draw:enhanced-geometry svg:viewBox="0 0 21600 21600" draw:type="rectangle" draw:enhanced-path="M 0 0 L 21600 0 21600 21600 0 21600 0 0 Z N"/>
        </draw:custom-shape>
        <draw:custom-shape draw:style-name="gr15" draw:text-style-name="P10" draw:layer="layout" svg:width="8.599cm" svg:height="3.802cm" svg:x="1.098cm" svg:y="4.524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5">Isomorphisms (2/2)</text:span></text:p>
          </draw:text-box>
        </draw:frame>
        <draw:custom-shape draw:style-name="gr25" draw:text-style-name="P10" draw:layer="layout" svg:width="9.6cm" svg:height="3.003cm" svg:x="1.098cm" svg:y="4.723cm">
          <text:p text:style-name="P49"><text:span text:style-name="T86">@ rule1 @</text:span><text:span text:style-name="T60"> </text:span></text:p>
          <text:p text:style-name="P49"><text:span text:style-name="T84">struct SHT</text:span><text:span text:style-name="T60"> </text:span><text:span text:style-name="T61">fops</text:span><text:span text:style-name="T60">;</text:span></text:p>
          <text:p text:style-name="P49"><text:span text:style-name="T84">identifier</text:span><text:span text:style-name="T60"> </text:span><text:span text:style-name="T61">proc_info</text:span><text:span text:style-name="T60">;</text:span></text:p>
          <text:p text:style-name="P49"><text:span text:style-name="T86">@@</text:span></text:p>
          <text:p text:style-name="P49"><text:span text:style-name="T60"><text:s/></text:span><text:span text:style-name="T61">fops</text:span><text:span text:style-name="T60">.proc_info = </text:span><text:span text:style-name="T61">proc_info</text:span><text:span text:style-name="T60">;</text:span></text:p>
          <text:p text:style-name="P49"><text:span text:style-name="T108"/></text:p>
          <text:p text:style-name="P61"><text:span text:style-name="T109"/></text:p>
          <text:p text:style-name="P61"><text:span text:style-name="T109"/></text:p>
          <draw:enhanced-geometry svg:viewBox="0 0 21600 21600" draw:type="rectangle" draw:enhanced-path="M 0 0 L 21600 0 21600 21600 0 21600 0 0 Z N"/>
        </draw:custom-shape>
        <draw:custom-shape draw:style-name="gr25" draw:text-style-name="P10" draw:layer="layout" svg:width="10.402cm" svg:height="1.001cm" svg:x="1.698cm" svg:y="9.124cm">
          <text:p text:style-name="P49"><text:span text:style-name="T88">myops-&gt;proc_info = scsiglue_info;</text:span></text:p>
          <text:p text:style-name="P49"><text:span text:style-name="T88">myops-&gt;open = scsiglue_open;</text:span></text:p>
          <text:p text:style-name="P52"><text:span text:style-name="T91"><text:tab/></text:span></text:p>
          <draw:enhanced-geometry svg:viewBox="0 0 21600 21600" draw:type="rectangle" draw:enhanced-path="M 0 0 L 21600 0 21600 21600 0 21600 0 0 Z N"/>
        </draw:custom-shape>
        <draw:custom-shape draw:style-name="gr25" draw:text-style-name="P10" draw:layer="layout" svg:width="10.204cm" svg:height="2.399cm" svg:x="1.499cm" svg:y="10.927cm">
          <text:p text:style-name="P49"><text:span text:style-name="T88">struct SHT wd7000 = {</text:span></text:p>
          <text:p text:style-name="P49"><text:span text:style-name="T88"><text:s text:c="2"/></text:span><text:span text:style-name="T88">.proc_info = wd7000_proc_info,</text:span></text:p>
          <text:p text:style-name="P49"><text:span text:style-name="T88"><text:s text:c="2"/></text:span><text:span text:style-name="T88">.open = wd7000_open,</text:span></text:p>
          <text:p text:style-name="P49"><text:span text:style-name="T88">}</text:span></text:p>
          <text:p text:style-name="P49"><text:span text:style-name="T88"/></text:p>
          <draw:enhanced-geometry svg:viewBox="0 0 21600 21600" draw:type="rectangle" draw:enhanced-path="M 0 0 L 21600 0 21600 21600 0 21600 0 0 Z N"/>
        </draw:custom-shape>
        <draw:custom-shape draw:style-name="gr25" draw:text-style-name="P10" draw:layer="layout" svg:width="7.4cm" svg:height="1.402cm" svg:x="1.499cm" svg:y="16.726cm">
          <text:p text:style-name="P49"><text:span text:style-name="T88">if(!hostptr == NULL)</text:span></text:p>
          <text:p text:style-name="P49"><text:span text:style-name="T88"><text:s text:c="3"/></text:span><text:span text:style-name="T88">return -1;</text:span></text:p>
          <text:p text:style-name="P49"><text:span text:style-name="T88"/></text:p>
          <draw:enhanced-geometry svg:viewBox="0 0 21600 21600" draw:type="rectangle"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0.6cm" svg:x="24.099cm" svg:y="0.926cm">
          <text:p text:style-name="P8"/>
          <draw:enhanced-geometry svg:viewBox="0 0 21600 21600" draw:type="rectangle" draw:enhanced-path="M 0 0 L 21600 0 21600 21600 0 21600 0 0 Z N"/>
        </draw:custom-shape>
        <draw:custom-shape draw:style-name="gr25" draw:text-style-name="P10" draw:layer="layout" svg:width="10.998cm" svg:height="2.002cm" svg:x="1.098cm" svg:y="14.327cm">
          <text:p text:style-name="P49"><text:span text:style-name="T60"><text:s text:c="2"/></text:span><text:span text:style-name="T60">...</text:span></text:p>
          <text:p text:style-name="P49"><text:span text:style-name="T64">- if (!</text:span><text:span text:style-name="T65">hostptr</text:span><text:span text:style-name="T64">) { ... return...; }</text:span></text:p>
          <text:p text:style-name="P49"><text:span text:style-name="T60"><text:s text:c="2"/></text:span><text:span text:style-name="T60">...</text:span></text:p>
          <text:p text:style-name="P61"><text:span text:style-name="T109"/></text:p>
          <text:p text:style-name="P61"><text:span text:style-name="T109"/></text:p>
          <draw:enhanced-geometry svg:viewBox="0 0 21600 21600" draw:type="rectangle" draw:enhanced-path="M 0 0 L 21600 0 21600 21600 0 21600 0 0 Z N"/>
        </draw:custom-shape>
        <draw:custom-shape draw:style-name="gr39" draw:text-style-name="P10" draw:layer="layout" svg:width="11.403cm" svg:height="3.797cm" svg:x="13.3cm" svg:y="9.529cm">
          <text:p text:style-name="P62"><text:span text:style-name="T83">@@</text:span></text:p>
          <text:p text:style-name="P62"><text:span text:style-name="T84">type</text:span><text:span text:style-name="T60"> </text:span><text:span text:style-name="T61">T</text:span><text:span text:style-name="T60">; </text:span><text:span text:style-name="T61">T E</text:span><text:span text:style-name="T60">;</text:span></text:p>
          <text:p text:style-name="P62"><text:span text:style-name="T84">identifier</text:span><text:span text:style-name="T60"> </text:span><text:span text:style-name="T61">v</text:span><text:span text:style-name="T60">, </text:span><text:span text:style-name="T61">fld</text:span><text:span text:style-name="T60">;</text:span></text:p>
          <text:p text:style-name="P62"><text:span text:style-name="T84">expression</text:span><text:span text:style-name="T60"> </text:span><text:span text:style-name="T61">E1</text:span><text:span text:style-name="T60">;</text:span></text:p>
          <text:p text:style-name="P62"><text:span text:style-name="T83">@@</text:span></text:p>
          <text:p text:style-name="P62"><text:span text:style-name="T61">E</text:span><text:span text:style-name="T60">.</text:span><text:span text:style-name="T61">fld</text:span><text:span text:style-name="T60"> = </text:span><text:span text:style-name="T61">E1</text:span><text:span text:style-name="T60">; </text:span><text:span text:style-name="T62">=&gt;</text:span><text:span text:style-name="T60"> </text:span><text:span text:style-name="T61">T</text:span><text:span text:style-name="T60"> </text:span><text:span text:style-name="T61">v</text:span><text:span text:style-name="T60"> = { .</text:span><text:span text:style-name="T61">fld</text:span><text:span text:style-name="T60"> = </text:span><text:span text:style-name="T61">E1</text:span><text:span text:style-name="T60">, };</text:span></text:p>
          <draw:enhanced-geometry svg:viewBox="0 0 21600 21600" draw:type="mso-spt202" draw:enhanced-path="M 0 0 L 21600 0 21600 21600 0 21600 0 0 Z N"/>
        </draw:custom-shape>
        <draw:custom-shape draw:style-name="gr5" draw:text-style-name="P10" draw:layer="layout" svg:width="6.632cm" svg:height="1.667cm" svg:x="13.423cm" svg:y="16.497cm">
          <text:p text:style-name="P63"><text:span text:style-name="T83">@@</text:span><text:span text:style-name="T60"> </text:span><text:span text:style-name="T84">statement</text:span><text:span text:style-name="T60"> S; </text:span><text:span text:style-name="T83">@@</text:span></text:p>
          <text:p text:style-name="P63"><text:span text:style-name="T60">{ ... S ... } </text:span><text:span text:style-name="T62">=&gt;</text:span><text:span text:style-name="T60"> S</text:span></text:p>
          <draw:enhanced-geometry svg:viewBox="0 0 21600 21600" draw:type="mso-spt202" draw:enhanced-path="M 0 0 L 21600 0 21600 21600 0 21600 0 0 Z N"/>
        </draw:custom-shape>
        <draw:custom-shape draw:style-name="gr5" draw:text-style-name="P10" draw:layer="layout" svg:width="9.392cm" svg:height="1.667cm" svg:x="13.287cm" svg:y="13.895cm">
          <text:p text:style-name="P63"><text:span text:style-name="T83">@@</text:span><text:span text:style-name="T60"> </text:span><text:span text:style-name="T84">expression</text:span><text:span text:style-name="T60"> *X; </text:span><text:span text:style-name="T83">@@</text:span></text:p>
          <text:p text:style-name="P63"><text:span text:style-name="T60">X == NULL </text:span><text:span text:style-name="T62">&lt;=&gt;</text:span><text:span text:style-name="T60"> NULL == X </text:span><text:span text:style-name="T62">&lt;=&gt;</text:span><text:span text:style-name="T60"> !X</text:span></text:p>
          <draw:enhanced-geometry svg:viewBox="0 0 21600 21600" draw:type="mso-spt202" draw:enhanced-path="M 0 0 L 21600 0 21600 21600 0 21600 0 0 Z N"/>
        </draw:custom-shape>
        <draw:custom-shape draw:style-name="gr2" draw:text-style-name="P10" draw:layer="layout" svg:width="10.403cm" svg:height="3.631cm" svg:x="13.295cm" svg:y="5.327cm">
          <text:p text:style-name="P62"><text:span text:style-name="T83">@@</text:span></text:p>
          <text:p text:style-name="P62"><text:span text:style-name="T84">type</text:span><text:span text:style-name="T60"> T;</text:span></text:p>
          <text:p text:style-name="P62"><text:span text:style-name="T60">T E, *E1;</text:span></text:p>
          <text:p text:style-name="P62"><text:span text:style-name="T84">identifier</text:span><text:span text:style-name="T60"> fld;</text:span></text:p>
          <text:p text:style-name="P62"><text:span text:style-name="T83">@@</text:span></text:p>
          <text:p text:style-name="P62"><text:span text:style-name="T60">E.fld </text:span><text:span text:style-name="T62">&lt;=&gt;</text:span><text:span text:style-name="T60"> E1-&gt;fld</text:span></text:p>
          <draw:enhanced-geometry svg:viewBox="0 0 21600 21600" draw:type="mso-spt202" draw:enhanced-path="M 0 0 L 21600 0 21600 21600 0 21600 0 0 Z N"/>
        </draw:custom-shape>
        <draw:custom-shape draw:style-name="gr5" draw:text-style-name="P10" draw:layer="layout" svg:width="6.056cm" svg:height="1.247cm" svg:x="15.167cm" svg:y="3.523cm">
          <text:p text:style-name="P9"><text:span text:style-name="T12">standard isos</text:span></text:p>
          <draw:enhanced-geometry svg:viewBox="0 0 21600 21600" draw:type="mso-spt202" draw:enhanced-path="M 0 0 L 21600 0 21600 21600 0 21600 0 0 Z N"/>
        </draw:custom-shape>
        <draw:custom-shape draw:style-name="gr5" draw:text-style-name="P10" draw:layer="layout" svg:width="1.67cm" svg:height="1.247cm" svg:x="-0.083cm" svg:y="9.124cm">
          <text:p text:style-name="P9"><text:span text:style-name="T92">D1</text:span></text:p>
          <draw:enhanced-geometry svg:viewBox="0 0 21600 21600" draw:type="mso-spt202" draw:enhanced-path="M 0 0 L 21600 0 21600 21600 0 21600 0 0 Z N"/>
        </draw:custom-shape>
        <draw:custom-shape draw:style-name="gr5" draw:text-style-name="P10" draw:layer="layout" svg:width="1.67cm" svg:height="1.247cm" svg:x="-0.015cm" svg:y="11.527cm">
          <text:p text:style-name="P9"><text:span text:style-name="T92">D2</text:span></text:p>
          <draw:enhanced-geometry svg:viewBox="0 0 21600 21600" draw:type="mso-spt202" draw:enhanced-path="M 0 0 L 21600 0 21600 21600 0 21600 0 0 Z N"/>
        </draw:custom-shape>
        <draw:custom-shape draw:style-name="gr5" draw:text-style-name="P10" draw:layer="layout" svg:width="1.67cm" svg:height="1.247cm" svg:x="-0.015cm" svg:y="16.726cm">
          <text:p text:style-name="P9"><text:span text:style-name="T92">D3</text:span></text:p>
          <draw:enhanced-geometry svg:viewBox="0 0 21600 21600" draw:type="mso-spt202" draw:enhanced-path="M 0 0 L 21600 0 21600 21600 0 21600 0 0 Z N"/>
        </draw:custom-shape>
        <draw:custom-shape draw:style-name="gr26" draw:text-style-name="P10" draw:layer="layout" svg:width="0.6cm" svg:height="0.604cm" svg:x="24.099cm" svg:y="2.522cm">
          <text:p text:style-name="P8"/>
          <draw:enhanced-geometry svg:viewBox="0 0 21600 21600" draw:type="rectangle" draw:enhanced-path="M 0 0 L 21600 0 21600 21600 0 21600 0 0 Z N"/>
        </draw:custom-shape>
        <presentation:notes draw:style-name="dp3">
          <draw:page-thumbnail draw:layer="layout" svg:width="14.213cm" svg:height="10.659cm" svg:x="2.76cm" svg:y="2.134cm" draw:page-number="20"/>
          <draw:frame presentation:style-name="pr4" draw:text-style-name="P8" draw:layer="layout" svg:width="15.787cm" svg:height="12.795cm" svg:x="1.97cm" svg:y="13.497cm" presentation:class="notes" presentation:placeholder="true">
            <draw:text-box/>
          </draw:frame>
        </presentation:notes>
      </draw:page>
      <draw:page draw:name="page21" draw:style-name="dp1" draw:master-page-name="Default" presentation:presentation-page-layout-name="AL3T1">
        <draw:custom-shape draw:style-name="gr15" draw:text-style-name="P10" draw:layer="layout" svg:width="9.605cm" svg:height="2.399cm" svg:x="5.697cm" svg:y="16.126cm">
          <text:p text:style-name="P8"/>
          <draw:enhanced-geometry svg:viewBox="0 0 21600 21600" draw:type="rectangle" draw:enhanced-path="M 0 0 L 21600 0 21600 21600 0 21600 0 0 Z N"/>
        </draw:custom-shape>
        <draw:custom-shape draw:style-name="gr15" draw:text-style-name="P10" draw:layer="layout" svg:width="10.402cm" svg:height="8.202cm" svg:x="0.697cm" svg:y="4.524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5">Nested sequences</text:span></text:p>
          </draw:text-box>
        </draw:frame>
        <draw:custom-shape draw:style-name="gr25" draw:text-style-name="P10" draw:layer="layout" svg:width="12.801cm" svg:height="8.003cm" svg:x="0.697cm" svg:y="4.723cm">
          <text:p text:style-name="P64"><text:span text:style-name="T72">@ rule3 @</text:span><text:span text:style-name="T74"> </text:span></text:p>
          <text:p text:style-name="P64"><text:span text:style-name="T73">identifier</text:span><text:span text:style-name="T74"> </text:span><text:span text:style-name="T72">rule1</text:span><text:span text:style-name="T74">.</text:span><text:span text:style-name="T110">proc_info</text:span><text:span text:style-name="T74">;</text:span></text:p>
          <text:p text:style-name="P64"><text:span text:style-name="T73">identifier</text:span><text:span text:style-name="T74"> </text:span><text:span text:style-name="T72">rule2</text:span><text:span text:style-name="T74">.</text:span><text:span text:style-name="T110">hostno</text:span><text:span text:style-name="T74">;</text:span></text:p>
          <text:p text:style-name="P64"><text:span text:style-name="T73">identifier</text:span><text:span text:style-name="T74"> </text:span><text:span text:style-name="T72">rule2</text:span><text:span text:style-name="T74">.</text:span><text:span text:style-name="T110">hostptr</text:span><text:span text:style-name="T74">;</text:span></text:p>
          <text:p text:style-name="P64"><text:span text:style-name="T72">@@</text:span></text:p>
          <text:p text:style-name="P64"><text:span text:style-name="T74"><text:s text:c="2"/></text:span><text:span text:style-name="T110">proc_info</text:span><text:span text:style-name="T74">(...) {</text:span></text:p>
          <text:p text:style-name="P64"><text:span text:style-name="T74"><text:s text:c="4"/></text:span><text:span text:style-name="T74">&lt;...</text:span></text:p>
          <text:p text:style-name="P64"><text:span text:style-name="T75">- <text:s text:c="2"/></text:span><text:span text:style-name="T111">hostno</text:span></text:p>
          <text:p text:style-name="P64"><text:span text:style-name="T76">+ <text:s text:c="2"/></text:span><text:span text:style-name="T112">hostptr</text:span><text:span text:style-name="T76">-&gt;host_no</text:span></text:p>
          <text:p text:style-name="P64"><text:span text:style-name="T74"><text:s text:c="4"/></text:span><text:span text:style-name="T74">...&gt;</text:span></text:p>
          <text:p text:style-name="P64"><text:span text:style-name="T74"><text:s text:c="2"/></text:span><text:span text:style-name="T74">}</text:span></text:p>
          <text:p text:style-name="P64"><text:span text:style-name="T74"/></text:p>
          <draw:enhanced-geometry svg:viewBox="0 0 21600 21600" draw:type="rectangle"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0.6cm" svg:x="24.099cm" svg:y="3.126cm">
          <text:p text:style-name="P8"/>
          <draw:enhanced-geometry svg:viewBox="0 0 21600 21600" draw:type="rectangle" draw:enhanced-path="M 0 0 L 21600 0 21600 21600 0 21600 0 0 Z N"/>
        </draw:custom-shape>
        <draw:custom-shape draw:style-name="gr28" draw:text-style-name="P10" draw:layer="layout" svg:width="1.001cm" svg:height="8.198cm" svg:x="22.503cm" svg:y="4.326cm">
          <text:p text:style-name="P8"/>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0" draw:layer="layout" svg:width="2.377cm" svg:height="1.247cm" svg:x="21.681cm" svg:y="7.527cm">
          <text:p text:style-name="P9"><text:span text:style-name="T12">time</text:span></text:p>
          <draw:enhanced-geometry svg:viewBox="0 0 21600 21600" draw:type="mso-spt202" draw:enhanced-path="M 0 0 L 21600 0 21600 21600 0 21600 0 0 Z N"/>
        </draw:custom-shape>
        <draw:custom-shape draw:style-name="gr5" draw:text-style-name="P10" draw:layer="layout" svg:width="23.362cm" svg:height="2.656cm" svg:x="0.772cm" svg:y="13.326cm">
          <text:list text:style-name="L9">
            <text:list-item>
              <text:p text:style-name="P11"><text:span text:style-name="T12">Global substitution (a la /g) but with delimited scope</text:span></text:p>
            </text:list-item>
          </text:list>
          <text:list text:style-name="L9">
            <text:list-item>
              <text:p text:style-name="P11"><text:span text:style-name="T12">For full global substitution do:</text:span></text:p>
            </text:list-item>
          </text:list>
          <draw:enhanced-geometry svg:viewBox="0 0 21600 21600" draw:type="mso-spt202" draw:enhanced-path="M 0 0 L 21600 0 21600 21600 0 21600 0 0 Z N"/>
        </draw:custom-shape>
        <draw:custom-shape draw:style-name="gr2" draw:text-style-name="P10" draw:layer="layout" svg:width="5.601cm" svg:height="7.449cm" svg:x="14.499cm" svg:y="5.124cm">
          <text:p text:style-name="P53"><text:span text:style-name="T60">enter </text:span><text:span text:style-name="T61">proc_info</text:span></text:p>
          <text:p text:style-name="P53"><text:span text:style-name="T61">...</text:span><text:span text:style-name="T60"> </text:span></text:p>
          <text:p text:style-name="P53"><text:span text:style-name="T60">access </text:span><text:span text:style-name="T65">hostno</text:span></text:p>
          <text:p text:style-name="P53"><text:span text:style-name="T60">... <text:s text:c="4"/></text:span></text:p>
          <text:p text:style-name="P53"><text:span text:style-name="T60">modify </text:span><text:span text:style-name="T65">hostno</text:span></text:p>
          <text:p text:style-name="P53"><text:span text:style-name="T60">...</text:span></text:p>
          <text:p text:style-name="P53"><text:span text:style-name="T60">access </text:span><text:span text:style-name="T65">hostno</text:span></text:p>
          <text:p text:style-name="P53"><text:span text:style-name="T60">...</text:span></text:p>
          <text:p text:style-name="P53"><text:span text:style-name="T60">exit </text:span><text:span text:style-name="T61">proc_info</text:span></text:p>
          <draw:enhanced-geometry svg:viewBox="0 0 21600 21600" draw:type="mso-spt202" draw:enhanced-path="M 0 0 L 21600 0 21600 21600 0 21600 0 0 Z N"/>
        </draw:custom-shape>
        <draw:custom-shape draw:style-name="gr5" draw:text-style-name="P10" draw:layer="layout" svg:width="8.727cm" svg:height="0.998cm" svg:x="13.254cm" svg:y="3.925cm">
          <text:p text:style-name="P65"><text:span text:style-name="T93">An execution in one driver</text:span></text:p>
          <draw:enhanced-geometry svg:viewBox="0 0 21600 21600" draw:type="mso-spt202" draw:enhanced-path="M 0 0 L 21600 0 21600 21600 0 21600 0 0 Z N"/>
        </draw:custom-shape>
        <draw:custom-shape draw:style-name="gr25" draw:text-style-name="P10" draw:layer="layout" svg:width="12.802cm" svg:height="2.201cm" svg:x="5.9cm" svg:y="16.126cm">
          <text:p text:style-name="P64"><text:span text:style-name="T72">@@ @@</text:span></text:p>
          <text:p text:style-name="P64"><text:span text:style-name="T75">- <text:s text:c="2"/></text:span><text:span text:style-name="T111">hostno</text:span></text:p>
          <text:p text:style-name="P64"><text:span text:style-name="T76">+ <text:s text:c="2"/></text:span><text:span text:style-name="T112">hostptr</text:span><text:span text:style-name="T76">-&gt;host_no</text:span></text:p>
          <text:p text:style-name="P64"><text:span text:style-name="T76"/></text:p>
          <draw:enhanced-geometry svg:viewBox="0 0 21600 21600" draw:type="rectangle" draw:enhanced-path="M 0 0 L 21600 0 21600 21600 0 21600 0 0 Z N"/>
        </draw:custom-shape>
        <presentation:notes draw:style-name="dp3">
          <draw:page-thumbnail draw:layer="layout" svg:width="14.213cm" svg:height="10.659cm" svg:x="2.76cm" svg:y="2.134cm" draw:page-number="21"/>
          <draw:frame presentation:style-name="pr4" draw:text-style-name="P8" draw:layer="layout" svg:width="15.787cm" svg:height="12.795cm" svg:x="1.97cm" svg:y="13.497cm" presentation:class="notes" presentation:placeholder="true">
            <draw:text-box/>
          </draw:frame>
        </presentation:notes>
      </draw:page>
      <draw:page draw:name="page22"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5">The full semantic patch</text:span></text:p>
          </draw:text-box>
        </draw:frame>
        <draw:frame presentation:style-name="pr12" draw:text-style-name="P19" draw:layer="layout" svg:width="10.799cm" svg:height="13.783cm" svg:x="1.697cm" svg:y="4.326cm" presentation:class="outline" presentation:user-transformed="true">
          <draw:text-box>
            <text:list text:style-name="L7">
              <text:list-item>
                <text:p text:style-name="P37"><text:span text:style-name="T50">@ rule1 @</text:span><text:span text:style-name="T51"> </text:span></text:p>
              </text:list-item>
            </text:list>
            <text:list text:style-name="L7">
              <text:list-item>
                <text:p text:style-name="P37"><text:span text:style-name="T52">struct SHT</text:span><text:span text:style-name="T51"> </text:span><text:span text:style-name="T53">fops</text:span><text:span text:style-name="T51">;</text:span></text:p>
              </text:list-item>
            </text:list>
            <text:list text:style-name="L7">
              <text:list-item>
                <text:p text:style-name="P37"><text:span text:style-name="T52">identifier</text:span><text:span text:style-name="T51"> </text:span><text:span text:style-name="T53">proc_info</text:span><text:span text:style-name="T51">;</text:span></text:p>
              </text:list-item>
            </text:list>
            <text:list text:style-name="L7">
              <text:list-item>
                <text:p text:style-name="P37"><text:span text:style-name="T50">@@</text:span></text:p>
              </text:list-item>
            </text:list>
            <text:list text:style-name="L7">
              <text:list-item>
                <text:p text:style-name="P37"><text:span text:style-name="T51"><text:s/></text:span><text:span text:style-name="T53">fops</text:span><text:span text:style-name="T51">.proc_info = </text:span><text:span text:style-name="T53">proc_info</text:span><text:span text:style-name="T51">;</text:span></text:p>
              </text:list-item>
            </text:list>
            <text:list text:style-name="L7">
              <text:list-item>
                <text:p text:style-name="P37"><text:span text:style-name="T51"/></text:p>
              </text:list-item>
            </text:list>
            <text:list text:style-name="L7">
              <text:list-item>
                <text:p text:style-name="P37"><text:span text:style-name="T50">@ rule2 @</text:span></text:p>
              </text:list-item>
            </text:list>
            <text:list text:style-name="L7">
              <text:list-item>
                <text:p text:style-name="P37"><text:span text:style-name="T52">identifier</text:span><text:span text:style-name="T51"> </text:span><text:span text:style-name="T50">rule1</text:span><text:span text:style-name="T51">.</text:span><text:span text:style-name="T53">proc_info</text:span><text:span text:style-name="T51">;</text:span></text:p>
              </text:list-item>
            </text:list>
            <text:list text:style-name="L7">
              <text:list-item>
                <text:p text:style-name="P37"><text:span text:style-name="T52">identifier</text:span><text:span text:style-name="T51"> </text:span><text:span text:style-name="T53">buffer, start, inout, hostno</text:span><text:span text:style-name="T51">;</text:span></text:p>
              </text:list-item>
            </text:list>
            <text:list text:style-name="L7">
              <text:list-item>
                <text:p text:style-name="P37"><text:span text:style-name="T52">identifier</text:span><text:span text:style-name="T51"> </text:span><text:span text:style-name="T53">hostptr</text:span><text:span text:style-name="T51">;</text:span></text:p>
              </text:list-item>
            </text:list>
            <text:list text:style-name="L7">
              <text:list-item>
                <text:p text:style-name="P37"><text:span text:style-name="T50">@@</text:span></text:p>
              </text:list-item>
            </text:list>
            <text:list text:style-name="L7">
              <text:list-item>
                <text:p text:style-name="P37"><text:span text:style-name="T51"><text:s text:c="2"/></text:span><text:span text:style-name="T53">proc_info</text:span><text:span text:style-name="T51"> (</text:span></text:p>
              </text:list-item>
            </text:list>
            <text:list text:style-name="L7">
              <text:list-item>
                <text:p text:style-name="P37"><text:span text:style-name="T54">+ <text:s text:c="5"/>struct Scsi_Host *</text:span><text:span text:style-name="T55">hostptr</text:span><text:span text:style-name="T54">,</text:span></text:p>
              </text:list-item>
            </text:list>
            <text:list text:style-name="L7">
              <text:list-item>
                <text:p text:style-name="P37"><text:span text:style-name="T51"><text:s text:c="7"/></text:span><text:span text:style-name="T51">char *</text:span><text:span text:style-name="T53">buffer</text:span><text:span text:style-name="T51">, char **</text:span><text:span text:style-name="T53">start</text:span><text:span text:style-name="T51">, </text:span></text:p>
              </text:list-item>
            </text:list>
            <text:list text:style-name="L7">
              <text:list-item>
                <text:p text:style-name="P37"><text:span text:style-name="T56">- <text:s text:c="5"/>int </text:span><text:span text:style-name="T57">hostno</text:span><text:span text:style-name="T56">, </text:span></text:p>
              </text:list-item>
            </text:list>
            <text:list text:style-name="L7">
              <text:list-item>
                <text:p text:style-name="P37"><text:span text:style-name="T51"><text:s text:c="7"/></text:span><text:span text:style-name="T51">int </text:span><text:span text:style-name="T53">inout</text:span><text:span text:style-name="T51">) {</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 text:c="2"/>struct Scsi_Host *</text:span><text:span text:style-name="T57">hostptr</text:span><text:span text:style-name="T56">;</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 text:c="2"/></text:span><text:span text:style-name="T57">hostptr</text:span><text:span text:style-name="T56"> = scsi_host_hn_get(</text:span><text:span text:style-name="T57">hostno</text:span><text:span text:style-name="T56">);</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if (!</text:span><text:span text:style-name="T57">hostptr</text:span><text:span text:style-name="T56">) { ... return ...; }</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6">?- <text:s/>scsi_host_put(</text:span><text:span text:style-name="T57">hostptr</text:span><text:span text:style-name="T56">);</text:span></text:p>
              </text:list-item>
            </text:list>
            <text:list text:style-name="L7">
              <text:list-item>
                <text:p text:style-name="P37"><text:span text:style-name="T51"><text:s text:c="4"/></text:span><text:span text:style-name="T51">...</text:span></text:p>
              </text:list-item>
            </text:list>
            <text:list text:style-name="L7">
              <text:list-item>
                <text:p text:style-name="P37"><text:span text:style-name="T51"><text:s text:c="2"/></text:span><text:span text:style-name="T51">}</text:span></text:p>
              </text:list-item>
            </text:list>
            <text:list text:style-name="L7">
              <text:list-item>
                <text:p text:style-name="P37"><text:span text:style-name="T51"/></text:p>
              </text:list-item>
            </text:list>
          </draw:text-box>
        </draw:frame>
        <draw:custom-shape draw:style-name="gr25" draw:text-style-name="P10" draw:layer="layout" svg:width="12.299cm" svg:height="14.927cm" svg:x="13.101cm" svg:y="4.123cm">
          <text:p text:style-name="P37"><text:span text:style-name="T50">@ rule3 @</text:span><text:span text:style-name="T51"> </text:span></text:p>
          <text:p text:style-name="P37"><text:span text:style-name="T52">identifier</text:span><text:span text:style-name="T51"> </text:span><text:span text:style-name="T50">rule1</text:span><text:span text:style-name="T51">.</text:span><text:span text:style-name="T53">proc_info</text:span><text:span text:style-name="T51">;</text:span></text:p>
          <text:p text:style-name="P37"><text:span text:style-name="T52">identifier</text:span><text:span text:style-name="T51"> </text:span><text:span text:style-name="T50">rule2</text:span><text:span text:style-name="T51">.</text:span><text:span text:style-name="T53">hostno</text:span><text:span text:style-name="T51">;</text:span></text:p>
          <text:p text:style-name="P37"><text:span text:style-name="T52">identifier</text:span><text:span text:style-name="T51"> </text:span><text:span text:style-name="T50">rule2</text:span><text:span text:style-name="T51">.</text:span><text:span text:style-name="T53">hostptr</text:span><text:span text:style-name="T51">;</text:span></text:p>
          <text:p text:style-name="P37"><text:span text:style-name="T50">@@</text:span></text:p>
          <text:p text:style-name="P37"><text:span text:style-name="T51"><text:s text:c="2"/></text:span><text:span text:style-name="T53">proc_info</text:span><text:span text:style-name="T51">(...) {</text:span></text:p>
          <text:p text:style-name="P37"><text:span text:style-name="T51"><text:s text:c="4"/></text:span><text:span text:style-name="T51">&lt;...</text:span></text:p>
          <text:p text:style-name="P37"><text:span text:style-name="T56">- <text:s text:c="2"/></text:span><text:span text:style-name="T57">hostno</text:span></text:p>
          <text:p text:style-name="P37"><text:span text:style-name="T54">+ <text:s text:c="2"/></text:span><text:span text:style-name="T55">hostptr</text:span><text:span text:style-name="T54">-&gt;host_no</text:span></text:p>
          <text:p text:style-name="P37"><text:span text:style-name="T51"><text:s text:c="4"/></text:span><text:span text:style-name="T51">...&gt;</text:span></text:p>
          <text:p text:style-name="P37"><text:span text:style-name="T51"><text:s text:c="2"/></text:span><text:span text:style-name="T51">}</text:span></text:p>
          <text:p text:style-name="P37"><text:span text:style-name="T51"/></text:p>
          <text:p text:style-name="P37"><text:span text:style-name="T50">@ rule4 @</text:span><text:span text:style-name="T51"> </text:span></text:p>
          <text:p text:style-name="P37"><text:span text:style-name="T52">identifier</text:span><text:span text:style-name="T51"> </text:span><text:span text:style-name="T50">rule1</text:span><text:span text:style-name="T51">.</text:span><text:span text:style-name="T53">proc_info</text:span><text:span text:style-name="T51">;</text:span></text:p>
          <text:p text:style-name="P37"><text:span text:style-name="T52">identifier</text:span><text:span text:style-name="T51"> </text:span><text:span text:style-name="T53">func</text:span><text:span text:style-name="T51">; </text:span></text:p>
          <text:p text:style-name="P37"><text:span text:style-name="T52">expression</text:span><text:span text:style-name="T51"> </text:span><text:span text:style-name="T53">buffer, start, inout, hostno</text:span><text:span text:style-name="T51">;</text:span></text:p>
          <text:p text:style-name="P37"><text:span text:style-name="T52">identifier</text:span><text:span text:style-name="T51"> </text:span><text:span text:style-name="T53">hostptr</text:span><text:span text:style-name="T51">;</text:span></text:p>
          <text:p text:style-name="P37"><text:span text:style-name="T50">@@</text:span></text:p>
          <text:p text:style-name="P37"><text:span text:style-name="T51"/></text:p>
          <text:p text:style-name="P37"><text:span text:style-name="T51"><text:s/></text:span><text:span text:style-name="T53">func</text:span><text:span text:style-name="T51">(..., struct Scsi_Host *</text:span><text:span text:style-name="T53">hostptr</text:span><text:span text:style-name="T51">, ...) {</text:span></text:p>
          <text:p text:style-name="P37"><text:span text:style-name="T51"><text:s text:c="2"/></text:span><text:span text:style-name="T51">&lt;...</text:span></text:p>
          <text:p text:style-name="P37"><text:span text:style-name="T51"><text:s text:c="3"/></text:span><text:span text:style-name="T53">proc_info</text:span><text:span text:style-name="T51">(</text:span></text:p>
          <text:p text:style-name="P37"><text:span text:style-name="T54">+ <text:s text:c="6"/></text:span><text:span text:style-name="T55">hostptr</text:span><text:span text:style-name="T54">,</text:span></text:p>
          <text:p text:style-name="P37"><text:span text:style-name="T51"><text:s text:c="8"/></text:span><text:span text:style-name="T53">buffer, start,</text:span><text:span text:style-name="T51"> </text:span></text:p>
          <text:p text:style-name="P37"><text:span text:style-name="T56">- <text:s text:c="6"/></text:span><text:span text:style-name="T57">hostno</text:span><text:span text:style-name="T56">,</text:span></text:p>
          <text:p text:style-name="P37"><text:span text:style-name="T51"><text:s text:c="8"/></text:span><text:span text:style-name="T53">inout</text:span><text:span text:style-name="T51">)</text:span></text:p>
          <text:p text:style-name="P37"><text:span text:style-name="T51"><text:s text:c="3"/></text:span><text:span text:style-name="T51">...&gt;</text:span></text:p>
          <text:p text:style-name="P37"><text:span text:style-name="T51"><text:s/></text:span><text:span text:style-name="T51">}</text:span></text:p>
          <text:p text:style-name="P37"><text:span text:style-name="T51"/></text:p>
          <text:p text:style-name="P37"><text:span text:style-name="T51"/></text:p>
          <draw:enhanced-geometry svg:viewBox="0 0 21600 21600" draw:type="rectangle" draw:enhanced-path="M 0 0 L 21600 0 21600 21600 0 21600 0 0 Z N"/>
        </draw:custom-shape>
        <draw:custom-shape draw:style-name="gr15" draw:text-style-name="P10" draw:layer="layout" svg:width="1.001cm" svg:height="3.801cm" svg:x="23.901cm" svg:y="0.723cm">
          <text:p text:style-name="P8"/>
          <draw:enhanced-geometry svg:viewBox="0 0 21600 21600" draw:type="rectangle" draw:enhanced-path="M 0 0 L 21600 0 21600 21600 0 21600 0 0 Z N"/>
        </draw:custom-shape>
        <draw:custom-shape draw:style-name="gr26" draw:text-style-name="P10" draw:layer="layout" svg:width="0.6cm" svg:height="3.404cm" svg:x="24.099cm" svg:y="0.922cm">
          <text:p text:style-name="P8"/>
          <draw:enhanced-geometry svg:viewBox="0 0 21600 21600" draw:type="rectangle" draw:enhanced-path="M 0 0 L 21600 0 21600 21600 0 21600 0 0 Z N"/>
        </draw:custom-shape>
        <presentation:notes draw:style-name="dp3">
          <draw:page-thumbnail draw:layer="layout" svg:width="14.213cm" svg:height="10.659cm" svg:x="2.76cm" svg:y="2.134cm" draw:page-number="22"/>
          <draw:frame presentation:style-name="pr4" draw:text-style-name="P8" draw:layer="layout" svg:width="15.787cm" svg:height="12.795cm" svg:x="1.97cm" svg:y="13.497cm" presentation:class="notes" presentation:placeholder="true">
            <draw:text-box/>
          </draw:frame>
        </presentation:notes>
      </draw:page>
      <draw:page draw:name="page23" draw:style-name="dp1" draw:master-page-name="Title1" presentation:presentation-page-layout-name="AL1T0">
        <draw:frame presentation:style-name="pr13" draw:text-style-name="P2" draw:layer="layout" svg:width="21.59cm" svg:height="3.176cm" svg:x="2.752cm" svg:y="5.078cm" presentation:class="title" presentation:user-transformed="true">
          <draw:text-box>
            <text:p text:style-name="P1"><text:span text:style-name="T59">More examples</text:span></text:p>
          </draw:text-box>
        </draw:frame>
        <presentation:notes draw:style-name="dp2">
          <draw:page-thumbnail draw:layer="layout" svg:width="14.213cm" svg:height="10.659cm" svg:x="2.76cm" svg:y="2.134cm" draw:page-number="23"/>
          <draw:frame presentation:style-name="pr3" draw:text-style-name="P8" draw:layer="layout" svg:width="15.787cm" svg:height="12.795cm" svg:x="1.97cm" svg:y="13.497cm" presentation:class="notes" presentation:placeholder="true">
            <draw:text-box/>
          </draw:frame>
        </presentation:notes>
      </draw:page>
      <draw:page draw:name="page24" draw:style-name="dp1" draw:master-page-name="Default" presentation:presentation-page-layout-name="AL3T1">
        <draw:custom-shape draw:style-name="gr27" draw:text-style-name="P10" draw:layer="layout" svg:width="11.501cm" svg:height="12.405cm" svg:x="0.657cm" svg:y="5.45cm">
          <text:p text:style-name="P8"/>
          <draw:enhanced-geometry svg:viewBox="0 0 21600 21600" draw:type="rectangle" draw:enhanced-path="M 0 0 L 21600 0 21600 21600 0 21600 0 0 Z N"/>
        </draw:custom-shape>
        <draw:custom-shape draw:style-name="gr15" draw:text-style-name="P10" draw:layer="layout" svg:width="12.598cm" svg:height="13.802cm" svg:x="12.374cm" svg:y="4.723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13">More examples: video_usercopy</text:span></text:p>
          </draw:text-box>
        </draw:frame>
        <draw:custom-shape draw:style-name="gr5" draw:text-style-name="P10" draw:layer="layout" svg:width="2.606cm" svg:height="1.247cm" svg:x="4.718cm" svg:y="4.123cm">
          <text:p text:style-name="P9"><text:span text:style-name="T17">C file</text:span></text:p>
          <draw:enhanced-geometry svg:viewBox="0 0 21600 21600" draw:type="mso-spt202" draw:enhanced-path="M 0 0 L 21600 0 21600 21600 0 21600 0 0 Z N"/>
        </draw:custom-shape>
        <draw:custom-shape draw:style-name="gr5" draw:text-style-name="P10" draw:layer="layout" svg:width="6.971cm" svg:height="1.247cm" svg:x="14.722cm" svg:y="3.523cm">
          <text:p text:style-name="P9"><text:span text:style-name="T17">Semantic Patch</text:span></text:p>
          <draw:enhanced-geometry svg:viewBox="0 0 21600 21600" draw:type="mso-spt202" draw:enhanced-path="M 0 0 L 21600 0 21600 21600 0 21600 0 0 Z N"/>
        </draw:custom-shape>
        <draw:custom-shape draw:style-name="gr5" draw:text-style-name="P10" draw:layer="layout" svg:width="1.916cm" svg:height="1.082cm" svg:x="12.329cm" svg:y="4.723cm">
          <text:p text:style-name="P13"><text:span text:style-name="T113">@@</text:span></text:p>
          <draw:enhanced-geometry svg:viewBox="0 0 21600 21600" draw:type="mso-spt202" draw:enhanced-path="M 0 0 L 21600 0 21600 21600 0 21600 0 0 Z N"/>
        </draw:custom-shape>
        <draw:custom-shape draw:style-name="gr2" draw:text-style-name="P10" draw:layer="layout" svg:width="2.028cm" svg:height="1.082cm" svg:x="23.372cm" svg:y="4.723cm">
          <text:p text:style-name="P13"><text:span text:style-name="T113">@@</text:span></text:p>
          <draw:enhanced-geometry svg:viewBox="0 0 21600 21600" draw:type="mso-spt202" draw:enhanced-path="M 0 0 L 21600 0 21600 21600 0 21600 0 0 Z N"/>
        </draw:custom-shape>
        <draw:custom-shape draw:style-name="gr40" draw:text-style-name="P10" draw:layer="layout" svg:width="10.658cm" svg:height="1.27cm" svg:x="1.098cm" svg:y="5.323cm">
          <text:p text:style-name="P8"/>
          <draw:enhanced-geometry svg:viewBox="0 0 21600 21600" draw:type="mso-spt202" draw:enhanced-path="M 0 0 L 21600 0 21600 21600 0 21600 0 0 Z N"/>
        </draw:custom-shape>
        <draw:custom-shape draw:style-name="gr2" draw:text-style-name="P10" draw:layer="layout" svg:width="12.003cm" svg:height="10.363cm" svg:x="0.657cm" svg:y="5.852cm">
          <text:p text:style-name="P66"><text:span text:style-name="T114">int </text:span><text:span text:style-name="T115">p20_ioctl</text:span><text:span text:style-name="T114">(int cmd, </text:span><text:span text:style-name="T115">void*arg</text:span><text:span text:style-name="T114">)</text:span></text:p>
          <text:p text:style-name="P66"><text:span text:style-name="T114"><text:s/></text:span><text:span text:style-name="T114">switch(cmd) {</text:span></text:p>
          <text:p text:style-name="P66"><text:span text:style-name="T114"><text:s text:c="2"/></text:span><text:span text:style-name="T114">case VIDIOGCTUNER: {</text:span></text:p>
          <text:p text:style-name="P66"><text:span text:style-name="T114"><text:s text:c="4"/></text:span><text:span text:style-name="T115">struct video_tuner v;</text:span></text:p>
          <text:p text:style-name="P67"><text:span text:style-name="T114"><text:tab/></text:span><text:span text:style-name="T114"> </text:span><text:span text:style-name="T116">if(copy_from_user(&amp;v,arg)!=0)</text:span></text:p>
          <text:p text:style-name="P67"><text:span text:style-name="T116"><text:tab/></text:span><text:span text:style-name="T116"> <text:s text:c="3"/></text:span><text:span text:style-name="T116">return –EFAULT;</text:span></text:p>
          <text:p text:style-name="P67"><text:span text:style-name="T114"><text:tab/></text:span><text:span text:style-name="T114"> </text:span><text:span text:style-name="T114">if(</text:span><text:span text:style-name="T115">v.tuner</text:span><text:span text:style-name="T114">)</text:span></text:p>
          <text:p text:style-name="P67"><text:span text:style-name="T114"><text:tab/></text:span><text:span text:style-name="T114"> <text:s text:c="3"/></text:span><text:span text:style-name="T114">return –EINVAL;</text:span></text:p>
          <text:p text:style-name="P67"><text:span text:style-name="T114"><text:tab/></text:span><text:span text:style-name="T114"> </text:span><text:span text:style-name="T115">v.rangelow</text:span><text:span text:style-name="T114"> = 87*16000;</text:span></text:p>
          <text:p text:style-name="P67"><text:span text:style-name="T114"><text:tab/></text:span><text:span text:style-name="T114"> </text:span><text:span text:style-name="T115">v.rangehigh</text:span><text:span text:style-name="T114"> = 108 * 16000;</text:span></text:p>
          <text:p text:style-name="P66"><text:span text:style-name="T114"><text:s text:c="4"/></text:span><text:span text:style-name="T116">if(copy_to_user(arg,&amp;v))</text:span></text:p>
          <text:p text:style-name="P67"><text:span text:style-name="T116"><text:tab/></text:span><text:span text:style-name="T116"> <text:s text:c="3"/></text:span><text:span text:style-name="T116">return –EFAULT;</text:span></text:p>
          <text:p text:style-name="P67"><text:span text:style-name="T114"><text:tab/></text:span><text:span text:style-name="T114"> </text:span><text:span text:style-name="T114">return 0;</text:span></text:p>
          <text:p text:style-name="P66"><text:span text:style-name="T114"><text:s text:c="2"/></text:span><text:span text:style-name="T114">}</text:span></text:p>
          <text:p text:style-name="P66"><text:span text:style-name="T114"><text:s text:c="2"/></text:span><text:span text:style-name="T114">case AGCTUNER: {</text:span></text:p>
          <text:p text:style-name="P66"><text:span text:style-name="T114"><text:s text:c="5"/></text:span><text:span text:style-name="T115">struct video_tuner v;</text:span><text:span text:style-name="T114"> </text:span></text:p>
          <draw:enhanced-geometry svg:viewBox="0 0 21600 21600" draw:type="mso-spt202" draw:enhanced-path="M 0 0 L 21600 0 21600 21600 0 21600 0 0 Z N"/>
        </draw:custom-shape>
        <draw:custom-shape draw:style-name="gr20" draw:text-style-name="P10" draw:id="id35" draw:layer="layout" svg:width="5.997cm" svg:height="1.799cm" svg:x="18.9cm" svg:y="16.726cm">
          <text:p text:style-name="P26"><text:span text:style-name="T35">Nested end pattern</text:span></text:p>
          <draw:enhanced-geometry svg:viewBox="0 0 21600 21600" draw:glue-points="10800 0 3160 3160 0 10800 3160 18440 10800 21600 18440 18440 21600 10800 18440 3160 ?f14 ?f15" draw:text-areas="3200 3200 18400 18400" draw:type="round-callout" draw:modifiers="-13722 41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0" draw:layer="layout" svg:width="11.8cm" svg:height="13.829cm" svg:x="12.502cm" svg:y="5.124cm">
          <text:p text:style-name="P68"><text:span text:style-name="T88"><text:s/></text:span><text:span text:style-name="T114"><text:s text:c="4"/></text:span><text:span text:style-name="T117">type</text:span><text:span text:style-name="T95"> T;</text:span><text:span text:style-name="T117">identifier</text:span><text:span text:style-name="T95"> x,fld;</text:span></text:p>
          <text:p text:style-name="P68"><text:span text:style-name="T95"><text:s/></text:span><text:span text:style-name="T95">ioctl(...,void *arg,...) {</text:span></text:p>
          <text:p text:style-name="P68"><text:span text:style-name="T95"><text:s/></text:span><text:span text:style-name="T95">&lt;...</text:span></text:p>
          <text:p text:style-name="P68"><text:span text:style-name="T118">- T x;</text:span></text:p>
          <text:p text:style-name="P68"><text:span text:style-name="T97">+ T *x = arg;</text:span></text:p>
          <text:p text:style-name="P68"><text:span text:style-name="T95"><text:s text:c="2"/></text:span><text:span text:style-name="T95">...</text:span></text:p>
          <text:p text:style-name="P68"><text:span text:style-name="T118">- if(copy_from_user(&amp;x, arg))</text:span></text:p>
          <text:p text:style-name="P68"><text:span text:style-name="T118">- <text:s/>{ ... return ...; }</text:span></text:p>
          <text:p text:style-name="P68"><text:span text:style-name="T95"><text:s text:c="3"/></text:span><text:span text:style-name="T95">&lt;...</text:span></text:p>
          <text:p text:style-name="P68"><text:span text:style-name="T95">( </text:span></text:p>
          <text:p text:style-name="P68"><text:span text:style-name="T118">- <text:s text:c="3"/>x.fld</text:span></text:p>
          <text:p text:style-name="P68"><text:span text:style-name="T97">+ <text:s text:c="3"/>x-&gt;fld</text:span></text:p>
          <text:p text:style-name="P68"><text:span text:style-name="T95">| </text:span></text:p>
          <text:p text:style-name="P68"><text:span text:style-name="T118">- <text:s text:c="4"/>&amp;x</text:span></text:p>
          <text:p text:style-name="P68"><text:span text:style-name="T97">+ <text:s text:c="4"/>x</text:span></text:p>
          <text:p text:style-name="P68"><text:span text:style-name="T95">)</text:span></text:p>
          <text:p text:style-name="P68"><text:span text:style-name="T95"><text:s text:c="3"/></text:span><text:span text:style-name="T95">...&gt;</text:span></text:p>
          <text:p text:style-name="P68"><text:span text:style-name="T118">- if(copy_to_user(arg,&amp;x)) </text:span></text:p>
          <text:p text:style-name="P68"><text:span text:style-name="T118">- { ... return ... }</text:span></text:p>
          <text:p text:style-name="P68"><text:span text:style-name="T95"><text:s/></text:span><text:span text:style-name="T95">...&gt;</text:span></text:p>
          <text:p text:style-name="P68"><text:span text:style-name="T95">}</text:span></text:p>
          <text:p text:style-name="P68"><text:span text:style-name="T95"/></text:p>
          <draw:enhanced-geometry svg:viewBox="0 0 21600 21600" draw:type="mso-spt202" draw:enhanced-path="M 0 0 L 21600 0 21600 21600 0 21600 0 0 Z N"/>
        </draw:custom-shape>
        <draw:custom-shape draw:style-name="gr41" draw:text-style-name="P27" draw:id="id36" draw:layer="layout" svg:width="6.35cm" svg:height="2.046cm" svg:x="18.415cm" svg:y="11.924cm">
          <text:p text:style-name="P26"><text:span text:style-name="T35">Disjunction pattern</text:span></text:p>
          <draw:enhanced-geometry svg:viewBox="0 0 21600 21600" draw:glue-points="10800 0 3160 3160 0 10800 3160 18440 10800 21600 18440 18440 21600 10800 18440 3160 ?f14 ?f15" draw:text-areas="3200 3200 18400 18400" draw:type="round-callout" draw:modifiers="-15671.9886632026 8082.85295554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27" draw:id="id34" draw:layer="layout" svg:width="5.847cm" svg:height="1.799cm" svg:x="19.05cm" svg:y="6.324cm">
          <text:p text:style-name="P26"><text:span text:style-name="T35">Nested pattern</text:span></text:p>
          <draw:enhanced-geometry svg:viewBox="0 0 21600 21600" draw:glue-points="10800 0 3160 3160 0 10800 3160 18440 10800 21600 18440 18440 21600 10800 18440 3160 ?f14 ?f15" draw:text-areas="3200 3200 18400 18400" draw:type="round-callout" draw:modifiers="-14445.5540355677 42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id="id38" draw:layer="layout" svg:width="2.601cm" svg:height="1.125cm" svg:x="22.102cm" svg:y="9.926cm">
          <text:p text:style-name="P26"><text:span text:style-name="T35"><text:s/></text:span><text:span text:style-name="T35">Iso</text:span></text:p>
          <draw:enhanced-geometry svg:viewBox="0 0 21600 21600" draw:glue-points="10800 0 3160 3160 0 10800 3160 18440 10800 21600 18440 18440 21600 10800 18440 3160 ?f14 ?f15" draw:text-areas="3200 3200 18400 18400" draw:type="round-callout" draw:modifiers="9409 -99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id="id37" draw:layer="layout" svg:width="2.602cm" svg:height="1.125cm" svg:x="16.501cm" svg:y="9.926cm">
          <text:p text:style-name="P26"><text:span text:style-name="T35"><text:s/></text:span><text:span text:style-name="T35">Iso</text:span></text:p>
          <draw:enhanced-geometry svg:viewBox="0 0 21600 21600" draw:glue-points="10800 0 3160 3160 0 10800 3160 18440 10800 21600 18440 18440 21600 10800 18440 3160 ?f14 ?f15" draw:text-areas="3200 3200 18400 18400" draw:type="round-callout" draw:modifiers="-17426 -3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4" smil:attributeName="visibility" smil:to="visible"/>
                </anim:par>
                <anim:par smil:begin="0s" smil:fill="hold" presentation:node-type="with-previous" presentation:group-id="0"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anim:par>
          </anim:seq>
        </anim:par>
        <presentation:notes draw:style-name="dp3">
          <draw:page-thumbnail draw:layer="layout" svg:width="14.213cm" svg:height="10.659cm" svg:x="2.76cm" svg:y="2.134cm" draw:page-number="24"/>
          <draw:frame presentation:style-name="pr4" draw:text-style-name="P8" draw:layer="layout" svg:width="15.787cm" svg:height="12.795cm" svg:x="1.97cm" svg:y="13.497cm" presentation:class="notes" presentation:placeholder="true">
            <draw:text-box/>
          </draw:frame>
        </presentation:notes>
      </draw:page>
      <draw:page draw:name="page25" draw:style-name="dp1" draw:master-page-name="Default" presentation:presentation-page-layout-name="AL3T1">
        <draw:custom-shape draw:style-name="gr27" draw:text-style-name="P10" draw:layer="layout" svg:width="11.501cm" svg:height="12.405cm" svg:x="0.657cm" svg:y="5.45cm">
          <text:p text:style-name="P8"/>
          <draw:enhanced-geometry svg:viewBox="0 0 21600 21600" draw:type="rectangle" draw:enhanced-path="M 0 0 L 21600 0 21600 21600 0 21600 0 0 Z N"/>
        </draw:custom-shape>
        <draw:custom-shape draw:style-name="gr15" draw:text-style-name="P10" draw:layer="layout" svg:width="12.598cm" svg:height="13.802cm" svg:x="12.374cm" svg:y="4.723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13">More examples: video_usercopy</text:span></text:p>
          </draw:text-box>
        </draw:frame>
        <draw:custom-shape draw:style-name="gr5" draw:text-style-name="P10" draw:layer="layout" svg:width="2.606cm" svg:height="1.247cm" svg:x="4.718cm" svg:y="4.123cm">
          <text:p text:style-name="P9"><text:span text:style-name="T17">C file</text:span></text:p>
          <draw:enhanced-geometry svg:viewBox="0 0 21600 21600" draw:type="mso-spt202" draw:enhanced-path="M 0 0 L 21600 0 21600 21600 0 21600 0 0 Z N"/>
        </draw:custom-shape>
        <draw:custom-shape draw:style-name="gr5" draw:text-style-name="P10" draw:layer="layout" svg:width="6.971cm" svg:height="1.247cm" svg:x="14.722cm" svg:y="3.523cm">
          <text:p text:style-name="P9"><text:span text:style-name="T17">Semantic Patch</text:span></text:p>
          <draw:enhanced-geometry svg:viewBox="0 0 21600 21600" draw:type="mso-spt202" draw:enhanced-path="M 0 0 L 21600 0 21600 21600 0 21600 0 0 Z N"/>
        </draw:custom-shape>
        <draw:custom-shape draw:style-name="gr5" draw:text-style-name="P10" draw:layer="layout" svg:width="1.916cm" svg:height="1.082cm" svg:x="12.43cm" svg:y="4.723cm">
          <text:p text:style-name="P13"><text:span text:style-name="T113">@@</text:span></text:p>
          <draw:enhanced-geometry svg:viewBox="0 0 21600 21600" draw:type="mso-spt202" draw:enhanced-path="M 0 0 L 21600 0 21600 21600 0 21600 0 0 Z N"/>
        </draw:custom-shape>
        <draw:custom-shape draw:style-name="gr2" draw:text-style-name="P10" draw:layer="layout" svg:width="2.028cm" svg:height="1.082cm" svg:x="23.372cm" svg:y="4.723cm">
          <text:p text:style-name="P13"><text:span text:style-name="T113">@@</text:span></text:p>
          <draw:enhanced-geometry svg:viewBox="0 0 21600 21600" draw:type="mso-spt202" draw:enhanced-path="M 0 0 L 21600 0 21600 21600 0 21600 0 0 Z N"/>
        </draw:custom-shape>
        <draw:custom-shape draw:style-name="gr40" draw:text-style-name="P10" draw:layer="layout" svg:width="10.658cm" svg:height="1.27cm" svg:x="1.098cm" svg:y="5.323cm">
          <text:p text:style-name="P8"/>
          <draw:enhanced-geometry svg:viewBox="0 0 21600 21600" draw:type="mso-spt202" draw:enhanced-path="M 0 0 L 21600 0 21600 21600 0 21600 0 0 Z N"/>
        </draw:custom-shape>
        <draw:custom-shape draw:style-name="gr2" draw:text-style-name="P10" draw:layer="layout" svg:width="12.003cm" svg:height="10.363cm" svg:x="0.657cm" svg:y="5.852cm">
          <text:p text:style-name="P66"><text:span text:style-name="T114">int </text:span><text:span text:style-name="T115">p20_ioctl</text:span><text:span text:style-name="T114">(int cmd, </text:span><text:span text:style-name="T115">void*arg</text:span><text:span text:style-name="T114">)</text:span></text:p>
          <text:p text:style-name="P66"><text:span text:style-name="T114"><text:s/></text:span><text:span text:style-name="T114">switch(cmd) {</text:span></text:p>
          <text:p text:style-name="P66"><text:span text:style-name="T114"><text:s text:c="2"/></text:span><text:span text:style-name="T114">case VIDIOGCTUNER: {</text:span></text:p>
          <text:p text:style-name="P66"><text:span text:style-name="T114"><text:s text:c="4"/></text:span><text:span text:style-name="T115">struct video_tuner </text:span><text:span text:style-name="T119">*</text:span><text:span text:style-name="T115">v </text:span><text:span text:style-name="T119">= arg</text:span><text:span text:style-name="T115">;</text:span></text:p>
          <text:p text:style-name="P67"><text:span text:style-name="T114"><text:tab/></text:span><text:span text:style-name="T114"> <text:s text:c="5"/></text:span></text:p>
          <text:p text:style-name="P67"><text:span text:style-name="T116"><text:tab/></text:span><text:span text:style-name="T116"> <text:s text:c="7"/></text:span></text:p>
          <text:p text:style-name="P67"><text:span text:style-name="T114"><text:tab/></text:span><text:span text:style-name="T114"> </text:span><text:span text:style-name="T114">if(</text:span><text:span text:style-name="T115">v</text:span><text:span text:style-name="T119">-&gt;</text:span><text:span text:style-name="T115">tuner</text:span><text:span text:style-name="T114">)</text:span></text:p>
          <text:p text:style-name="P67"><text:span text:style-name="T114"><text:tab/></text:span><text:span text:style-name="T114"> <text:s text:c="3"/></text:span><text:span text:style-name="T114">return –EINVAL;</text:span></text:p>
          <text:p text:style-name="P67"><text:span text:style-name="T114"><text:tab/></text:span><text:span text:style-name="T114"> </text:span><text:span text:style-name="T115">v</text:span><text:span text:style-name="T119">-&gt;</text:span><text:span text:style-name="T115">rangelow</text:span><text:span text:style-name="T114"> = 87*16000;</text:span></text:p>
          <text:p text:style-name="P67"><text:span text:style-name="T114"><text:tab/></text:span><text:span text:style-name="T114"> </text:span><text:span text:style-name="T115">v</text:span><text:span text:style-name="T119">-&gt;</text:span><text:span text:style-name="T115">rangehigh</text:span><text:span text:style-name="T114"> = 108 * 16000;</text:span></text:p>
          <text:p text:style-name="P66"><text:span text:style-name="T114"><text:s text:c="7"/></text:span></text:p>
          <text:p text:style-name="P67"><text:span text:style-name="T116"><text:tab/></text:span><text:span text:style-name="T116"> <text:s text:c="7"/></text:span></text:p>
          <text:p text:style-name="P67"><text:span text:style-name="T114"><text:tab/></text:span><text:span text:style-name="T114"> </text:span><text:span text:style-name="T114">return 0;</text:span></text:p>
          <text:p text:style-name="P66"><text:span text:style-name="T114"><text:s text:c="2"/></text:span><text:span text:style-name="T114">}</text:span></text:p>
          <text:p text:style-name="P66"><text:span text:style-name="T114"><text:s text:c="2"/></text:span><text:span text:style-name="T114">case AGCTUNER: {</text:span></text:p>
          <text:p text:style-name="P66"><text:span text:style-name="T114"><text:s text:c="5"/></text:span><text:span text:style-name="T115">struct video_tuner </text:span><text:span text:style-name="T119">*</text:span><text:span text:style-name="T115">v </text:span><text:span text:style-name="T119">= arg</text:span><text:span text:style-name="T115">;</text:span><text:span text:style-name="T114"> </text:span></text:p>
          <draw:enhanced-geometry svg:viewBox="0 0 21600 21600" draw:type="mso-spt202" draw:enhanced-path="M 0 0 L 21600 0 21600 21600 0 21600 0 0 Z N"/>
        </draw:custom-shape>
        <draw:custom-shape draw:style-name="gr20" draw:text-style-name="P10" draw:layer="layout" svg:width="5.997cm" svg:height="1.799cm" svg:x="18.9cm" svg:y="16.726cm">
          <text:p text:style-name="P26"><text:span text:style-name="T35">Nested end pattern</text:span></text:p>
          <draw:enhanced-geometry svg:viewBox="0 0 21600 21600" draw:glue-points="10800 0 3160 3160 0 10800 3160 18440 10800 21600 18440 18440 21600 10800 18440 3160 ?f14 ?f15" draw:text-areas="3200 3200 18400 18400" draw:type="round-callout" draw:modifiers="-13722 41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0" draw:layer="layout" svg:width="11.8cm" svg:height="13.829cm" svg:x="12.502cm" svg:y="5.124cm">
          <text:p text:style-name="P68"><text:span text:style-name="T88"><text:s/></text:span><text:span text:style-name="T114"><text:s text:c="4"/></text:span><text:span text:style-name="T117">type</text:span><text:span text:style-name="T95"> T;</text:span><text:span text:style-name="T117">identifier</text:span><text:span text:style-name="T95"> x,fld;</text:span></text:p>
          <text:p text:style-name="P68"><text:span text:style-name="T95"><text:s/></text:span><text:span text:style-name="T95">ioctl(...,void *arg,...) {</text:span></text:p>
          <text:p text:style-name="P68"><text:span text:style-name="T95"><text:s/></text:span><text:span text:style-name="T95">&lt;...</text:span></text:p>
          <text:p text:style-name="P68"><text:span text:style-name="T118">- T x;</text:span></text:p>
          <text:p text:style-name="P68"><text:span text:style-name="T97">+ T *x = arg;</text:span></text:p>
          <text:p text:style-name="P68"><text:span text:style-name="T95"><text:s text:c="2"/></text:span><text:span text:style-name="T95">...</text:span></text:p>
          <text:p text:style-name="P68"><text:span text:style-name="T118">- if(copy_from_user(&amp;x, arg))</text:span></text:p>
          <text:p text:style-name="P68"><text:span text:style-name="T118">- <text:s/>{ ... return ...; }</text:span></text:p>
          <text:p text:style-name="P68"><text:span text:style-name="T95"><text:s text:c="3"/></text:span><text:span text:style-name="T95">&lt;...</text:span></text:p>
          <text:p text:style-name="P68"><text:span text:style-name="T95">( </text:span></text:p>
          <text:p text:style-name="P68"><text:span text:style-name="T118">- <text:s text:c="3"/>x.fld</text:span></text:p>
          <text:p text:style-name="P68"><text:span text:style-name="T97">+ <text:s text:c="3"/>x-&gt;fld</text:span></text:p>
          <text:p text:style-name="P68"><text:span text:style-name="T95">| </text:span></text:p>
          <text:p text:style-name="P68"><text:span text:style-name="T118">- <text:s text:c="4"/>&amp;x</text:span></text:p>
          <text:p text:style-name="P68"><text:span text:style-name="T97">+ <text:s text:c="4"/>x</text:span></text:p>
          <text:p text:style-name="P68"><text:span text:style-name="T95">)</text:span></text:p>
          <text:p text:style-name="P68"><text:span text:style-name="T95"><text:s text:c="3"/></text:span><text:span text:style-name="T95">...&gt;</text:span></text:p>
          <text:p text:style-name="P68"><text:span text:style-name="T118">- if(copy_to_user(arg,&amp;x)) </text:span></text:p>
          <text:p text:style-name="P68"><text:span text:style-name="T118">- { ... return ... }</text:span></text:p>
          <text:p text:style-name="P68"><text:span text:style-name="T95"><text:s/></text:span><text:span text:style-name="T95">...&gt;</text:span></text:p>
          <text:p text:style-name="P68"><text:span text:style-name="T95">}</text:span></text:p>
          <text:p text:style-name="P68"><text:span text:style-name="T95"/></text:p>
          <draw:enhanced-geometry svg:viewBox="0 0 21600 21600" draw:type="mso-spt202" draw:enhanced-path="M 0 0 L 21600 0 21600 21600 0 21600 0 0 Z N"/>
        </draw:custom-shape>
        <draw:custom-shape draw:style-name="gr43" draw:text-style-name="P27" draw:layer="layout" svg:width="6.35cm" svg:height="2.046cm" svg:x="18.415cm" svg:y="11.924cm">
          <text:p text:style-name="P26"><text:span text:style-name="T35">Disjunction pattern</text:span></text:p>
          <draw:enhanced-geometry svg:viewBox="0 0 21600 21600" draw:glue-points="10800 0 3160 3160 0 10800 3160 18440 10800 21600 18440 18440 21600 10800 18440 3160 ?f14 ?f15" draw:text-areas="3200 3200 18400 18400" draw:type="round-callout" draw:modifiers="-15678.7907416155 8072.300928187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27" draw:layer="layout" svg:width="5.847cm" svg:height="1.799cm" svg:x="19.05cm" svg:y="6.324cm">
          <text:p text:style-name="P26"><text:span text:style-name="T35">Nested pattern</text:span></text:p>
          <draw:enhanced-geometry svg:viewBox="0 0 21600 21600" draw:glue-points="10800 0 3160 3160 0 10800 3160 18440 10800 21600 18440 18440 21600 10800 18440 3160 ?f14 ?f15" draw:text-areas="3200 3200 18400 18400" draw:type="round-callout" draw:modifiers="-14445.5540355677 42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layer="layout" svg:width="2.601cm" svg:height="1.125cm" svg:x="22.102cm" svg:y="9.926cm">
          <text:p text:style-name="P26"><text:span text:style-name="T35"><text:s/></text:span><text:span text:style-name="T35">Iso</text:span></text:p>
          <draw:enhanced-geometry svg:viewBox="0 0 21600 21600" draw:glue-points="10800 0 3160 3160 0 10800 3160 18440 10800 21600 18440 18440 21600 10800 18440 3160 ?f14 ?f15" draw:text-areas="3200 3200 18400 18400" draw:type="round-callout" draw:modifiers="9409 -99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0" draw:layer="layout" svg:width="2.602cm" svg:height="1.125cm" svg:x="16.501cm" svg:y="9.926cm">
          <text:p text:style-name="P26"><text:span text:style-name="T35"><text:s/></text:span><text:span text:style-name="T35">Iso</text:span></text:p>
          <draw:enhanced-geometry svg:viewBox="0 0 21600 21600" draw:glue-points="10800 0 3160 3160 0 10800 3160 18440 10800 21600 18440 18440 21600 10800 18440 3160 ?f14 ?f15" draw:text-areas="3200 3200 18400 18400" draw:type="round-callout" draw:modifiers="-17426 -3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3">
          <draw:page-thumbnail draw:layer="layout" svg:width="14.213cm" svg:height="10.659cm" svg:x="2.76cm" svg:y="2.134cm" draw:page-number="25"/>
          <draw:frame presentation:style-name="pr4" draw:text-style-name="P8" draw:layer="layout" svg:width="15.787cm" svg:height="12.795cm" svg:x="1.97cm" svg:y="13.497cm" presentation:class="notes" presentation:placeholder="true">
            <draw:text-box/>
          </draw:frame>
        </presentation:notes>
      </draw:page>
      <draw:page draw:name="page26" draw:style-name="dp1" draw:master-page-name="Default" presentation:presentation-page-layout-name="AL3T1">
        <draw:custom-shape draw:style-name="gr27" draw:text-style-name="P10" draw:layer="layout" svg:width="11.501cm" svg:height="12.405cm" svg:x="0.498cm" svg:y="6.125cm">
          <text:p text:style-name="P8"/>
          <draw:enhanced-geometry svg:viewBox="0 0 21600 21600" draw:type="rectangle" draw:enhanced-path="M 0 0 L 21600 0 21600 21600 0 21600 0 0 Z N"/>
        </draw:custom-shape>
        <draw:custom-shape draw:style-name="gr15" draw:text-style-name="P10" draw:layer="layout" svg:width="12.599cm" svg:height="11.8cm" svg:x="12.4cm" svg:y="6.324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13">More examples: check_region</text:span></text:p>
          </draw:text-box>
        </draw:frame>
        <draw:custom-shape draw:style-name="gr5" draw:text-style-name="P10" draw:layer="layout" svg:width="2.606cm" svg:height="1.247cm" svg:x="3.916cm" svg:y="4.723cm">
          <text:p text:style-name="P9"><text:span text:style-name="T17">C file</text:span></text:p>
          <draw:enhanced-geometry svg:viewBox="0 0 21600 21600" draw:type="mso-spt202" draw:enhanced-path="M 0 0 L 21600 0 21600 21600 0 21600 0 0 Z N"/>
        </draw:custom-shape>
        <draw:custom-shape draw:style-name="gr5" draw:text-style-name="P10" draw:layer="layout" svg:width="6.971cm" svg:height="1.247cm" svg:x="15.124cm" svg:y="4.926cm">
          <text:p text:style-name="P9"><text:span text:style-name="T17">Semantic Patch</text:span></text:p>
          <draw:enhanced-geometry svg:viewBox="0 0 21600 21600" draw:type="mso-spt202" draw:enhanced-path="M 0 0 L 21600 0 21600 21600 0 21600 0 0 Z N"/>
        </draw:custom-shape>
        <draw:custom-shape draw:style-name="gr2" draw:text-style-name="P10" draw:layer="layout" svg:width="12.603cm" svg:height="10.466cm" svg:x="12.797cm" svg:y="6.765cm">
          <text:p text:style-name="P13"><text:span text:style-name="T14"><text:s text:c="4"/></text:span><text:span text:style-name="T39">expression</text:span><text:span text:style-name="T14"> e1,e2;</text:span></text:p>
          <text:p text:style-name="P13"><text:span text:style-name="T120">- if(check_region(e1,e2)!=0)</text:span></text:p>
          <text:p text:style-name="P13"><text:span text:style-name="T30">+ if(!request_region(e1,e2))</text:span></text:p>
          <text:p text:style-name="P13"><text:span text:style-name="T14"><text:s text:c="2"/></text:span><text:span text:style-name="T14">{ ... return ... }</text:span></text:p>
          <text:p text:style-name="P13"><text:span text:style-name="T14"><text:s text:c="2"/></text:span><text:span text:style-name="T14">&lt;...</text:span></text:p>
          <text:p text:style-name="P13"><text:span text:style-name="T30">+ release_region(e1)</text:span></text:p>
          <text:p text:style-name="P13"><text:span text:style-name="T14"><text:s text:c="2"/></text:span><text:span text:style-name="T14">return ...;</text:span></text:p>
          <text:p text:style-name="P13"><text:span text:style-name="T14"><text:s text:c="2"/></text:span><text:span text:style-name="T14">...&gt;</text:span></text:p>
          <text:p text:style-name="P13"><text:span text:style-name="T120">- request_region(e1,e2); </text:span></text:p>
          <draw:enhanced-geometry svg:viewBox="0 0 21600 21600" draw:type="mso-spt202" draw:enhanced-path="M 0 0 L 21600 0 21600 21600 0 21600 0 0 Z N"/>
        </draw:custom-shape>
        <draw:custom-shape draw:style-name="gr5" draw:text-style-name="P10" draw:layer="layout" svg:width="1.916cm" svg:height="1.082cm" svg:x="12.554cm" svg:y="6.725cm">
          <text:p text:style-name="P13"><text:span text:style-name="T113">@@</text:span></text:p>
          <draw:enhanced-geometry svg:viewBox="0 0 21600 21600" draw:type="mso-spt202" draw:enhanced-path="M 0 0 L 21600 0 21600 21600 0 21600 0 0 Z N"/>
        </draw:custom-shape>
        <draw:custom-shape draw:style-name="gr5" draw:text-style-name="P10" draw:layer="layout" svg:width="1.916cm" svg:height="1.082cm" svg:x="22.555cm" svg:y="6.725cm">
          <text:p text:style-name="P13"><text:span text:style-name="T113">@@</text:span></text:p>
          <draw:enhanced-geometry svg:viewBox="0 0 21600 21600" draw:type="mso-spt202" draw:enhanced-path="M 0 0 L 21600 0 21600 21600 0 21600 0 0 Z N"/>
        </draw:custom-shape>
        <draw:custom-shape draw:style-name="gr2" draw:text-style-name="P10" draw:layer="layout" svg:width="11.404cm" svg:height="10.993cm" svg:x="0.498cm" svg:y="6.526cm">
          <text:p text:style-name="P66"><text:span text:style-name="T115">if(</text:span><text:span text:style-name="T121">check_region</text:span><text:span text:style-name="T115">(piix,8)){</text:span></text:p>
          <text:p text:style-name="P66"><text:span text:style-name="T114"><text:s text:c="3"/></text:span><text:span text:style-name="T114">printk(“error1”);</text:span></text:p>
          <text:p text:style-name="P66"><text:span text:style-name="T114"><text:s text:c="3"/></text:span><text:span text:style-name="T115">return</text:span><text:span text:style-name="T114"> –ENODEV;</text:span></text:p>
          <text:p text:style-name="P66"><text:span text:style-name="T115">}</text:span></text:p>
          <text:p text:style-name="P66"><text:span text:style-name="T114">if(force_addr) {</text:span></text:p>
          <text:p text:style-name="P66"><text:span text:style-name="T114"><text:s text:c="3"/></text:span><text:span text:style-name="T114">printk(“warning1”);</text:span></text:p>
          <text:p text:style-name="P66"><text:span text:style-name="T114">} else if((temp &amp; 1) == 0) {</text:span></text:p>
          <text:p text:style-name="P66"><text:span text:style-name="T114"><text:s text:c="3"/></text:span><text:span text:style-name="T114">if(force) {</text:span></text:p>
          <text:p text:style-name="P66"><text:span text:style-name="T114"><text:s text:c="5"/></text:span><text:span text:style-name="T114">printk(“warning2”);</text:span></text:p>
          <text:p text:style-name="P66"><text:span text:style-name="T114"><text:s text:c="3"/></text:span><text:span text:style-name="T114">} else { </text:span></text:p>
          <text:p text:style-name="P67"><text:span text:style-name="T114"><text:tab/></text:span><text:span text:style-name="T114"> <text:s/></text:span><text:span text:style-name="T114">printk(“error2”);</text:span></text:p>
          <text:p text:style-name="P66"><text:span text:style-name="T114"/></text:p>
          <text:p text:style-name="P67"><text:span text:style-name="T114"><text:tab/></text:span><text:span text:style-name="T114"> <text:s/></text:span><text:span text:style-name="T115">return</text:span><text:span text:style-name="T114"> –ENODEV;</text:span></text:p>
          <text:p text:style-name="P66"><text:span text:style-name="T114"><text:s text:c="3"/></text:span><text:span text:style-name="T114">}</text:span></text:p>
          <text:p text:style-name="P66"><text:span text:style-name="T114">}</text:span></text:p>
          <text:p text:style-name="P66"><text:span text:style-name="T116">request_region(piix,8);</text:span></text:p>
          <text:p text:style-name="P66"><text:span text:style-name="T114">printk(“done”); <text:s/></text:span></text:p>
          <draw:enhanced-geometry svg:viewBox="0 0 21600 21600" draw:type="mso-spt202" draw:enhanced-path="M 0 0 L 21600 0 21600 21600 0 21600 0 0 Z N"/>
        </draw:custom-shape>
        <presentation:notes draw:style-name="dp3">
          <draw:page-thumbnail draw:layer="layout" svg:width="14.213cm" svg:height="10.659cm" svg:x="2.76cm" svg:y="2.134cm" draw:page-number="26"/>
          <draw:frame presentation:style-name="pr4" draw:text-style-name="P8" draw:layer="layout" svg:width="15.787cm" svg:height="12.795cm" svg:x="1.97cm" svg:y="13.497cm" presentation:class="notes" presentation:placeholder="true">
            <draw:text-box/>
          </draw:frame>
        </presentation:notes>
      </draw:page>
      <draw:page draw:name="page27" draw:style-name="dp1" draw:master-page-name="Default" presentation:presentation-page-layout-name="AL3T1">
        <draw:custom-shape draw:style-name="gr27" draw:text-style-name="P10" draw:layer="layout" svg:width="11.501cm" svg:height="12.405cm" svg:x="0.498cm" svg:y="6.125cm">
          <text:p text:style-name="P8"/>
          <draw:enhanced-geometry svg:viewBox="0 0 21600 21600" draw:type="rectangle" draw:enhanced-path="M 0 0 L 21600 0 21600 21600 0 21600 0 0 Z N"/>
        </draw:custom-shape>
        <draw:custom-shape draw:style-name="gr15" draw:text-style-name="P10" draw:layer="layout" svg:width="12.599cm" svg:height="11.8cm" svg:x="12.4cm" svg:y="6.324cm">
          <text:p text:style-name="P8"/>
          <draw:enhanced-geometry svg:viewBox="0 0 21600 21600" draw:type="rectangle" draw:enhanced-path="M 0 0 L 21600 0 21600 21600 0 21600 0 0 Z N"/>
        </draw:custom-shape>
        <draw:frame presentation:style-name="pr5" draw:text-style-name="P2" draw:layer="layout" svg:width="21.647cm" svg:height="3.176cm" svg:x="3.809cm" svg:y="0.21cm" presentation:class="title" presentation:user-transformed="true">
          <draw:text-box>
            <text:p text:style-name="P1"><text:span text:style-name="T13">More examples: check_region</text:span></text:p>
          </draw:text-box>
        </draw:frame>
        <draw:custom-shape draw:style-name="gr5" draw:text-style-name="P10" draw:layer="layout" svg:width="2.606cm" svg:height="1.247cm" svg:x="3.916cm" svg:y="4.723cm">
          <text:p text:style-name="P9"><text:span text:style-name="T17">C file</text:span></text:p>
          <draw:enhanced-geometry svg:viewBox="0 0 21600 21600" draw:type="mso-spt202" draw:enhanced-path="M 0 0 L 21600 0 21600 21600 0 21600 0 0 Z N"/>
        </draw:custom-shape>
        <draw:custom-shape draw:style-name="gr5" draw:text-style-name="P10" draw:layer="layout" svg:width="6.971cm" svg:height="1.247cm" svg:x="15.124cm" svg:y="4.926cm">
          <text:p text:style-name="P9"><text:span text:style-name="T17">Semantic Patch</text:span></text:p>
          <draw:enhanced-geometry svg:viewBox="0 0 21600 21600" draw:type="mso-spt202" draw:enhanced-path="M 0 0 L 21600 0 21600 21600 0 21600 0 0 Z N"/>
        </draw:custom-shape>
        <draw:custom-shape draw:style-name="gr2" draw:text-style-name="P10" draw:layer="layout" svg:width="12.603cm" svg:height="10.466cm" svg:x="12.797cm" svg:y="6.765cm">
          <text:p text:style-name="P13"><text:span text:style-name="T14"><text:s text:c="4"/></text:span><text:span text:style-name="T39">expression</text:span><text:span text:style-name="T14"> e1,e2;</text:span></text:p>
          <text:p text:style-name="P13"><text:span text:style-name="T120">- if(check_region(e1,e2)!=0)</text:span></text:p>
          <text:p text:style-name="P13"><text:span text:style-name="T30">+ if(!request_region(e1,e2))</text:span></text:p>
          <text:p text:style-name="P13"><text:span text:style-name="T14"><text:s text:c="2"/></text:span><text:span text:style-name="T14">{ ... return ... }</text:span></text:p>
          <text:p text:style-name="P13"><text:span text:style-name="T14"><text:s text:c="2"/></text:span><text:span text:style-name="T14">&lt;...</text:span></text:p>
          <text:p text:style-name="P13"><text:span text:style-name="T30">+ release_region(e1)</text:span></text:p>
          <text:p text:style-name="P13"><text:span text:style-name="T14"><text:s text:c="2"/></text:span><text:span text:style-name="T14">return ...;</text:span></text:p>
          <text:p text:style-name="P13"><text:span text:style-name="T14"><text:s text:c="2"/></text:span><text:span text:style-name="T14">...&gt;</text:span></text:p>
          <text:p text:style-name="P13"><text:span text:style-name="T120">- request_region(e1,e2); </text:span></text:p>
          <draw:enhanced-geometry svg:viewBox="0 0 21600 21600" draw:type="mso-spt202" draw:enhanced-path="M 0 0 L 21600 0 21600 21600 0 21600 0 0 Z N"/>
        </draw:custom-shape>
        <draw:custom-shape draw:style-name="gr5" draw:text-style-name="P10" draw:layer="layout" svg:width="1.916cm" svg:height="1.082cm" svg:x="12.554cm" svg:y="6.725cm">
          <text:p text:style-name="P13"><text:span text:style-name="T113">@@</text:span></text:p>
          <draw:enhanced-geometry svg:viewBox="0 0 21600 21600" draw:type="mso-spt202" draw:enhanced-path="M 0 0 L 21600 0 21600 21600 0 21600 0 0 Z N"/>
        </draw:custom-shape>
        <draw:custom-shape draw:style-name="gr5" draw:text-style-name="P10" draw:layer="layout" svg:width="1.916cm" svg:height="1.082cm" svg:x="22.555cm" svg:y="6.725cm">
          <text:p text:style-name="P13"><text:span text:style-name="T113">@@</text:span></text:p>
          <draw:enhanced-geometry svg:viewBox="0 0 21600 21600" draw:type="mso-spt202" draw:enhanced-path="M 0 0 L 21600 0 21600 21600 0 21600 0 0 Z N"/>
        </draw:custom-shape>
        <draw:custom-shape draw:style-name="gr2" draw:text-style-name="P10" draw:layer="layout" svg:width="11.404cm" svg:height="10.993cm" svg:x="0.498cm" svg:y="6.526cm">
          <text:p text:style-name="P66"><text:span text:style-name="T119">if(!request_region(piix,8))</text:span><text:span text:style-name="T115">{</text:span></text:p>
          <text:p text:style-name="P66"><text:span text:style-name="T114"><text:s text:c="3"/></text:span><text:span text:style-name="T114">printk(“error1”);</text:span></text:p>
          <text:p text:style-name="P66"><text:span text:style-name="T114"><text:s text:c="3"/></text:span><text:span text:style-name="T115">return</text:span><text:span text:style-name="T114"> –ENODEV;</text:span></text:p>
          <text:p text:style-name="P66"><text:span text:style-name="T115">}</text:span></text:p>
          <text:p text:style-name="P66"><text:span text:style-name="T114">if(force_addr) {</text:span></text:p>
          <text:p text:style-name="P66"><text:span text:style-name="T114"><text:s text:c="3"/></text:span><text:span text:style-name="T114">printk(“warning1”);</text:span></text:p>
          <text:p text:style-name="P66"><text:span text:style-name="T114">} else if((temp &amp; 1) == 0) {</text:span></text:p>
          <text:p text:style-name="P66"><text:span text:style-name="T114"><text:s text:c="3"/></text:span><text:span text:style-name="T114">if(force) {</text:span></text:p>
          <text:p text:style-name="P66"><text:span text:style-name="T114"><text:s text:c="5"/></text:span><text:span text:style-name="T114">printk(“warning2”);</text:span></text:p>
          <text:p text:style-name="P66"><text:span text:style-name="T114"><text:s text:c="3"/></text:span><text:span text:style-name="T114">} else { </text:span></text:p>
          <text:p text:style-name="P67"><text:span text:style-name="T114"><text:tab/></text:span><text:span text:style-name="T114"> <text:s/></text:span><text:span text:style-name="T114">printk(“error2”);</text:span></text:p>
          <text:p text:style-name="P66"><text:span text:style-name="T114"><text:s text:c="5"/></text:span><text:span text:style-name="T119">release_region(piix);</text:span></text:p>
          <text:p text:style-name="P67"><text:span text:style-name="T114"><text:tab/></text:span><text:span text:style-name="T114"> <text:s/></text:span><text:span text:style-name="T115">return</text:span><text:span text:style-name="T114"> –ENODEV;</text:span></text:p>
          <text:p text:style-name="P66"><text:span text:style-name="T114"><text:s text:c="3"/></text:span><text:span text:style-name="T114">}</text:span></text:p>
          <text:p text:style-name="P66"><text:span text:style-name="T114">}</text:span></text:p>
          <text:p text:style-name="P66"><text:span text:style-name="T116"><text:s text:c="3"/></text:span></text:p>
          <text:p text:style-name="P66"><text:span text:style-name="T114">printk(“done”); <text:s/></text:span></text:p>
          <draw:enhanced-geometry svg:viewBox="0 0 21600 21600" draw:type="mso-spt202" draw:enhanced-path="M 0 0 L 21600 0 21600 21600 0 21600 0 0 Z N"/>
        </draw:custom-shape>
        <presentation:notes draw:style-name="dp3">
          <draw:page-thumbnail draw:layer="layout" svg:width="14.213cm" svg:height="10.659cm" svg:x="2.76cm" svg:y="2.134cm" draw:page-number="27"/>
          <draw:frame presentation:style-name="pr4" draw:text-style-name="P8" draw:layer="layout" svg:width="15.787cm" svg:height="12.795cm" svg:x="1.97cm" svg:y="13.497cm" presentation:class="notes" presentation:placeholder="true">
            <draw:text-box/>
          </draw:frame>
        </presentation:notes>
      </draw:page>
      <draw:page draw:name="page28" draw:style-name="dp1" draw:master-page-name="Default" presentation:presentation-page-layout-name="AL2T19">
        <draw:frame presentation:style-name="pr5" draw:text-style-name="P2" draw:layer="layout" svg:width="21.647cm" svg:height="3.176cm" svg:x="3.809cm" svg:y="0.21cm" presentation:class="title" presentation:user-transformed="true">
          <draw:text-box>
            <text:p text:style-name="P1"><text:span text:style-name="T5">How does it work ?</text:span></text:p>
          </draw:text-box>
        </draw:frame>
        <draw:custom-shape draw:style-name="gr5" draw:text-style-name="P10" draw:id="id39" draw:layer="layout" svg:width="20.068cm" svg:height="2.48cm" svg:x="2.232cm" svg:y="7.726cm">
          <text:p text:style-name="P69"><text:span text:style-name="T122">This is pure magic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9" smil:attributeName="visibility" smil:to="visible"/>
                </anim:par>
              </anim:par>
            </anim:par>
          </anim:seq>
        </anim:par>
        <presentation:notes draw:style-name="dp3">
          <draw:page-thumbnail draw:layer="layout" svg:width="14.213cm" svg:height="10.659cm" svg:x="2.76cm" svg:y="2.134cm" draw:page-number="28"/>
          <draw:frame presentation:style-name="pr4" draw:text-style-name="P8" draw:layer="layout" svg:width="15.787cm" svg:height="12.795cm" svg:x="1.97cm" svg:y="13.497cm" presentation:class="notes" presentation:placeholder="true">
            <draw:text-box/>
          </draw:frame>
        </presentation:notes>
      </draw:page>
      <draw:page draw:name="page29"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Our vision</text:span></text:p>
          </draw:text-box>
        </draw:frame>
        <draw:frame presentation:style-name="pr19" draw:text-style-name="P71" draw:layer="layout" svg:width="22.86cm" svg:height="14.081cm" svg:x="1.905cm" svg:y="4.445cm" presentation:class="outline" presentation:user-transformed="true">
          <draw:text-box>
            <text:list text:style-name="L5">
              <text:list-item>
                <text:p text:style-name="P70"><text:span text:style-name="T123">The library maintainer performing the </text:span><text:span text:style-name="T124">evolution</text:span><text:span text:style-name="T123"> also writes the </text:span><text:span text:style-name="T125">semantic patch</text:span><text:span text:style-name="T123"> (SP) that will perform the </text:span><text:span text:style-name="T124">collateral evolutions</text:span></text:p>
              </text:list-item>
            </text:list>
            <text:list text:style-name="L5">
              <text:list-item>
                <text:p text:style-name="P70"><text:span text:style-name="T123">He looks a few drivers, writes SP, applies it, </text:span><text:span text:style-name="T124">refines</text:span><text:span text:style-name="T123"> it based on feedback from our </text:span><text:span text:style-name="T124">interactive</text:span><text:span text:style-name="T123"> engine, and finally sends his SP to Linus</text:span></text:p>
              </text:list-item>
            </text:list>
            <text:list text:style-name="L5">
              <text:list-item>
                <text:p text:style-name="P70"><text:span text:style-name="T123">Linus applies it to the lastest version of Linux, to the newly added code sites and drivers</text:span></text:p>
              </text:list-item>
            </text:list>
            <text:list text:style-name="L5">
              <text:list-item>
                <text:p text:style-name="P70"><text:span text:style-name="T123">Linus puts the SP in the SP </text:span><text:span text:style-name="T124">repository</text:span><text:span text:style-name="T123"> so that device drivers outside the kernel can also be updated</text:span></text:p>
              </text:list-item>
            </text:list>
          </draw:text-box>
        </draw:frame>
        <presentation:notes draw:style-name="dp3">
          <draw:page-thumbnail draw:layer="layout" svg:width="14.213cm" svg:height="10.659cm" svg:x="2.76cm" svg:y="2.134cm" draw:page-number="29"/>
          <draw:frame presentation:style-name="pr4" draw:text-style-name="P8" draw:layer="layout" svg:width="15.787cm" svg:height="12.795cm" svg:x="1.97cm" svg:y="13.497cm" presentation:class="notes" presentation:placeholder="true">
            <draw:text-box/>
          </draw:frame>
        </presentation:notes>
      </draw:page>
      <draw:page draw:name="page30"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13">Conclusion</text:span></text:p>
          </draw:text-box>
        </draw:frame>
        <draw:frame presentation:style-name="pr19" draw:text-style-name="P19" draw:layer="layout" svg:width="22.86cm" svg:height="14.559cm" svg:x="1.905cm" svg:y="4.445cm" presentation:class="outline" presentation:user-transformed="true">
          <draw:text-box>
            <text:list text:style-name="L5">
              <text:list-item>
                <text:p text:style-name="P72"><text:span text:style-name="T126">Collateral Evolution </text:span><text:span text:style-name="T70">is an important problem, especially in Linux device drivers</text:span></text:p>
              </text:list-item>
            </text:list>
            <text:list text:style-name="L5">
              <text:list-item>
                <text:p text:style-name="P72"><text:span text:style-name="T70">SmPL: a </text:span><text:span text:style-name="T126">declarative </text:span><text:span text:style-name="T70">language to specify collateral evolutions</text:span></text:p>
              </text:list-item>
            </text:list>
            <text:list text:style-name="L5">
              <text:list-item>
                <text:p text:style-name="P72"><text:span text:style-name="T70">Looks like a </text:span><text:span text:style-name="T126">patch</text:span><text:span text:style-name="T70">;</text:span><text:span text:style-name="T126"> </text:span><text:span text:style-name="T70">fits with Linux programmers’ habits</text:span></text:p>
              </text:list-item>
            </text:list>
            <text:list text:style-name="L5">
              <text:list-item>
                <text:p text:style-name="P72"><text:span text:style-name="T70">But takes into account the </text:span><text:span text:style-name="T126">semantics</text:span><text:span text:style-name="T70"> of C (execution-oriented, isomorphisms), hence the name </text:span><text:span text:style-name="T126">Semantic Patches</text:span></text:p>
              </text:list-item>
            </text:list>
            <text:list text:style-name="L5">
              <text:list-item>
                <text:p text:style-name="P72"><text:span text:style-name="T70">A transformation engine to </text:span><text:span text:style-name="T126">automate</text:span><text:span text:style-name="T70"> collateral evolutions. </text:span><text:span text:style-name="T44">Our tool can be seen as an advanced refactoring tool for the Linux kernel, or as a "</text:span><text:span text:style-name="T127">sed on steroids</text:span><text:span text:style-name="T44">"</text:span></text:p>
              </text:list-item>
            </text:list>
            <text:list text:style-name="L5">
              <text:list-item>
                <text:p text:style-name="P73"><text:span text:style-name="T44"/></text:p>
              </text:list-item>
            </text:list>
          </draw:text-box>
        </draw:frame>
        <presentation:notes draw:style-name="dp3">
          <draw:page-thumbnail draw:layer="layout" svg:width="14.213cm" svg:height="10.659cm" svg:x="2.76cm" svg:y="2.134cm" draw:page-number="30"/>
          <draw:frame presentation:style-name="pr4" draw:text-style-name="P8" draw:layer="layout" svg:width="15.787cm" svg:height="12.795cm" svg:x="1.97cm" svg:y="13.497cm" presentation:class="notes" presentation:placeholder="true">
            <draw:text-box/>
          </draw:frame>
        </presentation:notes>
      </draw:page>
      <draw:page draw:name="page31" draw:style-name="dp1" draw:master-page-name="Default" presentation:presentation-page-layout-name="AL3T1">
        <draw:frame presentation:style-name="pr5" draw:text-style-name="P2" draw:layer="layout" svg:width="21.647cm" svg:height="3.176cm" svg:x="3.809cm" svg:y="0.21cm" presentation:class="title" presentation:user-transformed="true">
          <draw:text-box>
            <text:p text:style-name="P1"><text:span text:style-name="T5">Your opinion</text:span></text:p>
          </draw:text-box>
        </draw:frame>
        <draw:frame presentation:style-name="pr18" draw:text-style-name="P19" draw:layer="layout" svg:width="22.86cm" svg:height="14.545cm" svg:x="1.905cm" svg:y="4.445cm" presentation:class="outline" presentation:user-transformed="true">
          <draw:text-box>
            <text:list text:style-name="L5">
              <text:list-item>
                <text:p text:style-name="P40"><text:span text:style-name="T44">We would like your opinion</text:span></text:p>
              </text:list-item>
            </text:list>
            <text:list text:style-name="L5">
              <text:list-item>
                <text:list>
                  <text:list-item>
                    <text:p text:style-name="P58"><text:span text:style-name="T41">Nice language ? Too complex ?</text:span></text:p>
                  </text:list-item>
                </text:list>
              </text:list-item>
            </text:list>
            <text:list text:style-name="L5">
              <text:list-item>
                <text:list>
                  <text:list-item>
                    <text:p text:style-name="P58"><text:span text:style-name="T41">Collateral evolutions are not a problem for you ?</text:span></text:p>
                  </text:list-item>
                </text:list>
              </text:list-item>
            </text:list>
            <text:list text:style-name="L5">
              <text:list-item>
                <text:list>
                  <text:list-item>
                    <text:p text:style-name="P58"><text:span text:style-name="T41">Ideas to improve SmPL ?</text:span></text:p>
                  </text:list-item>
                </text:list>
              </text:list-item>
            </text:list>
            <text:list text:style-name="L5">
              <text:list-item>
                <text:list>
                  <text:list-item>
                    <text:p text:style-name="P58"><text:span text:style-name="T41">Examples of evolutions/collateral evolutions you would like to do ? </text:span></text:p>
                  </text:list-item>
                </text:list>
              </text:list-item>
            </text:list>
            <text:list text:style-name="L5">
              <text:list-item>
                <text:list>
                  <text:list-item>
                    <text:p text:style-name="P58"><text:span text:style-name="T41">Would you like to collaborate with us and try our tool ? </text:span></text:p>
                  </text:list-item>
                </text:list>
              </text:list-item>
            </text:list>
            <text:list text:style-name="L5">
              <text:list-item>
                <text:p text:style-name="P40"><text:span text:style-name="T44">Any questions ? Feedback ?</text:span></text:p>
              </text:list-item>
            </text:list>
            <text:list text:style-name="L5">
              <text:list-item>
                <text:p text:style-name="P40"><text:span text:style-name="T44">Contact: </text:span><text:span text:style-name="T128">padator@wanadoo.fr</text:span></text:p>
              </text:list-item>
            </text:list>
            <text:list text:style-name="L5">
              <text:list-item>
                <text:list>
                  <text:list-item>
                    <text:p text:style-name="P74"><text:span text:style-name="T41"/></text:p>
                  </text:list-item>
                </text:list>
              </text:list-item>
            </text:list>
            <text:list text:style-name="L6">
              <text:list-item>
                <text:list>
                  <text:list-item>
                    <text:p text:style-name="P74"><text:span text:style-name="T41"/></text:p>
                  </text:list-item>
                </text:list>
              </text:list-item>
            </text:list>
          </draw:text-box>
        </draw:frame>
        <presentation:notes draw:style-name="dp3">
          <draw:page-thumbnail draw:layer="layout" svg:width="14.213cm" svg:height="10.659cm" svg:x="2.76cm" svg:y="2.134cm" draw:page-number="31"/>
          <draw:frame presentation:style-name="pr4" draw:text-style-name="P8" draw:layer="layout" svg:width="15.787cm" svg:height="12.795cm" svg:x="1.97cm" svg:y="13.497cm" presentation:class="notes" presentation:placeholder="true">
            <draw:text-box/>
          </draw:frame>
        </presentation:notes>
      </draw:page>
      <draw:page draw:name="page32" draw:style-name="dp1" draw:master-page-name="Default">
        <presentation:notes draw:style-name="dp3">
          <draw:page-thumbnail draw:layer="layout" svg:width="14.213cm" svg:height="10.659cm" svg:x="2.76cm" svg:y="2.134cm" draw:page-number="32"/>
          <draw:frame presentation:style-name="pr4" draw:text-style-name="P8" draw:layer="layout" svg:width="15.787cm" svg:height="12.795cm" svg:x="1.97cm" svg:y="13.4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marker draw:name="Arrow" svg:viewBox="0 0 20 30" svg:d="m10 0-10 30h20z"/>
    <draw:marker draw:name="msArrowEnd_20_5" draw:display-name="msArrowEnd 5" svg:viewBox="0 0 237 237" svg:d="m118 0 119 237h-237z"/>
    <draw:stroke-dash draw:name="Dash_20_2" draw:display-name="Dash 2" draw:style="rect" draw:dots1="1" draw:dots1-length="0.079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Comic Sans MS'" style:font-family-generic="script"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Comic Sans MS'" style:font-family-generic="script" style:font-pitch="variable" fo:font-size="36pt" fo:font-style="normal" fo:text-shadow="none" style:text-underline-style="none" fo:font-weight="normal" style:font-family-asian="'Bitstream Vera Sans'" style:font-family-generic-asian="system" style:font-pitch-asian="variable" style:font-size-asian="36pt" style:font-style-asian="normal" style:font-weight-asian="normal" style:font-family-complex="'Bitstream Vera Sans'" style:font-family-generic-complex="system"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Comic Sans MS'" style:font-family-generic="script"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Comic Sans MS'" style:font-family-generic="script" style:font-pitch="variable" fo:font-size="36pt" fo:font-style="normal" fo:text-shadow="none" style:text-underline-style="none" fo:font-weight="normal" style:font-family-asian="'Bitstream Vera Sans'" style:font-family-generic-asian="system" style:font-pitch-asian="variable" style:font-size-asian="36pt" style:font-style-asian="normal" style:font-weight-asian="normal" style:font-family-complex="'Bitstream Vera Sans'" style:font-family-generic-complex="system" style:font-pitch-complex="variable" style:font-size-complex="36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73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21cm"/>
    </style:style>
    <style:style style:name="gr2" style:family="graphic" style:parent-style-name="standard">
      <style:graphic-properties draw:stroke="none" draw:fill="none" draw:fill-color="#ffffff" draw:textarea-vertical-align="bottom" draw:auto-grow-height="false" fo:min-height="1.421cm"/>
    </style:style>
    <style:style style:name="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wrap" draw:shadow="hidden" draw:shadow-color="#1c1c1c"/>
    </style:style>
    <style:style style:name="gr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wrap" draw:shadow="hidden" draw:shadow-color="#1c1c1c"/>
    </style:style>
    <style:style style:name="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draw:shadow-color="#1c1c1c"/>
    </style:style>
    <style:style style:name="gr6"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wrap" draw:shadow="hidden" draw:shadow-color="#1c1c1c"/>
    </style:style>
    <style:style style:name="gr7"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wrap" draw:shadow="hidden" draw:shadow-color="#1c1c1c"/>
    </style:style>
    <style:style style:name="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wrap" draw:shadow="hidden" draw:shadow-color="#1c1c1c"/>
    </style:style>
    <style:style style:name="gr9"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wrap" draw:shadow="hidden" draw:shadow-color="#1c1c1c"/>
    </style:style>
    <style:style style:name="gr10"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2" style:family="presentation" style:parent-style-name="Default-backgroundobjects" style:list-style-name="L2">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3" style:family="presentation" style:parent-style-name="Default-backgroundobjects" style:list-style-name="L2">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4"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no-wrap" draw:shadow="hidden" draw:shadow-color="#808080"/>
    </style:style>
    <style:style style:name="pr5"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no-wrap" draw:shadow="hidden" draw:shadow-color="#808080"/>
    </style:style>
    <style:style style:name="pr6" style:family="presentation" style:parent-style-name="Title1-backgroundobjects" style:list-style-name="L3">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7" style:family="presentation" style:parent-style-name="Title1-backgroundobjects" style:list-style-name="L3">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8" style:family="presentation" style:parent-style-name="Title1-backgroundobjects" style:list-style-name="L3">
      <style:graphic-properties draw:stroke="none" draw:fill="none" draw:fill-color="#00e4a8" draw:textarea-horizontal-align="justify" draw:textarea-vertical-align="bottom" draw:auto-grow-height="false" draw:auto-grow-width="false" fo:min-height="1.272cm" fo:min-width="0cm" fo:padding-top="0.13cm" fo:padding-bottom="0.13cm" fo:padding-left="0.25cm" fo:padding-right="0.25cm" fo:wrap-option="no-wrap" draw:shadow="hidden" draw:shadow-color="#1c1c1c"/>
    </style:style>
    <style:style style:name="pr9"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no-wrap" draw:shadow="hidden" draw:shadow-color="#808080"/>
    </style:style>
    <style:style style:name="pr10"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100%" text:enable-numbering="false" fo:text-indent="0cm" style:writing-mode="lr-tb"/>
    </style:style>
    <style:style style:name="P5" style:family="paragraph">
      <style:paragraph-properties fo:margin-left="0cm" fo:margin-right="0cm" fo:line-height="100%" fo:text-align="center" text:enable-numbering="false" fo:text-indent="0cm" style:writing-mode="lr-tb"/>
    </style:style>
    <style:style style:name="P6" style:family="paragraph">
      <style:paragraph-properties fo:margin-left="0cm" fo:margin-right="0cm" fo:line-height="100%" fo:text-align="end" text:enable-numbering="false" fo:text-indent="0cm" style:writing-mode="lr-tb"/>
    </style:style>
    <style:style style:name="P7" style:family="paragraph">
      <style:paragraph-properties fo:text-align="center"/>
    </style:style>
    <style:style style:name="P8" style:family="paragraph">
      <style:paragraph-properties fo:margin-left="0cm" fo:margin-right="0cm" text:enable-numbering="false" fo:text-indent="0cm" style:writing-mode="lr-tb"/>
    </style:style>
    <style:style style:name="P9"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Tahoma" style:font-family-generic="swiss" style:font-pitch="variable" fo:font-size="14pt" fo:language="fr" fo:country="FR" style:font-size-asian="14pt" style:font-size-complex="14pt"/>
    </style:style>
    <style:style style:name="T3" style:family="text">
      <style:text-properties fo:font-family="Tahoma" style:font-family-generic="swiss" style:font-pitch="variable" fo:font-size="14pt" fo:language="en" fo:country="GB" style:font-size-asian="14pt" style:font-size-complex="14pt"/>
    </style:style>
    <style:style style:name="T4" style:family="text">
      <style:text-properties fo:font-size="13pt" fo:language="fr" fo:country="FR" style:font-size-asian="13pt" style:font-size-complex="13pt"/>
    </style:style>
    <style:style style:name="T5" style:family="text">
      <style:text-properties fo:color="#1c1c1c" fo:font-family="Tahoma" style:font-family-generic="swiss" style:font-pitch="variable" fo:font-size="14pt" fo:language="fr" fo:country="FR" style:font-size-asian="14pt" style:font-size-complex="14pt"/>
    </style:style>
    <style:style style:name="T6" style:family="text">
      <style:text-properties fo:color="#1c1c1c" fo:font-family="Tahoma" style:font-family-generic="swiss" style:font-pitch="variable"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ahoma" style:font-family-generic="swiss" style:font-pitch="variable" fo:color="#1c1c1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823cm" svg:height="5.117cm" svg:x="2.013cm" svg:y="3.979cm" draw:page-number="1"/>
      <draw:page-thumbnail draw:layer="backgroundobjects" svg:width="6.823cm" svg:height="5.117cm" svg:x="10.891cm" svg:y="3.979cm"/>
      <draw:page-thumbnail draw:layer="backgroundobjects" svg:width="6.823cm" svg:height="5.117cm" svg:x="2.013cm" svg:y="11.655cm"/>
      <draw:page-thumbnail draw:layer="backgroundobjects" svg:width="6.823cm" svg:height="5.117cm" svg:x="10.891cm" svg:y="11.655cm"/>
      <draw:page-thumbnail draw:layer="backgroundobjects" svg:width="6.823cm" svg:height="5.117cm" svg:x="2.013cm" svg:y="19.331cm"/>
      <draw:page-thumbnail draw:layer="backgroundobjects" svg:width="6.823cm" svg:height="5.117cm" svg:x="10.891cm" svg:y="19.331cm"/>
      <draw:frame draw:style-name="gr1" draw:text-style-name="P1" draw:layer="backgroundobjects" svg:width="8.561cm" svg:height="1.42cm" svg:x="0cm" svg:y="0cm" presentation:class="header">
        <draw:text-box>
          <text:p text:style-name="P1"><text:span text:style-name="T1"><presentation:header/></text:span></text:p>
        </draw:text-box>
      </draw:frame>
      <draw:frame draw:style-name="gr1" draw:text-style-name="P2" draw:layer="backgroundobjects" svg:width="8.561cm" svg:height="1.42cm" svg:x="11.168cm" svg:y="0cm" presentation:class="date-time">
        <draw:text-box>
          <text:p text:style-name="P2"><text:span text:style-name="T1"><presentation:date-time/></text:span></text:p>
        </draw:text-box>
      </draw:frame>
      <draw:frame draw:style-name="gr2" draw:text-style-name="P1" draw:layer="backgroundobjects" svg:width="8.561cm" svg:height="1.42cm" svg:x="0cm" svg:y="27.009cm" presentation:class="footer">
        <draw:text-box>
          <text:p text:style-name="P1"><text:span text:style-name="T1"><presentation:footer/></text:span></text:p>
        </draw:text-box>
      </draw:frame>
      <draw:frame draw:style-name="gr2" draw:text-style-name="P2" draw:layer="backgroundobjects" svg:width="8.561cm" svg:height="1.42cm" svg:x="11.168cm" svg:y="27.009cm" presentation:class="page-number">
        <draw:text-box>
          <text:p text:style-name="P2"><text:span text:style-name="T1"><text:page-number>&lt;number&gt;</text:page-number></text:span></text:p>
        </draw:text-box>
      </draw:frame>
    </style:handout-master>
    <style:master-page style:name="Default" style:page-layout-name="PM1" draw:style-name="dp1">
      <draw:custom-shape draw:style-name="gr3" draw:text-style-name="P3" draw:layer="backgroundobjects" svg:width="1.217cm" svg:height="1.318cm" svg:x="1.16cm" svg:y="1.548cm">
        <text:p/>
        <draw:enhanced-geometry svg:viewBox="0 0 21600 21600" draw:type="rectangle" draw:enhanced-path="M 0 0 L 21600 0 21600 21600 0 21600 0 0 Z N"/>
      </draw:custom-shape>
      <draw:custom-shape draw:style-name="gr4" draw:text-style-name="P3" draw:layer="backgroundobjects" svg:width="0.912cm" svg:height="1.318cm" svg:x="2.223cm" svg:y="1.548cm">
        <text:p/>
        <draw:enhanced-geometry svg:viewBox="0 0 21600 21600" draw:type="rectangle" draw:enhanced-path="M 0 0 L 21600 0 21600 21600 0 21600 0 0 Z N"/>
      </draw:custom-shape>
      <draw:custom-shape draw:style-name="gr5" draw:text-style-name="P3" draw:layer="backgroundobjects" svg:width="1.173cm" svg:height="1.318cm" svg:x="1.504cm" svg:y="2.721cm">
        <text:p/>
        <draw:enhanced-geometry svg:viewBox="0 0 21600 21600" draw:type="rectangle" draw:enhanced-path="M 0 0 L 21600 0 21600 21600 0 21600 0 0 Z N"/>
      </draw:custom-shape>
      <draw:custom-shape draw:style-name="gr6" draw:text-style-name="P3" draw:layer="backgroundobjects" svg:width="1.023cm" svg:height="1.318cm" svg:x="2.531cm" svg:y="2.721cm">
        <text:p/>
        <draw:enhanced-geometry svg:viewBox="0 0 21600 21600" draw:type="rectangle" draw:enhanced-path="M 0 0 L 21600 0 21600 21600 0 21600 0 0 Z N"/>
      </draw:custom-shape>
      <draw:custom-shape draw:style-name="gr7" draw:text-style-name="P3" draw:layer="backgroundobjects" svg:width="1.556cm" svg:height="1.173cm" svg:x="0.353cm" svg:y="2.518cm">
        <text:p/>
        <draw:enhanced-geometry svg:viewBox="0 0 21600 21600" draw:type="rectangle" draw:enhanced-path="M 0 0 L 21600 0 21600 21600 0 21600 0 0 Z N"/>
      </draw:custom-shape>
      <draw:custom-shape draw:style-name="gr8" draw:text-style-name="P3" draw:layer="backgroundobjects" svg:width="0.088cm" svg:height="2.924cm" svg:x="2.117cm" svg:y="1.27cm">
        <text:p/>
        <draw:enhanced-geometry svg:viewBox="0 0 21600 21600" draw:type="rectangle" draw:enhanced-path="M 0 0 L 21600 0 21600 21600 0 21600 0 0 Z N"/>
      </draw:custom-shape>
      <draw:custom-shape draw:style-name="gr9" draw:text-style-name="P3" draw:layer="backgroundobjects" svg:width="22.851cm" svg:height="0.088cm" svg:x="1.27cm" svg:y="3.365cm">
        <text:p/>
        <draw:enhanced-geometry svg:viewBox="0 0 21600 21600" draw:type="rectangle" draw:enhanced-path="M 0 0 L 21600 0 21600 21600 0 21600 0 0 Z N"/>
      </draw:custom-shape>
      <draw:frame presentation:style-name="Default-title" draw:layer="backgroundobjects" svg:width="21.647cm" svg:height="3.176cm" svg:x="3.809cm" svg:y="0.21cm" presentation:class="title" presentation:placeholder="true">
        <draw:text-box/>
      </draw:frame>
      <draw:frame presentation:style-name="Default-outline1" draw:layer="backgroundobjects" svg:width="22.86cm" svg:height="12.913cm" svg:x="1.905cm" svg:y="4.445cm" presentation:class="outline" presentation:placeholder="true">
        <draw:text-box/>
      </draw:frame>
      <draw:frame presentation:style-name="pr1" draw:text-style-name="P4" draw:layer="backgroundobjects" svg:width="5.292cm" svg:height="1.271cm" svg:x="2.54cm" svg:y="17.567cm" presentation:class="date-time">
        <draw:text-box>
          <text:p text:style-name="P4"><text:span text:style-name="T2"><presentation:date-time/></text:span></text:p>
        </draw:text-box>
      </draw:frame>
      <draw:frame presentation:style-name="pr2" draw:text-style-name="P5" draw:layer="backgroundobjects" svg:width="8.044cm" svg:height="1.271cm" svg:x="9.313cm" svg:y="17.567cm" presentation:class="footer">
        <draw:text-box>
          <text:p text:style-name="P5"><text:span text:style-name="T3"><presentation:footer/></text:span></text:p>
        </draw:text-box>
      </draw:frame>
      <draw:frame presentation:style-name="pr3" draw:text-style-name="P6" draw:layer="backgroundobjects" svg:width="5.292cm" svg:height="1.271cm" svg:x="18.838cm" svg:y="17.567cm" presentation:class="page-number">
        <draw:text-box>
          <text:p text:style-name="P6"><text:span text:style-name="T3"><text:page-number>&lt;number&gt;</text:page-number></text:span></text:p>
        </draw:text-box>
      </draw:frame>
      <presentation:notes style:page-layout-name="PM0">
        <draw:rect draw:style-name="gr10" draw:text-style-name="P7" draw:layer="backgroundobjects" svg:width="19.73cm" svg:height="28.43cm" svg:x="0cm" svg:y="0cm">
          <text:p/>
        </draw:rect>
        <draw:frame presentation:style-name="pr4" draw:text-style-name="P8" draw:layer="backgroundobjects" svg:width="8.55cm" svg:height="1.421cm" svg:x="0cm" svg:y="0cm" presentation:class="header">
          <draw:text-box>
            <text:p text:style-name="P8"><text:span text:style-name="T4"><presentation:header/></text:span></text:p>
          </draw:text-box>
        </draw:frame>
        <draw:frame presentation:style-name="pr4" draw:text-style-name="P9" draw:layer="backgroundobjects" svg:width="8.551cm" svg:height="1.421cm" svg:x="11.173cm" svg:y="0cm" presentation:class="date-time">
          <draw:text-box>
            <text:p text:style-name="P9"><text:span text:style-name="T4"><presentation:date-time/></text:span></text:p>
          </draw:text-box>
        </draw:frame>
        <draw:page-thumbnail presentation:style-name="Default-title" draw:layer="backgroundobjects" svg:width="14.213cm" svg:height="10.66cm" svg:x="2.759cm" svg:y="2.133cm" presentation:class="page"/>
        <draw:frame presentation:style-name="Default-notes" draw:layer="backgroundobjects" svg:width="15.787cm" svg:height="12.794cm" svg:x="1.97cm" svg:y="13.497cm" presentation:class="notes" presentation:placeholder="true">
          <draw:text-box/>
        </draw:frame>
        <draw:frame presentation:style-name="pr5" draw:text-style-name="P8" draw:layer="backgroundobjects" svg:width="8.55cm" svg:height="1.421cm" svg:x="0cm" svg:y="27cm" presentation:class="footer">
          <draw:text-box>
            <text:p text:style-name="P8"><text:span text:style-name="T4"><presentation:footer/></text:span></text:p>
          </draw:text-box>
        </draw:frame>
        <draw:frame presentation:style-name="pr5" draw:text-style-name="P9" draw:layer="backgroundobjects" svg:width="8.551cm" svg:height="1.421cm" svg:x="11.173cm" svg:y="27cm" presentation:class="page-number">
          <draw:text-box>
            <text:p text:style-name="P9"><text:span text:style-name="T4"><text:page-number>&lt;number&gt;</text:page-number></text:span></text:p>
          </draw:text-box>
        </draw:frame>
      </presentation:notes>
    </style:master-page>
    <style:master-page style:name="Title1" style:page-layout-name="PM1" draw:style-name="dp1">
      <draw:g>
        <draw:g>
          <draw:custom-shape draw:style-name="gr5" draw:text-style-name="P3" draw:layer="backgroundobjects" svg:width="1.215cm" svg:height="1.319cm" svg:x="0.807cm" svg:y="7.073cm">
            <text:p/>
            <draw:enhanced-geometry svg:viewBox="0 0 21600 21600" draw:type="rectangle" draw:enhanced-path="M 0 0 L 21600 0 21600 21600 0 21600 0 0 Z N"/>
          </draw:custom-shape>
          <draw:custom-shape draw:style-name="gr6" draw:text-style-name="P3" draw:layer="backgroundobjects" svg:width="0.912cm" svg:height="1.319cm" svg:x="1.871cm" svg:y="7.073cm">
            <text:p/>
            <draw:enhanced-geometry svg:viewBox="0 0 21600 21600" draw:type="rectangle" draw:enhanced-path="M 0 0 L 21600 0 21600 21600 0 21600 0 0 Z N"/>
          </draw:custom-shape>
        </draw:g>
        <draw:g>
          <draw:custom-shape draw:style-name="gr3" draw:text-style-name="P3" draw:layer="backgroundobjects" svg:width="1.171cm" svg:height="1.319cm" svg:x="1.151cm" svg:y="8.246cm">
            <text:p/>
            <draw:enhanced-geometry svg:viewBox="0 0 21600 21600" draw:type="rectangle" draw:enhanced-path="M 0 0 L 21600 0 21600 21600 0 21600 0 0 Z N"/>
          </draw:custom-shape>
          <draw:custom-shape draw:style-name="gr4" draw:text-style-name="P3" draw:layer="backgroundobjects" svg:width="1.025cm" svg:height="1.319cm" svg:x="2.175cm" svg:y="8.246cm">
            <text:p/>
            <draw:enhanced-geometry svg:viewBox="0 0 21600 21600" draw:type="rectangle" draw:enhanced-path="M 0 0 L 21600 0 21600 21600 0 21600 0 0 Z N"/>
          </draw:custom-shape>
        </draw:g>
        <draw:custom-shape draw:style-name="gr7" draw:text-style-name="P3" draw:layer="backgroundobjects" svg:width="1.557cm" svg:height="1.173cm" svg:x="0cm" svg:y="8.043cm">
          <text:p/>
          <draw:enhanced-geometry svg:viewBox="0 0 21600 21600" draw:type="rectangle" draw:enhanced-path="M 0 0 L 21600 0 21600 21600 0 21600 0 0 Z N"/>
        </draw:custom-shape>
        <draw:custom-shape draw:style-name="gr8" draw:text-style-name="P3" draw:layer="backgroundobjects" svg:width="0.088cm" svg:height="2.924cm" svg:x="1.764cm" svg:y="6.773cm">
          <text:p/>
          <draw:enhanced-geometry svg:viewBox="0 0 21600 21600" draw:type="rectangle" draw:enhanced-path="M 0 0 L 21600 0 21600 21600 0 21600 0 0 Z N"/>
        </draw:custom-shape>
        <draw:custom-shape draw:style-name="gr9" draw:text-style-name="P3" draw:layer="backgroundobjects" svg:width="24.147cm" svg:height="0.154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9cm" svg:height="3.176cm" svg:x="2.752cm" svg:y="5.078cm" presentation:class="title" presentation:placeholder="true">
        <draw:text-box/>
      </draw:frame>
      <draw:frame presentation:style-name="pr6" draw:text-style-name="P4" draw:layer="backgroundobjects" svg:width="5.291cm" svg:height="1.271cm" svg:x="2.751cm" svg:y="17.356cm" presentation:class="date-time">
        <draw:text-box>
          <text:p text:style-name="P4"><text:span text:style-name="T5"><presentation:date-time/></text:span></text:p>
        </draw:text-box>
      </draw:frame>
      <draw:frame presentation:style-name="pr7" draw:text-style-name="P5" draw:layer="backgroundobjects" svg:width="8.043cm" svg:height="1.271cm" svg:x="9.524cm" svg:y="17.356cm" presentation:class="footer">
        <draw:text-box>
          <text:p text:style-name="P5"><text:span text:style-name="T6"><presentation:footer/></text:span></text:p>
        </draw:text-box>
      </draw:frame>
      <draw:frame presentation:style-name="pr8" draw:text-style-name="P6" draw:layer="backgroundobjects" svg:width="5.292cm" svg:height="1.271cm" svg:x="19.05cm" svg:y="17.356cm" presentation:class="page-number">
        <draw:text-box>
          <text:p text:style-name="P6"><text:span text:style-name="T6"><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0" draw:text-style-name="P7" draw:layer="backgroundobjects" svg:width="19.73cm" svg:height="28.43cm" svg:x="0cm" svg:y="0cm">
          <text:p/>
        </draw:rect>
        <draw:frame presentation:style-name="pr9" draw:text-style-name="P8" draw:layer="backgroundobjects" svg:width="8.55cm" svg:height="1.421cm" svg:x="0cm" svg:y="0cm" presentation:class="header">
          <draw:text-box>
            <text:p text:style-name="P8"><text:span text:style-name="T4"><presentation:header/></text:span></text:p>
          </draw:text-box>
        </draw:frame>
        <draw:frame presentation:style-name="pr9" draw:text-style-name="P9" draw:layer="backgroundobjects" svg:width="8.551cm" svg:height="1.421cm" svg:x="11.173cm" svg:y="0cm" presentation:class="date-time">
          <draw:text-box>
            <text:p text:style-name="P9"><text:span text:style-name="T4"><presentation:date-time/></text:span></text:p>
          </draw:text-box>
        </draw:frame>
        <draw:page-thumbnail presentation:style-name="Title1-title" draw:layer="backgroundobjects" svg:width="14.213cm" svg:height="10.66cm" svg:x="2.759cm" svg:y="2.133cm" presentation:class="page"/>
        <draw:frame presentation:style-name="Title1-notes" draw:layer="backgroundobjects" svg:width="15.787cm" svg:height="12.794cm" svg:x="1.97cm" svg:y="13.497cm" presentation:class="notes" presentation:placeholder="true">
          <draw:text-box/>
        </draw:frame>
        <draw:frame presentation:style-name="pr10" draw:text-style-name="P8" draw:layer="backgroundobjects" svg:width="8.55cm" svg:height="1.421cm" svg:x="0cm" svg:y="27cm" presentation:class="footer">
          <draw:text-box>
            <text:p text:style-name="P8"><text:span text:style-name="T4"><presentation:footer/></text:span></text:p>
          </draw:text-box>
        </draw:frame>
        <draw:frame presentation:style-name="pr10" draw:text-style-name="P9" draw:layer="backgroundobjects" svg:width="8.551cm" svg:height="1.421cm" svg:x="11.173cm" svg:y="27cm" presentation:class="page-number">
          <draw:text-box>
            <text:p text:style-name="P9"><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Semantic patches</dc:title>
    <meta:initial-creator>aryx</meta:initial-creator>
    <meta:creation-date>2006-10-14T10:52:02</meta:creation-date>
    <dc:creator>yoann padioleau</dc:creator>
    <dc:date>2007-07-25T18:06:07</dc:date>
    <meta:print-date>2007-07-05T15:42:30</meta:print-date>
    <dc:language>en-US</dc:language>
    <meta:editing-cycles>95</meta:editing-cycles>
    <meta:editing-duration>PT1H44M21S</meta:editing-duration>
    <meta:user-defined meta:name="Info 1"/>
    <meta:user-defined meta:name="Info 2"/>
    <meta:user-defined meta:name="Info 3"/>
    <meta:user-defined meta:name="Info 4"/>
    <meta:document-statistic meta:object-count="413"/>
  </office:meta>
</office:document-meta>
</file>